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break-before="auto" fo:line-height="100%" style:writing-mode="lr-tb">
        <style:tab-stops>
          <style:tab-stop style:type="left" style:leader-style="none" style:position="8.414cm"/>
        </style:tab-stops>
      </style:paragraph-properties>
    </style:style>
    <style:style style:name="P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8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1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3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4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break-before="auto" fo:line-height="100%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7" style:family="paragraph" style:parent-style-name="Standard">
      <style:paragraph-properties fo:text-align="center" fo:break-before="auto" fo:line-height="100%" style:writing-mode="lr-tb"/>
    </style:style>
    <style:style style:name="T17_1" style:family="text">
      <style:text-properties fo:font-size="16pt" style:font-size-asian="16pt" style:font-size-complex="16pt"/>
    </style:style>
    <style:style style:name="T17_2" style:family="text">
      <style:text-properties fo:font-size="16pt" style:font-size-asian="16pt" style:font-size-complex="16pt"/>
    </style:style>
    <style:style style:name="T17_3" style:family="text">
      <style:text-properties fo:font-size="16pt" style:font-size-asian="16pt" style:font-size-complex="16pt"/>
    </style:style>
    <style:style style:name="T17_4" style:family="text">
      <style:text-properties fo:font-size="16pt" style:font-size-asian="16pt" style:font-size-complex="16pt"/>
    </style:style>
    <style:style style:name="T17_5" style:family="text"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fo:break-before="auto" fo:line-height="100%" style:writing-mode="lr-tb"/>
      <style:text-properties fo:font-size="16pt" style:font-size-asian="16pt" style:font-size-complex="16pt"/>
    </style:style>
    <style:style style:name="P19" style:family="paragraph" style:parent-style-name="Standard">
      <style:paragraph-properties fo:text-align="center" fo:break-before="auto" fo:line-height="100%" style:writing-mode="lr-tb"/>
    </style:style>
    <style:style style:name="T19_1" style:family="text">
      <style:text-properties fo:font-size="14pt" style:font-size-asian="14pt" style:font-size-complex="14pt"/>
    </style:style>
    <style:style style:name="T19_2" style:family="text">
      <style:text-properties fo:font-size="14pt" style:font-size-asian="14pt" style:font-size-complex="14pt"/>
    </style:style>
    <style:style style:name="T19_3" style:family="text"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fo:break-before="auto" fo:line-height="100%" style:writing-mode="lr-tb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Standard">
      <style:paragraph-properties fo:break-before="auto" fo:line-height="100%" style:writing-mode="lr-tb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P26" style:family="paragraph" style:parent-style-name="Standard">
      <style:paragraph-properties fo:break-before="auto" fo:line-height="100%" style:writing-mode="lr-tb"/>
    </style:style>
    <style:style style:name="P27" style:family="paragraph" style:parent-style-name="Standard">
      <style:paragraph-properties fo:break-before="auto" fo:line-height="100%" style:writing-mode="lr-tb"/>
    </style:style>
    <style:style style:name="P28" style:family="paragraph" style:parent-style-name="Standard">
      <style:paragraph-properties fo:break-before="auto" fo:line-height="100%" style:writing-mode="lr-tb"/>
    </style:style>
    <style:style style:name="P29" style:family="paragraph" style:parent-style-name="Standard">
      <style:paragraph-properties fo:break-before="auto" fo:line-height="100%" style:writing-mode="lr-tb"/>
    </style:style>
    <style:style style:name="P30" style:family="paragraph" style:parent-style-name="Standard">
      <style:paragraph-properties fo:break-before="auto" fo:line-height="100%" style:writing-mode="lr-tb"/>
    </style:style>
    <style:style style:name="P31" style:family="paragraph" style:parent-style-name="Standard">
      <style:paragraph-properties fo:text-align="center" fo:break-before="auto" fo:line-height="100%" style:writing-mode="lr-tb"/>
    </style:style>
    <style:style style:name="P32" style:family="paragraph" style:parent-style-name="Standard">
      <style:paragraph-properties fo:text-align="center" fo:break-before="auto" fo:line-height="100%" style:writing-mode="lr-tb"/>
    </style:style>
    <style:style style:name="P33" style:family="paragraph" style:parent-style-name="Standard">
      <style:paragraph-properties fo:text-align="center" fo:break-before="auto" fo:line-height="100%" style:writing-mode="lr-tb"/>
    </style:style>
    <style:style style:name="P34" style:family="paragraph" style:parent-style-name="Standard">
      <style:paragraph-properties fo:break-before="auto" fo:line-height="100%" style:writing-mode="lr-tb"/>
    </style:style>
    <style:style style:name="P35" style:family="paragraph" style:parent-style-name="Standard">
      <style:paragraph-properties fo:break-before="auto" fo:line-height="100%" style:writing-mode="lr-tb"/>
    </style:style>
    <style:style style:name="P36" style:family="paragraph" style:parent-style-name="Standard">
      <style:paragraph-properties fo:break-before="auto" fo:line-height="100%" style:writing-mode="lr-tb"/>
    </style:style>
    <style:style style:name="P37" style:family="paragraph" style:parent-style-name="Standard">
      <style:paragraph-properties fo:break-before="auto" fo:line-height="100%" style:writing-mode="lr-tb"/>
    </style:style>
    <style:style style:name="P38" style:family="paragraph" style:parent-style-name="Standard">
      <style:paragraph-properties fo:break-before="auto" fo:line-height="100%" style:writing-mode="lr-tb"/>
    </style:style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auto" fo:line-height="100%" style:writing-mode="lr-tb"/>
    </style:style>
    <style:style style:name="P41" style:family="paragraph" style:parent-style-name="Standard">
      <style:paragraph-properties fo:break-before="auto" fo:line-height="100%" style:writing-mode="lr-tb"/>
    </style:style>
    <style:style style:name="P42" style:family="paragraph" style:parent-style-name="Standard">
      <style:paragraph-properties fo:break-before="auto" fo:line-height="100%" style:writing-mode="lr-tb"/>
    </style:style>
    <style:style style:name="P43" style:family="paragraph" style:parent-style-name="Standard">
      <style:paragraph-properties fo:break-before="auto" fo:line-height="100%" style:writing-mode="lr-tb"/>
    </style:style>
    <style:style style:name="P44" style:family="paragraph" style:parent-style-name="Standard">
      <style:paragraph-properties fo:break-before="auto" fo:line-height="100%" style:writing-mode="lr-tb"/>
    </style:style>
    <style:style style:name="P45" style:family="paragraph" style:parent-style-name="Standard">
      <style:paragraph-properties fo:break-before="auto" fo:line-height="100%" style:writing-mode="lr-tb"/>
    </style:style>
    <style:style style:name="P46" style:family="paragraph" style:parent-style-name="Standard">
      <style:paragraph-properties fo:break-before="auto" fo:line-height="100%" style:writing-mode="lr-tb"/>
    </style:style>
    <style:style style:name="P47" style:family="paragraph" style:parent-style-name="Standard">
      <style:paragraph-properties fo:break-before="auto" fo:line-height="100%" style:writing-mode="lr-tb"/>
    </style:style>
    <style:style style:name="P48" style:family="paragraph" style:parent-style-name="Standard">
      <style:paragraph-properties fo:break-before="auto" fo:line-height="100%" style:writing-mode="lr-tb"/>
    </style:style>
    <style:style style:name="P49" style:family="paragraph" style:parent-style-name="Standard">
      <style:paragraph-properties fo:break-before="auto" fo:line-height="100%" style:writing-mode="lr-tb"/>
    </style:style>
    <style:style style:name="P50" style:family="paragraph" style:parent-style-name="Standard">
      <style:paragraph-properties fo:break-before="auto" fo:line-height="100%" style:writing-mode="lr-tb"/>
    </style:style>
    <style:style style:name="P51" style:family="paragraph" style:parent-style-name="Standard">
      <style:paragraph-properties fo:break-before="auto" fo:line-height="100%" style:writing-mode="lr-tb"/>
    </style:style>
    <style:style style:name="P52" style:family="paragraph" style:parent-style-name="Standard">
      <style:paragraph-properties fo:text-align="center" fo:break-before="auto" fo:line-height="100%" style:writing-mode="lr-tb"/>
    </style:style>
    <style:style style:name="T52_1" style:family="text">
      <style:text-properties fo:font-size="14pt" style:font-size-asian="14pt" style:font-size-complex="14pt" fo:font-weight="bold" style:font-weight-asian="bold" style:font-weight-complex="bold"/>
    </style:style>
    <style:style style:name="T52_2" style:family="text">
      <style:text-properties fo:font-size="14pt" style:font-size-asian="14pt" style:font-size-complex="14pt" fo:font-weight="bold" style:font-weight-asian="bold" style:font-weight-complex="bold"/>
    </style:style>
    <style:style style:name="T52_3" style:family="text">
      <style:text-properties fo:font-size="14pt" style:font-size-asian="14pt" style:font-size-complex="14pt" fo:font-weight="bold" style:font-weight-asian="bold" style:font-weight-complex="bold"/>
    </style:style>
    <style:style style:name="T52_4" style:family="text">
      <style:text-properties fo:font-size="14pt" style:font-size-asian="14pt" style:font-size-complex="14pt" fo:font-weight="bold" style:font-weight-asian="bold" style:font-weight-complex="bold"/>
    </style:style>
    <style:style style:name="T52_5" style:family="text">
      <style:text-properties fo:font-size="14pt" style:font-size-asian="14pt" style:font-size-complex="14pt" fo:font-weight="bold" style:font-weight-asian="bold" style:font-weight-complex="bold"/>
    </style:style>
    <style:style style:name="Table1" style:family="table">
      <style:table-properties table:align="left" style:width="17cm" fo:margin-left="0cm"/>
    </style:style>
    <style:style style:name="Column1" style:family="table-column">
      <style:table-column-properties style:column-width="2.381cm"/>
    </style:style>
    <style:style style:name="Column2" style:family="table-column">
      <style:table-column-properties style:column-width="1.508cm"/>
    </style:style>
    <style:style style:name="Column3" style:family="table-column">
      <style:table-column-properties style:column-width="10.114cm"/>
    </style:style>
    <style:style style:name="Column4" style:family="table-column">
      <style:table-column-properties style:column-width="2.997cm"/>
    </style:style>
    <style:style style:name="Row1" style:family="table-row"/>
    <style:style style:name="Cell1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2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3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4" style:family="table-cell">
      <style:table-cell-properties fo:background-color="#6d9eeb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5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Row2" style:family="table-row"/>
    <style:style style:name="Cell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5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5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5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3" style:family="table-row"/>
    <style:style style:name="Cell9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0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3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4" style:family="table-row"/>
    <style:style style:name="Cell13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4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7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6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5" style:family="table-row"/>
    <style:style style:name="Cell1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6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6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9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0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2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6" style:family="table-row"/>
    <style:style style:name="Cell2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3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1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2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5_3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4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7" style:family="table-row"/>
    <style:style style:name="Cell25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6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7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7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7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79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28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8" style:family="table-row"/>
    <style:style style:name="Cell2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1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3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3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2" style:family="table-cell">
      <style:table-cell-properties fo:background-color="#ffffff" style:vertical-align="top" fo:padding-top="0.176cm" fo:border-top="#000000 0.035cm solid" fo:padding-bottom="0.176cm" fo:border-bottom="#000000 0.035cm solid" fo:padding-left="0.159cm" fo:border-left="#000000 0.035cm solid" fo:padding-right="0.176cm" fo:border-right="#000000 0.035cm solid"/>
    </style:style>
    <style:style style:name="P8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4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4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9" style:family="table-row"/>
    <style:style style:name="Cell33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4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5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7_1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6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</style:style>
    <style:style style:name="T8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8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0" style:family="table-row"/>
    <style:style style:name="Cell37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8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8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3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1" style:family="table-row"/>
    <style:style style:name="Cell41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2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3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5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4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6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2" style:family="table-row"/>
    <style:style style:name="Cell45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7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6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8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7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99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48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0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3" style:family="table-row"/>
    <style:style style:name="Cell49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1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0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2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1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3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52" style:family="table-cell">
      <style:table-cell-properties fo:background-color="#ffffff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04" style:family="paragraph" style:parent-style-name="Standard">
      <style:paragraph-properties fo:text-align="center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05" style:family="paragraph" style:parent-style-name="Standard">
      <style:paragraph-properties fo:break-before="auto" fo:line-height="100%" style:writing-mode="lr-tb"/>
    </style:style>
    <style:style style:name="P106" style:family="paragraph" style:parent-style-name="Standard">
      <style:paragraph-properties fo:break-before="auto" fo:line-height="100%" style:writing-mode="lr-tb"/>
    </style:style>
    <style:style style:name="P107" style:family="paragraph" style:parent-style-name="Standard">
      <style:paragraph-properties fo:break-before="auto" fo:line-height="100%" style:writing-mode="lr-tb"/>
    </style:style>
    <style:style style:name="P108" style:family="paragraph" style:parent-style-name="Standard">
      <style:paragraph-properties fo:break-before="auto" fo:line-height="100%" style:writing-mode="lr-tb"/>
    </style:style>
    <style:style style:name="P109" style:family="paragraph" style:parent-style-name="Standard">
      <style:paragraph-properties fo:break-before="auto" fo:line-height="100%" style:writing-mode="lr-tb"/>
    </style:style>
    <style:style style:name="P110" style:family="paragraph" style:parent-style-name="Standard">
      <style:paragraph-properties fo:break-before="auto" fo:line-height="100%" style:writing-mode="lr-tb"/>
    </style:style>
    <style:style style:name="P111" style:family="paragraph" style:parent-style-name="Standard">
      <style:paragraph-properties fo:break-before="auto" fo:line-height="100%" style:writing-mode="lr-tb"/>
    </style:style>
    <style:style style:name="P112" style:family="paragraph" style:parent-style-name="Standard">
      <style:paragraph-properties fo:break-before="auto" fo:line-height="100%" style:writing-mode="lr-tb"/>
    </style:style>
    <style:style style:name="P113" style:family="paragraph" style:parent-style-name="Standard">
      <style:paragraph-properties fo:break-before="auto" fo:line-height="100%" style:writing-mode="lr-tb"/>
    </style:style>
    <style:style style:name="P114" style:family="paragraph" style:parent-style-name="Standard">
      <style:paragraph-properties fo:break-before="auto" fo:line-height="100%" style:writing-mode="lr-tb"/>
    </style:style>
    <style:style style:name="P115" style:family="paragraph" style:parent-style-name="Standard">
      <style:paragraph-properties fo:break-before="auto" fo:line-height="100%" style:writing-mode="lr-tb"/>
    </style:style>
    <style:style style:name="P116" style:family="paragraph" style:parent-style-name="Standard">
      <style:paragraph-properties fo:break-before="auto" fo:line-height="100%" style:writing-mode="lr-tb"/>
    </style:style>
    <style:style style:name="P117" style:family="paragraph" style:parent-style-name="Standard">
      <style:paragraph-properties fo:break-before="auto" fo:line-height="100%" style:writing-mode="lr-tb"/>
    </style:style>
    <style:style style:name="P118" style:family="paragraph" style:parent-style-name="Standard">
      <style:paragraph-properties fo:break-before="auto" fo:line-height="100%" style:writing-mode="lr-tb"/>
    </style:style>
    <style:style style:name="P119" style:family="paragraph" style:parent-style-name="Standard">
      <style:paragraph-properties fo:break-before="auto" fo:line-height="100%" style:writing-mode="lr-tb"/>
    </style:style>
    <style:style style:name="P120" style:family="paragraph" style:parent-style-name="Standard">
      <style:paragraph-properties fo:break-before="auto" fo:line-height="100%" style:writing-mode="lr-tb"/>
    </style:style>
    <style:style style:name="P121" style:family="paragraph" style:parent-style-name="Standard">
      <style:paragraph-properties fo:break-before="auto" fo:line-height="100%" style:writing-mode="lr-tb"/>
    </style:style>
    <style:style style:name="P122" style:family="paragraph" style:parent-style-name="Standard">
      <style:paragraph-properties fo:break-before="auto" fo:line-height="100%" style:writing-mode="lr-tb"/>
    </style:style>
    <style:style style:name="P123" style:family="paragraph" style:parent-style-name="Standard">
      <style:paragraph-properties fo:break-before="auto" fo:line-height="100%" style:writing-mode="lr-tb"/>
    </style:style>
    <style:style style:name="P124" style:family="paragraph" style:parent-style-name="Standard">
      <style:paragraph-properties fo:break-before="auto" fo:line-height="100%" style:writing-mode="lr-tb"/>
    </style:style>
    <style:style style:name="P125" style:family="paragraph" style:parent-style-name="Standard">
      <style:paragraph-properties fo:break-before="auto" fo:line-height="100%" style:writing-mode="lr-tb"/>
    </style:style>
    <style:style style:name="P126" style:family="paragraph" style:parent-style-name="Standard">
      <style:paragraph-properties fo:break-before="auto" fo:line-height="100%" style:writing-mode="lr-tb"/>
    </style:style>
    <style:style style:name="P127" style:family="paragraph" style:parent-style-name="Standard">
      <style:paragraph-properties fo:break-before="auto" fo:line-height="100%" style:writing-mode="lr-tb"/>
    </style:style>
    <style:style style:name="P128" style:family="paragraph" style:parent-style-name="Standard">
      <style:paragraph-properties fo:break-before="auto" fo:line-height="100%" style:writing-mode="lr-tb"/>
    </style:style>
    <style:style style:name="P129" style:family="paragraph" style:parent-style-name="Standard">
      <style:paragraph-properties fo:break-before="auto" fo:line-height="100%" style:writing-mode="lr-tb"/>
    </style:style>
    <style:style style:name="P130" style:family="paragraph" style:parent-style-name="Standard">
      <style:paragraph-properties fo:break-before="auto" fo:line-height="100%" style:writing-mode="lr-tb"/>
    </style:style>
    <style:style style:name="Table2" style:family="table">
      <style:table-properties table:align="left" style:width="17cm" fo:margin-left="0cm"/>
    </style:style>
    <style:style style:name="Column5" style:family="table-column">
      <style:table-column-properties style:column-width="17cm"/>
    </style:style>
    <style:style style:name="Row14" style:family="table-row"/>
    <style:style style:name="Cell53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32" style:family="paragraph" style:parent-style-name="Standard">
      <style:paragraph-properties fo:break-before="auto" fo:line-height="100%" style:writing-mode="lr-tb"/>
    </style:style>
    <style:style style:name="P133" style:family="paragraph" style:parent-style-name="Standard">
      <style:paragraph-properties fo:text-align="justify" fo:break-before="auto" fo:line-height="100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T133_35" style:family="text"/>
    <style:style style:name="P134" style:family="paragraph" style:parent-style-name="Standard">
      <style:paragraph-properties fo:text-align="justify" fo:break-before="auto" fo:text-indent="1.27cm" fo:line-height="100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T134_15" style:family="text"/>
    <style:style style:name="T134_16" style:family="text"/>
    <style:style style:name="T134_17" style:family="text"/>
    <style:style style:name="T134_18" style:family="text"/>
    <style:style style:name="T134_19" style:family="text"/>
    <style:style style:name="T134_20" style:family="text"/>
    <style:style style:name="T134_21" style:family="text"/>
    <style:style style:name="T134_22" style:family="text"/>
    <style:style style:name="T134_23" style:family="text"/>
    <style:style style:name="T134_24" style:family="text"/>
    <style:style style:name="T134_25" style:family="text"/>
    <style:style style:name="T134_26" style:family="text"/>
    <style:style style:name="T134_27" style:family="text"/>
    <style:style style:name="T134_28" style:family="text"/>
    <style:style style:name="T134_29" style:family="text"/>
    <style:style style:name="T134_30" style:family="text"/>
    <style:style style:name="T134_31" style:family="text"/>
    <style:style style:name="T134_32" style:family="text"/>
    <style:style style:name="T134_33" style:family="text"/>
    <style:style style:name="T134_34" style:family="text"/>
    <style:style style:name="T134_35" style:family="text"/>
    <style:style style:name="T134_36" style:family="text"/>
    <style:style style:name="T134_37" style:family="text"/>
    <style:style style:name="T134_38" style:family="text"/>
    <style:style style:name="T134_39" style:family="text"/>
    <style:style style:name="T134_40" style:family="text"/>
    <style:style style:name="T134_41" style:family="text"/>
    <style:style style:name="T134_42" style:family="text"/>
    <style:style style:name="T134_43" style:family="text"/>
    <style:style style:name="T134_44" style:family="text"/>
    <style:style style:name="T134_45" style:family="text"/>
    <style:style style:name="T134_46" style:family="text"/>
    <style:style style:name="T134_47" style:family="text"/>
    <style:style style:name="T134_48" style:family="text"/>
    <style:style style:name="T134_49" style:family="text"/>
    <style:style style:name="T134_50" style:family="text"/>
    <style:style style:name="P135" style:family="paragraph" style:parent-style-name="Standard">
      <style:paragraph-properties fo:text-align="justify" fo:break-before="auto" fo:text-indent="1.27cm" fo:line-height="100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text-indent="1.27cm" fo:line-height="100%" style:writing-mode="lr-tb"/>
    </style:style>
    <style:style style:name="P137" style:family="paragraph" style:parent-style-name="Standard">
      <style:paragraph-properties fo:break-before="auto" fo:line-height="100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able3" style:family="table">
      <style:table-properties table:align="left" style:width="17cm" fo:margin-left="0cm"/>
    </style:style>
    <style:style style:name="Column6" style:family="table-column">
      <style:table-column-properties style:column-width="17cm"/>
    </style:style>
    <style:style style:name="Row15" style:family="table-row"/>
    <style:style style:name="Cell54" style:family="table-cell">
      <style:table-cell-properties fo:background-color="#b45f06" style:vertical-align="top" fo:padding-top="0.106cm" fo:border-top="#000000 0.035cm solid" fo:padding-bottom="0.106cm" fo:border-bottom="#000000 0.035cm solid" fo:padding-left="0.088cm" fo:border-left="#000000 0.035cm solid" fo:padding-right="0.106cm" fo:border-right="#000000 0.035cm solid"/>
    </style:style>
    <style:style style:name="P13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8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Row16" style:family="table-row"/>
    <style:style style:name="Cell55" style:family="table-cell">
      <style:table-cell-properties fo:background-color="#b45f06" style:vertical-align="top" fo:padding-top="0.106cm" fo:border-top="#000000 0.035cm solid" fo:padding-bottom="0.106cm" fo:border-bottom="#000000 0.035cm solid" fo:padding-left="0.088cm" fo:border-left="#000000 0.035cm solid" fo:padding-right="0.106cm" fo:border-right="#000000 0.035cm solid"/>
    </style:style>
    <style:style style:name="P13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break-before="auto" fo:line-height="100%" style:writing-mode="lr-tb"/>
    </style:style>
    <style:style style:name="P141" style:family="paragraph" style:parent-style-name="Standard">
      <style:paragraph-properties fo:break-before="auto" fo:line-height="100%" style:writing-mode="lr-tb"/>
    </style:style>
    <style:style style:name="Table4" style:family="table">
      <style:table-properties table:align="left" style:width="17cm" fo:margin-left="0cm"/>
    </style:style>
    <style:style style:name="Column7" style:family="table-column">
      <style:table-column-properties style:column-width="17cm"/>
    </style:style>
    <style:style style:name="Row17" style:family="table-row"/>
    <style:style style:name="Cell56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4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2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2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3" style:family="paragraph" style:parent-style-name="Standard">
      <style:paragraph-properties fo:break-before="auto" fo:line-height="100%" style:writing-mode="lr-tb"/>
    </style:style>
    <style:style style:name="P144" style:family="paragraph" style:parent-style-name="Standard">
      <style:paragraph-properties fo:text-align="justify" fo:break-before="auto" fo:line-height="100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T144_19" style:family="text"/>
    <style:style style:name="T144_20" style:family="text"/>
    <style:style style:name="T144_21" style:family="text"/>
    <style:style style:name="T144_22" style:family="text"/>
    <style:style style:name="T144_23" style:family="text"/>
    <style:style style:name="T144_24" style:family="text"/>
    <style:style style:name="T144_25" style:family="text"/>
    <style:style style:name="T144_26" style:family="text"/>
    <style:style style:name="T144_27" style:family="text"/>
    <style:style style:name="T144_28" style:family="text"/>
    <style:style style:name="T144_29" style:family="text"/>
    <style:style style:name="T144_30" style:family="text"/>
    <style:style style:name="T144_31" style:family="text"/>
    <style:style style:name="T144_32" style:family="text"/>
    <style:style style:name="T144_33" style:family="text"/>
    <style:style style:name="T144_34" style:family="text"/>
    <style:style style:name="T144_35" style:family="text"/>
    <style:style style:name="T144_36" style:family="text"/>
    <style:style style:name="T144_37" style:family="text"/>
    <style:style style:name="T144_38" style:family="text"/>
    <style:style style:name="T144_39" style:family="text"/>
    <style:style style:name="T144_40" style:family="text"/>
    <style:style style:name="T144_41" style:family="text"/>
    <style:style style:name="T144_42" style:family="text"/>
    <style:style style:name="T144_43" style:family="text"/>
    <style:style style:name="T144_44" style:family="text"/>
    <style:style style:name="T144_45" style:family="text"/>
    <style:style style:name="T144_46" style:family="text"/>
    <style:style style:name="T144_47" style:family="text"/>
    <style:style style:name="T144_48" style:family="text"/>
    <style:style style:name="T144_49" style:family="text"/>
    <style:style style:name="T144_50" style:family="text"/>
    <style:style style:name="T144_51" style:family="text"/>
    <style:style style:name="T144_52" style:family="text"/>
    <style:style style:name="T144_53" style:family="text"/>
    <style:style style:name="T144_54" style:family="text"/>
    <style:style style:name="T144_55" style:family="text"/>
    <style:style style:name="T144_56" style:family="text"/>
    <style:style style:name="T144_57" style:family="text"/>
    <style:style style:name="T144_58" style:family="text"/>
    <style:style style:name="T144_59" style:family="text"/>
    <style:style style:name="T144_60" style:family="text"/>
    <style:style style:name="T144_61" style:family="text"/>
    <style:style style:name="T144_62" style:family="text"/>
    <style:style style:name="T144_63" style:family="text"/>
    <style:style style:name="T144_64" style:family="text"/>
    <style:style style:name="T144_65" style:family="text"/>
    <style:style style:name="T144_66" style:family="text"/>
    <style:style style:name="T144_67" style:family="text"/>
    <style:style style:name="T144_68" style:family="text"/>
    <style:style style:name="T144_69" style:family="text"/>
    <style:style style:name="T144_70" style:family="text"/>
    <style:style style:name="T144_71" style:family="text"/>
    <style:style style:name="T144_72" style:family="text"/>
    <style:style style:name="T144_73" style:family="text"/>
    <style:style style:name="T144_74" style:family="text"/>
    <style:style style:name="T144_75" style:family="text"/>
    <style:style style:name="T144_76" style:family="text"/>
    <style:style style:name="T144_77" style:family="text"/>
    <style:style style:name="T144_78" style:family="text"/>
    <style:style style:name="T144_79" style:family="text"/>
    <style:style style:name="T144_80" style:family="text"/>
    <style:style style:name="T144_81" style:family="text"/>
    <style:style style:name="T144_82" style:family="text"/>
    <style:style style:name="T144_83" style:family="text"/>
    <style:style style:name="T144_84" style:family="text"/>
    <style:style style:name="T144_85" style:family="text"/>
    <style:style style:name="T144_86" style:family="text"/>
    <style:style style:name="T144_87" style:family="text"/>
    <style:style style:name="T144_88" style:family="text"/>
    <style:style style:name="T144_89" style:family="text"/>
    <style:style style:name="T144_90" style:family="text"/>
    <style:style style:name="T144_91" style:family="text"/>
    <style:style style:name="T144_92" style:family="text"/>
    <style:style style:name="T144_93" style:family="text"/>
    <style:style style:name="T144_94" style:family="text"/>
    <style:style style:name="T144_95" style:family="text"/>
    <style:style style:name="T144_96" style:family="text"/>
    <style:style style:name="T144_97" style:family="text"/>
    <style:style style:name="T144_98" style:family="text"/>
    <style:style style:name="T144_99" style:family="text"/>
    <style:style style:name="T144_100" style:family="text"/>
    <style:style style:name="T144_101" style:family="text"/>
    <style:style style:name="T144_102" style:family="text"/>
    <style:style style:name="T144_103" style:family="text"/>
    <style:style style:name="T144_104" style:family="text"/>
    <style:style style:name="T144_105" style:family="text"/>
    <style:style style:name="T144_106" style:family="text"/>
    <style:style style:name="T144_107" style:family="text"/>
    <style:style style:name="T144_108" style:family="text"/>
    <style:style style:name="T144_109" style:family="text"/>
    <style:style style:name="T144_110" style:family="text"/>
    <style:style style:name="T144_111" style:family="text"/>
    <style:style style:name="T144_112" style:family="text"/>
    <style:style style:name="T144_113" style:family="text"/>
    <style:style style:name="T144_114" style:family="text"/>
    <style:style style:name="T144_115" style:family="text"/>
    <style:style style:name="T144_116" style:family="text"/>
    <style:style style:name="T144_117" style:family="text"/>
    <style:style style:name="T144_118" style:family="text"/>
    <style:style style:name="T144_119" style:family="text"/>
    <style:style style:name="T144_120" style:family="text"/>
    <style:style style:name="T144_121" style:family="text"/>
    <style:style style:name="T144_122" style:family="text"/>
    <style:style style:name="T144_123" style:family="text"/>
    <style:style style:name="T144_124" style:family="text"/>
    <style:style style:name="T144_125" style:family="text"/>
    <style:style style:name="T144_126" style:family="text"/>
    <style:style style:name="T144_127" style:family="text"/>
    <style:style style:name="T144_128" style:family="text"/>
    <style:style style:name="T144_129" style:family="text"/>
    <style:style style:name="T144_130" style:family="text"/>
    <style:style style:name="T144_131" style:family="text"/>
    <style:style style:name="T144_132" style:family="text"/>
    <style:style style:name="T144_133" style:family="text"/>
    <style:style style:name="T144_134" style:family="text"/>
    <style:style style:name="T144_135" style:family="text"/>
    <style:style style:name="T144_136" style:family="text"/>
    <style:style style:name="T144_137" style:family="text"/>
    <style:style style:name="T144_138" style:family="text"/>
    <style:style style:name="T144_139" style:family="text"/>
    <style:style style:name="T144_140" style:family="text"/>
    <style:style style:name="T144_141" style:family="text"/>
    <style:style style:name="T144_142" style:family="text"/>
    <style:style style:name="T144_143" style:family="text"/>
    <style:style style:name="T144_144" style:family="text"/>
    <style:style style:name="T144_145" style:family="text"/>
    <style:style style:name="T144_146" style:family="text"/>
    <style:style style:name="T144_147" style:family="text"/>
    <style:style style:name="T144_148" style:family="text"/>
    <style:style style:name="T144_149" style:family="text"/>
    <style:style style:name="T144_150" style:family="text"/>
    <style:style style:name="T144_151" style:family="text"/>
    <style:style style:name="T144_152" style:family="text"/>
    <style:style style:name="T144_153" style:family="text"/>
    <style:style style:name="T144_154" style:family="text"/>
    <style:style style:name="T144_155" style:family="text"/>
    <style:style style:name="T144_156" style:family="text"/>
    <style:style style:name="T144_157" style:family="text"/>
    <style:style style:name="T144_158" style:family="text"/>
    <style:style style:name="P145" style:family="paragraph" style:parent-style-name="Standard">
      <style:paragraph-properties fo:text-align="justify" fo:break-before="auto" fo:line-height="100%" style:writing-mode="lr-tb"/>
    </style:style>
    <style:style style:name="P146" style:family="paragraph" style:parent-style-name="Standard">
      <style:paragraph-properties fo:break-before="auto" fo:line-height="100%" style:writing-mode="lr-tb"/>
    </style:style>
    <style:style style:name="Table5" style:family="table">
      <style:table-properties table:align="left" style:width="17.004cm" fo:margin-left="0cm"/>
    </style:style>
    <style:style style:name="Column8" style:family="table-column">
      <style:table-column-properties style:column-width="17.004cm"/>
    </style:style>
    <style:style style:name="Row18" style:family="table-row"/>
    <style:style style:name="Cell57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4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48" style:family="paragraph" style:parent-style-name="Standard">
      <style:paragraph-properties fo:break-before="auto" fo:line-height="100%" style:writing-mode="lr-tb"/>
    </style:style>
    <style:style style:name="P149" style:family="paragraph" style:parent-style-name="Standard">
      <style:paragraph-properties fo:text-align="justify" fo:break-before="auto" fo:line-height="100%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T149_67" style:family="text"/>
    <style:style style:name="T149_68" style:family="text"/>
    <style:style style:name="T149_69" style:family="text"/>
    <style:style style:name="T149_70" style:family="text"/>
    <style:style style:name="T149_71" style:family="text"/>
    <style:style style:name="T149_72" style:family="text"/>
    <style:style style:name="T149_73" style:family="text"/>
    <style:style style:name="P150" style:family="paragraph" style:parent-style-name="Standard">
      <style:paragraph-properties fo:text-align="justify" fo:break-before="auto" fo:line-height="100%" style:writing-mode="lr-tb"/>
    </style:style>
    <style:style style:name="P151" style:family="paragraph" style:parent-style-name="Standard">
      <style:paragraph-properties fo:text-align="justify" fo:break-before="auto" fo:line-height="100%" style:writing-mode="lr-tb"/>
    </style:style>
    <style:style style:name="P152" style:family="paragraph" style:parent-style-name="Standard">
      <style:paragraph-properties fo:text-align="justify" fo:break-before="auto" fo:line-height="100%" style:writing-mode="lr-tb"/>
    </style:style>
    <style:style style:name="P153" style:family="paragraph" style:parent-style-name="Standard">
      <style:paragraph-properties fo:text-align="justify" fo:break-before="auto" fo:line-height="100%" style:writing-mode="lr-tb"/>
    </style:style>
    <style:style style:name="P154" style:family="paragraph" style:parent-style-name="Standard">
      <style:paragraph-properties fo:text-align="justify" fo:break-before="auto" fo:line-height="100%" style:writing-mode="lr-tb"/>
    </style:style>
    <style:style style:name="P155" style:family="paragraph" style:parent-style-name="Standard">
      <style:paragraph-properties fo:text-align="justify" fo:break-before="auto" fo:line-height="100%" style:writing-mode="lr-tb"/>
    </style:style>
    <style:style style:name="P156" style:family="paragraph" style:parent-style-name="Standard">
      <style:paragraph-properties fo:text-align="justify" fo:break-before="auto" fo:line-height="100%" style:writing-mode="lr-tb"/>
    </style:style>
    <style:style style:name="P157" style:family="paragraph" style:parent-style-name="Standard">
      <style:paragraph-properties fo:text-align="justify" fo:break-before="auto" fo:line-height="100%" style:writing-mode="lr-tb"/>
    </style:style>
    <style:style style:name="P158" style:family="paragraph" style:parent-style-name="Standard">
      <style:paragraph-properties fo:text-align="justify" fo:break-before="auto" fo:line-height="100%" style:writing-mode="lr-tb"/>
    </style:style>
    <style:style style:name="P159" style:family="paragraph" style:parent-style-name="Standard">
      <style:paragraph-properties fo:text-align="justify" fo:break-before="auto" fo:line-height="100%" style:writing-mode="lr-tb"/>
    </style:style>
    <style:style style:name="P160" style:family="paragraph" style:parent-style-name="Standard">
      <style:paragraph-properties fo:text-align="justify" fo:break-before="auto" fo:line-height="100%" style:writing-mode="lr-tb"/>
    </style:style>
    <style:style style:name="P161" style:family="paragraph" style:parent-style-name="Standard">
      <style:paragraph-properties fo:text-align="justify" fo:break-before="auto" fo:line-height="100%" style:writing-mode="lr-tb"/>
    </style:style>
    <style:style style:name="P162" style:family="paragraph" style:parent-style-name="Standard">
      <style:paragraph-properties fo:text-align="justify" fo:break-before="auto" fo:line-height="100%" style:writing-mode="lr-tb"/>
    </style:style>
    <style:style style:name="P163" style:family="paragraph" style:parent-style-name="Standard">
      <style:paragraph-properties fo:text-align="justify" fo:break-before="auto" fo:line-height="100%" style:writing-mode="lr-tb"/>
    </style:style>
    <style:style style:name="P164" style:family="paragraph" style:parent-style-name="Standard">
      <style:paragraph-properties fo:text-align="justify" fo:break-before="auto" fo:line-height="100%" style:writing-mode="lr-tb"/>
    </style:style>
    <style:style style:name="P165" style:family="paragraph" style:parent-style-name="Standard">
      <style:paragraph-properties fo:text-align="justify" fo:break-before="auto" fo:line-height="100%" style:writing-mode="lr-tb"/>
    </style:style>
    <style:style style:name="P166" style:family="paragraph" style:parent-style-name="Standard">
      <style:paragraph-properties fo:text-align="justify" fo:break-before="auto" fo:line-height="100%" style:writing-mode="lr-tb"/>
    </style:style>
    <style:style style:name="P167" style:family="paragraph" style:parent-style-name="Standard">
      <style:paragraph-properties fo:text-align="justify" fo:break-before="auto" fo:line-height="100%" style:writing-mode="lr-tb"/>
    </style:style>
    <style:style style:name="P168" style:family="paragraph" style:parent-style-name="Standard">
      <style:paragraph-properties fo:text-align="justify" fo:break-before="auto" fo:line-height="100%" style:writing-mode="lr-tb"/>
    </style:style>
    <style:style style:name="P169" style:family="paragraph" style:parent-style-name="Standard">
      <style:paragraph-properties fo:text-align="justify" fo:break-before="auto" fo:line-height="100%" style:writing-mode="lr-tb"/>
    </style:style>
    <style:style style:name="Table6" style:family="table">
      <style:table-properties table:align="left" style:width="17cm" fo:margin-left="0cm"/>
    </style:style>
    <style:style style:name="Column9" style:family="table-column">
      <style:table-column-properties style:column-width="17cm"/>
    </style:style>
    <style:style style:name="Row19" style:family="table-row"/>
    <style:style style:name="Cell58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1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170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171" style:family="paragraph" style:parent-style-name="Standard">
      <style:paragraph-properties fo:text-align="justify" fo:break-before="auto" fo:text-indent="1.27cm" fo:line-height="150%" style:writing-mode="lr-tb"/>
    </style:style>
    <style:style style:name="P172" style:family="paragraph" style:parent-style-name="Standard">
      <style:paragraph-properties fo:text-align="justify" fo:break-before="auto" fo:text-indent="1.27cm" fo:line-height="150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>
      <style:text-properties fo:color="#800000"/>
    </style:style>
    <style:style style:name="T172_38" style:family="text">
      <style:text-properties fo:color="#800000"/>
    </style:style>
    <style:style style:name="T172_39" style:family="text"/>
    <style:style style:name="T172_40" style:family="text"/>
    <style:style style:name="T172_41" style:family="text"/>
    <style:style style:name="T172_42" style:family="text">
      <style:text-properties fo:color="#ff6600"/>
    </style:style>
    <style:style style:name="T172_43" style:family="text">
      <style:text-properties fo:color="#ff6600"/>
    </style:style>
    <style:style style:name="T172_44" style:family="text"/>
    <style:style style:name="T172_45" style:family="text"/>
    <style:style style:name="T172_46" style:family="text"/>
    <style:style style:name="T172_47" style:family="text">
      <style:text-properties fo:color="#00cc00"/>
    </style:style>
    <style:style style:name="T172_48" style:family="text">
      <style:text-properties fo:color="#00cc00"/>
    </style:style>
    <style:style style:name="T172_49" style:family="text"/>
    <style:style style:name="T172_50" style:family="text"/>
    <style:style style:name="T172_51" style:family="text"/>
    <style:style style:name="P173" style:family="paragraph" style:parent-style-name="Standard">
      <style:paragraph-properties fo:text-align="justify" fo:break-before="auto" fo:text-indent="1.27cm" fo:line-height="150%" style:writing-mode="lr-tb"/>
    </style:style>
    <style:style style:name="P174" style:family="paragraph" style:parent-style-name="Standard">
      <style:paragraph-properties fo:text-align="center" fo:break-before="auto" fo:line-height="150%" style:writing-mode="lr-tb"/>
    </style:style>
    <style:style style:name="T174_1" style:family="text">
      <style:text-properties fo:font-weight="bold" style:font-weight-asian="bold" style:font-weight-complex="bold"/>
    </style:style>
    <style:style style:name="T174_2" style:family="text">
      <style:text-properties fo:font-weight="bold" style:font-weight-asian="bold" style:font-weight-complex="bold"/>
    </style:style>
    <style:style style:name="T174_3" style:family="text">
      <style:text-properties fo:font-weight="bold" style:font-weight-asian="bold" style:font-weight-complex="bold"/>
    </style:style>
    <style:style style:name="T174_4" style:family="text">
      <style:text-properties fo:font-weight="bold" style:font-weight-asian="bold" style:font-weight-complex="bold"/>
    </style:style>
    <style:style style:name="T174_5" style:family="text">
      <style:text-properties fo:font-weight="bold" style:font-weight-asian="bold" style:font-weight-complex="bold"/>
    </style:style>
    <style:style style:name="T174_6" style:family="text">
      <style:text-properties fo:font-weight="bold" style:font-weight-asian="bold" style:font-weight-complex="bold"/>
    </style:style>
    <style:style style:name="T174_7" style:family="text">
      <style:text-properties fo:font-weight="bold" style:font-weight-asian="bold" style:font-weight-complex="bold"/>
    </style:style>
    <style:style style:name="T174_8" style:family="text">
      <style:text-properties fo:font-weight="bold" style:font-weight-asian="bold" style:font-weight-complex="bold"/>
    </style:style>
    <style:style style:name="T174_9" style:family="text">
      <style:text-properties fo:font-weight="bold" style:font-weight-asian="bold" style:font-weight-complex="bold"/>
    </style:style>
    <style:style style:name="Table7" style:family="table">
      <style:table-properties table:align="right" style:width="17cm" fo:margin-left="0cm"/>
    </style:style>
    <style:style style:name="Column10" style:family="table-column">
      <style:table-column-properties style:column-width="8.5cm"/>
    </style:style>
    <style:style style:name="Column11" style:family="table-column">
      <style:table-column-properties style:column-width="8.5cm"/>
    </style:style>
    <style:style style:name="Row20" style:family="table-row"/>
    <style:style style:name="Cell59" style:family="table-cell">
      <style:table-cell-properties style:vertical-align="top" fo:padding-top="0.176cm" fo:padding-bottom="0.176cm" fo:padding-left="0.176cm" fo:padding-right="0.176cm"/>
    </style:style>
    <style:style style:name="P1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0" style:family="table-cell">
      <style:table-cell-properties style:vertical-align="top" fo:padding-top="0.176cm" fo:padding-bottom="0.176cm" fo:padding-left="0.176cm" fo:padding-right="0.176cm"/>
    </style:style>
    <style:style style:name="P1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line-height="150%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/>
    <style:style style:name="T177_16" style:family="text"/>
    <style:style style:name="T177_17" style:family="text"/>
    <style:style style:name="T177_18" style:family="text"/>
    <style:style style:name="T177_19" style:family="text"/>
    <style:style style:name="T177_20" style:family="text"/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P178" style:family="paragraph" style:parent-style-name="Standard">
      <style:paragraph-properties fo:text-align="justify" fo:break-before="auto" fo:line-height="150%" style:writing-mode="lr-tb"/>
    </style:style>
    <style:style style:name="P179" style:family="paragraph" style:parent-style-name="Standard">
      <style:paragraph-properties fo:text-align="center" fo:break-before="auto" fo:line-height="150%" style:writing-mode="lr-tb"/>
    </style:style>
    <style:style style:name="T179_1" style:family="text">
      <style:text-properties fo:font-weight="bold" style:font-weight-asian="bold" style:font-weight-complex="bold"/>
    </style:style>
    <style:style style:name="T179_2" style:family="text">
      <style:text-properties fo:font-weight="bold" style:font-weight-asian="bold" style:font-weight-complex="bold"/>
    </style:style>
    <style:style style:name="T179_3" style:family="text">
      <style:text-properties fo:font-weight="bold" style:font-weight-asian="bold" style:font-weight-complex="bold"/>
    </style:style>
    <style:style style:name="T179_4" style:family="text">
      <style:text-properties fo:font-weight="bold" style:font-weight-asian="bold" style:font-weight-complex="bold"/>
    </style:style>
    <style:style style:name="T179_5" style:family="text">
      <style:text-properties fo:font-weight="bold" style:font-weight-asian="bold" style:font-weight-complex="bold"/>
    </style:style>
    <style:style style:name="T179_6" style:family="text">
      <style:text-properties fo:font-weight="bold" style:font-weight-asian="bold" style:font-weight-complex="bold"/>
    </style:style>
    <style:style style:name="T179_7" style:family="text">
      <style:text-properties fo:font-weight="bold" style:font-weight-asian="bold" style:font-weight-complex="bold"/>
    </style:style>
    <style:style style:name="Table8" style:family="table">
      <style:table-properties table:align="right" style:width="17cm" fo:margin-left="0cm"/>
    </style:style>
    <style:style style:name="Column12" style:family="table-column">
      <style:table-column-properties style:column-width="8.5cm"/>
    </style:style>
    <style:style style:name="Column13" style:family="table-column">
      <style:table-column-properties style:column-width="8.5cm"/>
    </style:style>
    <style:style style:name="Row21" style:family="table-row"/>
    <style:style style:name="Cell61" style:family="table-cell">
      <style:table-cell-properties style:vertical-align="top" fo:padding-top="0.176cm" fo:padding-bottom="0.176cm" fo:padding-left="0.176cm" fo:padding-right="0.176cm"/>
    </style:style>
    <style:style style:name="P1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2" style:family="table-cell">
      <style:table-cell-properties style:vertical-align="top" fo:padding-top="0.176cm" fo:padding-bottom="0.176cm" fo:padding-left="0.176cm" fo:padding-right="0.176cm"/>
    </style:style>
    <style:style style:name="P18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line-height="150%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P183" style:family="paragraph" style:parent-style-name="Standard">
      <style:paragraph-properties fo:text-align="justify" fo:break-before="auto" fo:line-height="150%" style:writing-mode="lr-tb"/>
    </style:style>
    <style:style style:name="P184" style:family="paragraph" style:parent-style-name="Standard">
      <style:paragraph-properties fo:text-align="center" fo:break-before="auto" fo:line-height="150%" style:writing-mode="lr-tb"/>
    </style:style>
    <style:style style:name="T184_1" style:family="text">
      <style:text-properties fo:font-weight="bold" style:font-weight-asian="bold" style:font-weight-complex="bold"/>
    </style:style>
    <style:style style:name="T184_2" style:family="text">
      <style:text-properties fo:font-weight="bold" style:font-weight-asian="bold" style:font-weight-complex="bold"/>
    </style:style>
    <style:style style:name="T184_3" style:family="text">
      <style:text-properties fo:font-weight="bold" style:font-weight-asian="bold" style:font-weight-complex="bold"/>
    </style:style>
    <style:style style:name="T184_4" style:family="text">
      <style:text-properties fo:font-weight="bold" style:font-weight-asian="bold" style:font-weight-complex="bold"/>
    </style:style>
    <style:style style:name="T184_5" style:family="text">
      <style:text-properties fo:font-weight="bold" style:font-weight-asian="bold" style:font-weight-complex="bold"/>
    </style:style>
    <style:style style:name="T184_6" style:family="text">
      <style:text-properties fo:font-weight="bold" style:font-weight-asian="bold" style:font-weight-complex="bold"/>
    </style:style>
    <style:style style:name="T184_7" style:family="text">
      <style:text-properties fo:font-weight="bold" style:font-weight-asian="bold" style:font-weight-complex="bold"/>
    </style:style>
    <style:style style:name="T184_8" style:family="text">
      <style:text-properties fo:font-weight="bold" style:font-weight-asian="bold" style:font-weight-complex="bold"/>
    </style:style>
    <style:style style:name="T184_9" style:family="text">
      <style:text-properties fo:font-weight="bold" style:font-weight-asian="bold" style:font-weight-complex="bold"/>
    </style:style>
    <style:style style:name="T184_10" style:family="text">
      <style:text-properties fo:font-weight="bold" style:font-weight-asian="bold" style:font-weight-complex="bold"/>
    </style:style>
    <style:style style:name="T184_11" style:family="text">
      <style:text-properties fo:font-weight="bold" style:font-weight-asian="bold" style:font-weight-complex="bold"/>
    </style:style>
    <style:style style:name="Table9" style:family="table">
      <style:table-properties table:align="right" style:width="17cm" fo:margin-left="0cm"/>
    </style:style>
    <style:style style:name="Column14" style:family="table-column">
      <style:table-column-properties style:column-width="8.5cm"/>
    </style:style>
    <style:style style:name="Column15" style:family="table-column">
      <style:table-column-properties style:column-width="8.5cm"/>
    </style:style>
    <style:style style:name="Row22" style:family="table-row"/>
    <style:style style:name="Cell63" style:family="table-cell">
      <style:table-cell-properties style:vertical-align="top" fo:padding-top="0.176cm" fo:padding-bottom="0.176cm" fo:padding-left="0.176cm" fo:padding-right="0.176cm"/>
    </style:style>
    <style:style style:name="P1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4" style:family="table-cell">
      <style:table-cell-properties style:vertical-align="top" fo:padding-top="0.176cm" fo:padding-bottom="0.176cm" fo:padding-left="0.176cm" fo:padding-right="0.176cm"/>
    </style:style>
    <style:style style:name="P18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87" style:family="paragraph" style:parent-style-name="Standard">
      <style:paragraph-properties fo:text-align="justify" fo:break-before="auto" fo:line-height="150%" style:writing-mode="lr-tb"/>
    </style:style>
    <style:style style:name="T187_1" style:family="text"/>
    <style:style style:name="T187_2" style:family="text"/>
    <style:style style:name="T187_3" style:family="text"/>
    <style:style style:name="T187_4" style:family="text"/>
    <style:style style:name="T187_5" style:family="text"/>
    <style:style style:name="T187_6" style:family="text"/>
    <style:style style:name="T187_7" style:family="text"/>
    <style:style style:name="T187_8" style:family="text"/>
    <style:style style:name="T187_9" style:family="text"/>
    <style:style style:name="T187_10" style:family="text"/>
    <style:style style:name="T187_11" style:family="text"/>
    <style:style style:name="T187_12" style:family="text"/>
    <style:style style:name="T187_13" style:family="text"/>
    <style:style style:name="T187_14" style:family="text"/>
    <style:style style:name="T187_15" style:family="text"/>
    <style:style style:name="T187_16" style:family="text"/>
    <style:style style:name="T187_17" style:family="text"/>
    <style:style style:name="T187_18" style:family="text"/>
    <style:style style:name="T187_19" style:family="text"/>
    <style:style style:name="T187_20" style:family="text"/>
    <style:style style:name="T187_21" style:family="text"/>
    <style:style style:name="T187_22" style:family="text"/>
    <style:style style:name="T187_23" style:family="text"/>
    <style:style style:name="T187_24" style:family="text"/>
    <style:style style:name="T187_25" style:family="text"/>
    <style:style style:name="T187_26" style:family="text"/>
    <style:style style:name="T187_27" style:family="text"/>
    <style:style style:name="P188" style:family="paragraph" style:parent-style-name="Standard">
      <style:paragraph-properties fo:text-align="justify" fo:break-before="auto" fo:line-height="150%" style:writing-mode="lr-tb"/>
    </style:style>
    <style:style style:name="P189" style:family="paragraph" style:parent-style-name="Standard">
      <style:paragraph-properties fo:break-before="auto" fo:line-height="150%" style:writing-mode="lr-tb"/>
    </style:style>
    <style:style style:name="P190" style:family="paragraph" style:parent-style-name="Standard">
      <style:paragraph-properties fo:text-align="center" fo:break-before="auto" fo:line-height="150%" style:writing-mode="lr-tb"/>
    </style:style>
    <style:style style:name="T190_1" style:family="text">
      <style:text-properties fo:font-weight="bold" style:font-weight-asian="bold" style:font-weight-complex="bold"/>
    </style:style>
    <style:style style:name="T190_2" style:family="text">
      <style:text-properties fo:font-weight="bold" style:font-weight-asian="bold" style:font-weight-complex="bold"/>
    </style:style>
    <style:style style:name="T190_3" style:family="text">
      <style:text-properties fo:font-weight="bold" style:font-weight-asian="bold" style:font-weight-complex="bold"/>
    </style:style>
    <style:style style:name="T190_4" style:family="text">
      <style:text-properties fo:font-weight="bold" style:font-weight-asian="bold" style:font-weight-complex="bold"/>
    </style:style>
    <style:style style:name="T190_5" style:family="text">
      <style:text-properties fo:font-weight="bold" style:font-weight-asian="bold" style:font-weight-complex="bold"/>
    </style:style>
    <style:style style:name="T190_6" style:family="text">
      <style:text-properties fo:font-weight="bold" style:font-weight-asian="bold" style:font-weight-complex="bold"/>
    </style:style>
    <style:style style:name="T190_7" style:family="text">
      <style:text-properties fo:font-weight="bold" style:font-weight-asian="bold" style:font-weight-complex="bold"/>
    </style:style>
    <style:style style:name="T190_8" style:family="text">
      <style:text-properties fo:font-weight="bold" style:font-weight-asian="bold" style:font-weight-complex="bold"/>
    </style:style>
    <style:style style:name="T190_9" style:family="text">
      <style:text-properties fo:font-weight="bold" style:font-weight-asian="bold" style:font-weight-complex="bold"/>
    </style:style>
    <style:style style:name="T190_10" style:family="text">
      <style:text-properties fo:font-weight="bold" style:font-weight-asian="bold" style:font-weight-complex="bold"/>
    </style:style>
    <style:style style:name="T190_11" style:family="text">
      <style:text-properties fo:font-weight="bold" style:font-weight-asian="bold" style:font-weight-complex="bold"/>
    </style:style>
    <style:style style:name="Table10" style:family="table">
      <style:table-properties table:align="right" style:width="17cm" fo:margin-left="0cm"/>
    </style:style>
    <style:style style:name="Column16" style:family="table-column">
      <style:table-column-properties style:column-width="8.5cm"/>
    </style:style>
    <style:style style:name="Column17" style:family="table-column">
      <style:table-column-properties style:column-width="8.5cm"/>
    </style:style>
    <style:style style:name="Row23" style:family="table-row"/>
    <style:style style:name="Cell65" style:family="table-cell">
      <style:table-cell-properties style:vertical-align="top" fo:padding-top="0.176cm" fo:padding-bottom="0.176cm" fo:padding-left="0.176cm" fo:padding-right="0.176cm"/>
    </style:style>
    <style:style style:name="P19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6" style:family="table-cell">
      <style:table-cell-properties style:vertical-align="top" fo:padding-top="0.176cm" fo:padding-bottom="0.176cm" fo:padding-left="0.176cm" fo:padding-right="0.176cm"/>
    </style:style>
    <style:style style:name="P19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3" style:family="paragraph" style:parent-style-name="Standard">
      <style:paragraph-properties fo:text-align="justify" fo:break-before="auto" fo:line-height="150%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T193_15" style:family="text"/>
    <style:style style:name="T193_16" style:family="text"/>
    <style:style style:name="T193_17" style:family="text"/>
    <style:style style:name="T193_18" style:family="text"/>
    <style:style style:name="T193_19" style:family="text"/>
    <style:style style:name="T193_20" style:family="text"/>
    <style:style style:name="T193_21" style:family="text"/>
    <style:style style:name="T193_22" style:family="text"/>
    <style:style style:name="T193_23" style:family="text"/>
    <style:style style:name="T193_24" style:family="text"/>
    <style:style style:name="T193_25" style:family="text"/>
    <style:style style:name="T193_26" style:family="text"/>
    <style:style style:name="T193_27" style:family="text"/>
    <style:style style:name="T193_28" style:family="text"/>
    <style:style style:name="T193_29" style:family="text"/>
    <style:style style:name="T193_30" style:family="text"/>
    <style:style style:name="T193_31" style:family="text"/>
    <style:style style:name="T193_32" style:family="text"/>
    <style:style style:name="T193_33" style:family="text"/>
    <style:style style:name="T193_34" style:family="text"/>
    <style:style style:name="T193_35" style:family="text"/>
    <style:style style:name="T193_36" style:family="text"/>
    <style:style style:name="P194" style:family="paragraph" style:parent-style-name="Standard">
      <style:paragraph-properties fo:text-align="justify" fo:break-before="auto" fo:line-height="150%" style:writing-mode="lr-tb"/>
    </style:style>
    <style:style style:name="P195" style:family="paragraph" style:parent-style-name="Standard">
      <style:paragraph-properties fo:text-align="center" fo:break-before="auto" fo:line-height="150%" style:writing-mode="lr-tb"/>
    </style:style>
    <style:style style:name="T195_1" style:family="text">
      <style:text-properties fo:font-weight="bold" style:font-weight-asian="bold" style:font-weight-complex="bold"/>
    </style:style>
    <style:style style:name="T195_2" style:family="text">
      <style:text-properties fo:font-weight="bold" style:font-weight-asian="bold" style:font-weight-complex="bold"/>
    </style:style>
    <style:style style:name="T195_3" style:family="text">
      <style:text-properties fo:font-weight="bold" style:font-weight-asian="bold" style:font-weight-complex="bold"/>
    </style:style>
    <style:style style:name="T195_4" style:family="text">
      <style:text-properties fo:font-weight="bold" style:font-weight-asian="bold" style:font-weight-complex="bold"/>
    </style:style>
    <style:style style:name="T195_5" style:family="text">
      <style:text-properties fo:font-weight="bold" style:font-weight-asian="bold" style:font-weight-complex="bold"/>
    </style:style>
    <style:style style:name="T195_6" style:family="text">
      <style:text-properties fo:font-weight="bold" style:font-weight-asian="bold" style:font-weight-complex="bold"/>
    </style:style>
    <style:style style:name="T195_7" style:family="text">
      <style:text-properties fo:font-weight="bold" style:font-weight-asian="bold" style:font-weight-complex="bold"/>
    </style:style>
    <style:style style:name="T195_8" style:family="text">
      <style:text-properties fo:font-weight="bold" style:font-weight-asian="bold" style:font-weight-complex="bold"/>
    </style:style>
    <style:style style:name="T195_9" style:family="text">
      <style:text-properties fo:font-weight="bold" style:font-weight-asian="bold" style:font-weight-complex="bold"/>
    </style:style>
    <style:style style:name="T195_10" style:family="text">
      <style:text-properties fo:font-weight="bold" style:font-weight-asian="bold" style:font-weight-complex="bold"/>
    </style:style>
    <style:style style:name="T195_11" style:family="text">
      <style:text-properties fo:font-weight="bold" style:font-weight-asian="bold" style:font-weight-complex="bold"/>
    </style:style>
    <style:style style:name="Table11" style:family="table">
      <style:table-properties table:align="right" style:width="17cm" fo:margin-left="0cm"/>
    </style:style>
    <style:style style:name="Column18" style:family="table-column">
      <style:table-column-properties style:column-width="8.5cm"/>
    </style:style>
    <style:style style:name="Column19" style:family="table-column">
      <style:table-column-properties style:column-width="8.5cm"/>
    </style:style>
    <style:style style:name="Row24" style:family="table-row"/>
    <style:style style:name="Cell67" style:family="table-cell">
      <style:table-cell-properties style:vertical-align="top" fo:padding-top="0.176cm" fo:padding-bottom="0.176cm" fo:padding-left="0.176cm" fo:padding-right="0.176cm"/>
    </style:style>
    <style:style style:name="P19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68" style:family="table-cell">
      <style:table-cell-properties style:vertical-align="top" fo:padding-top="0.176cm" fo:padding-bottom="0.176cm" fo:padding-left="0.176cm" fo:padding-right="0.176cm"/>
    </style:style>
    <style:style style:name="P19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19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line-height="150%" style:writing-mode="lr-tb"/>
    </style:style>
    <style:style style:name="T198_1" style:family="text"/>
    <style:style style:name="T198_2" style:family="text"/>
    <style:style style:name="T198_3" style:family="text"/>
    <style:style style:name="T198_4" style:family="text"/>
    <style:style style:name="T198_5" style:family="text"/>
    <style:style style:name="T198_6" style:family="text"/>
    <style:style style:name="T198_7" style:family="text"/>
    <style:style style:name="T198_8" style:family="text"/>
    <style:style style:name="T198_9" style:family="text"/>
    <style:style style:name="T198_10" style:family="text"/>
    <style:style style:name="T198_11" style:family="text"/>
    <style:style style:name="T198_12" style:family="text"/>
    <style:style style:name="T198_13" style:family="text"/>
    <style:style style:name="T198_14" style:family="text"/>
    <style:style style:name="T198_15" style:family="text"/>
    <style:style style:name="T198_16" style:family="text"/>
    <style:style style:name="T198_17" style:family="text"/>
    <style:style style:name="T198_18" style:family="text"/>
    <style:style style:name="T198_19" style:family="text"/>
    <style:style style:name="T198_20" style:family="text"/>
    <style:style style:name="T198_21" style:family="text"/>
    <style:style style:name="T198_22" style:family="text"/>
    <style:style style:name="T198_23" style:family="text"/>
    <style:style style:name="T198_24" style:family="text"/>
    <style:style style:name="T198_25" style:family="text"/>
    <style:style style:name="P199" style:family="paragraph" style:parent-style-name="Standard">
      <style:paragraph-properties fo:text-align="justify" fo:break-before="auto" fo:line-height="150%" style:writing-mode="lr-tb"/>
    </style:style>
    <style:style style:name="P200" style:family="paragraph" style:parent-style-name="Standard">
      <style:paragraph-properties fo:text-align="center" fo:break-before="auto" fo:line-height="150%" style:writing-mode="lr-tb"/>
    </style:style>
    <style:style style:name="T200_1" style:family="text">
      <style:text-properties fo:font-weight="bold" style:font-weight-asian="bold" style:font-weight-complex="bold"/>
    </style:style>
    <style:style style:name="T200_2" style:family="text">
      <style:text-properties fo:font-weight="bold" style:font-weight-asian="bold" style:font-weight-complex="bold"/>
    </style:style>
    <style:style style:name="T200_3" style:family="text">
      <style:text-properties fo:font-weight="bold" style:font-weight-asian="bold" style:font-weight-complex="bold"/>
    </style:style>
    <style:style style:name="T200_4" style:family="text">
      <style:text-properties fo:font-weight="bold" style:font-weight-asian="bold" style:font-weight-complex="bold"/>
    </style:style>
    <style:style style:name="T200_5" style:family="text">
      <style:text-properties fo:font-weight="bold" style:font-weight-asian="bold" style:font-weight-complex="bold"/>
    </style:style>
    <style:style style:name="T200_6" style:family="text">
      <style:text-properties fo:font-weight="bold" style:font-weight-asian="bold" style:font-weight-complex="bold"/>
    </style:style>
    <style:style style:name="T200_7" style:family="text">
      <style:text-properties fo:font-weight="bold" style:font-weight-asian="bold" style:font-weight-complex="bold"/>
    </style:style>
    <style:style style:name="T200_8" style:family="text">
      <style:text-properties fo:font-weight="bold" style:font-weight-asian="bold" style:font-weight-complex="bold"/>
    </style:style>
    <style:style style:name="T200_9" style:family="text">
      <style:text-properties fo:font-weight="bold" style:font-weight-asian="bold" style:font-weight-complex="bold"/>
    </style:style>
    <style:style style:name="T200_10" style:family="text">
      <style:text-properties fo:font-weight="bold" style:font-weight-asian="bold" style:font-weight-complex="bold"/>
    </style:style>
    <style:style style:name="T200_11" style:family="text">
      <style:text-properties fo:font-weight="bold" style:font-weight-asian="bold" style:font-weight-complex="bold"/>
    </style:style>
    <style:style style:name="T200_12" style:family="text">
      <style:text-properties fo:font-weight="bold" style:font-weight-asian="bold" style:font-weight-complex="bold"/>
    </style:style>
    <style:style style:name="T200_13" style:family="text">
      <style:text-properties fo:font-weight="bold" style:font-weight-asian="bold" style:font-weight-complex="bold"/>
    </style:style>
    <style:style style:name="Table12" style:family="table">
      <style:table-properties table:align="right" style:width="17cm" fo:margin-left="0cm"/>
    </style:style>
    <style:style style:name="Column20" style:family="table-column">
      <style:table-column-properties style:column-width="8.5cm"/>
    </style:style>
    <style:style style:name="Column21" style:family="table-column">
      <style:table-column-properties style:column-width="8.5cm"/>
    </style:style>
    <style:style style:name="Row25" style:family="table-row"/>
    <style:style style:name="Cell69" style:family="table-cell">
      <style:table-cell-properties style:vertical-align="top" fo:padding-top="0.176cm" fo:padding-bottom="0.176cm" fo:padding-left="0.176cm" fo:padding-right="0.176cm"/>
    </style:style>
    <style:style style:name="P2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0" style:family="table-cell">
      <style:table-cell-properties style:vertical-align="top" fo:padding-top="0.176cm" fo:padding-bottom="0.176cm" fo:padding-left="0.176cm" fo:padding-right="0.176cm"/>
    </style:style>
    <style:style style:name="P20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0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line-height="150%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T203_5" style:family="text"/>
    <style:style style:name="T203_6" style:family="text"/>
    <style:style style:name="T203_7" style:family="text"/>
    <style:style style:name="T203_8" style:family="text"/>
    <style:style style:name="T203_9" style:family="text"/>
    <style:style style:name="T203_10" style:family="text"/>
    <style:style style:name="T203_11" style:family="text"/>
    <style:style style:name="T203_12" style:family="text"/>
    <style:style style:name="T203_13" style:family="text"/>
    <style:style style:name="T203_14" style:family="text"/>
    <style:style style:name="T203_15" style:family="text"/>
    <style:style style:name="T203_16" style:family="text"/>
    <style:style style:name="T203_17" style:family="text"/>
    <style:style style:name="T203_18" style:family="text"/>
    <style:style style:name="T203_19" style:family="text"/>
    <style:style style:name="T203_20" style:family="text"/>
    <style:style style:name="T203_21" style:family="text"/>
    <style:style style:name="T203_22" style:family="text"/>
    <style:style style:name="T203_23" style:family="text"/>
    <style:style style:name="T203_24" style:family="text"/>
    <style:style style:name="T203_25" style:family="text"/>
    <style:style style:name="T203_26" style:family="text"/>
    <style:style style:name="T203_27" style:family="text"/>
    <style:style style:name="P204" style:family="paragraph" style:parent-style-name="Standard">
      <style:paragraph-properties fo:text-align="justify" fo:break-before="auto" fo:line-height="150%" style:writing-mode="lr-tb"/>
    </style:style>
    <style:style style:name="P205" style:family="paragraph" style:parent-style-name="Standard">
      <style:paragraph-properties fo:text-align="center" fo:break-before="auto" fo:line-height="150%" style:writing-mode="lr-tb"/>
    </style:style>
    <style:style style:name="T205_1" style:family="text">
      <style:text-properties fo:font-weight="bold" style:font-weight-asian="bold" style:font-weight-complex="bold"/>
    </style:style>
    <style:style style:name="T205_2" style:family="text">
      <style:text-properties fo:font-weight="bold" style:font-weight-asian="bold" style:font-weight-complex="bold"/>
    </style:style>
    <style:style style:name="T205_3" style:family="text">
      <style:text-properties fo:font-weight="bold" style:font-weight-asian="bold" style:font-weight-complex="bold"/>
    </style:style>
    <style:style style:name="T205_4" style:family="text">
      <style:text-properties fo:font-weight="bold" style:font-weight-asian="bold" style:font-weight-complex="bold"/>
    </style:style>
    <style:style style:name="T205_5" style:family="text">
      <style:text-properties fo:font-weight="bold" style:font-weight-asian="bold" style:font-weight-complex="bold"/>
    </style:style>
    <style:style style:name="T205_6" style:family="text">
      <style:text-properties fo:font-weight="bold" style:font-weight-asian="bold" style:font-weight-complex="bold"/>
    </style:style>
    <style:style style:name="T205_7" style:family="text">
      <style:text-properties fo:font-weight="bold" style:font-weight-asian="bold" style:font-weight-complex="bold"/>
    </style:style>
    <style:style style:name="T205_8" style:family="text">
      <style:text-properties fo:font-weight="bold" style:font-weight-asian="bold" style:font-weight-complex="bold"/>
    </style:style>
    <style:style style:name="T205_9" style:family="text">
      <style:text-properties fo:font-weight="bold" style:font-weight-asian="bold" style:font-weight-complex="bold"/>
    </style:style>
    <style:style style:name="T205_10" style:family="text">
      <style:text-properties fo:font-weight="bold" style:font-weight-asian="bold" style:font-weight-complex="bold"/>
    </style:style>
    <style:style style:name="T205_11" style:family="text">
      <style:text-properties fo:font-weight="bold" style:font-weight-asian="bold" style:font-weight-complex="bold"/>
    </style:style>
    <style:style style:name="Table13" style:family="table">
      <style:table-properties table:align="right" style:width="17cm" fo:margin-left="0cm"/>
    </style:style>
    <style:style style:name="Column22" style:family="table-column">
      <style:table-column-properties style:column-width="8.5cm"/>
    </style:style>
    <style:style style:name="Column23" style:family="table-column">
      <style:table-column-properties style:column-width="8.5cm"/>
    </style:style>
    <style:style style:name="Row26" style:family="table-row"/>
    <style:style style:name="Cell71" style:family="table-cell">
      <style:table-cell-properties style:vertical-align="top" fo:padding-top="0.176cm" fo:padding-bottom="0.176cm" fo:padding-left="0.176cm" fo:padding-right="0.176cm"/>
    </style:style>
    <style:style style:name="P20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2" style:family="table-cell">
      <style:table-cell-properties style:vertical-align="top" fo:padding-top="0.176cm" fo:padding-bottom="0.176cm" fo:padding-left="0.176cm" fo:padding-right="0.176cm"/>
    </style:style>
    <style:style style:name="P20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0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0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08" style:family="paragraph" style:parent-style-name="Standard">
      <style:paragraph-properties fo:text-align="justify" fo:break-before="auto" fo:line-height="150%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P209" style:family="paragraph" style:parent-style-name="Standard">
      <style:paragraph-properties fo:text-align="justify" fo:break-before="auto" fo:line-height="150%" style:writing-mode="lr-tb"/>
    </style:style>
    <style:style style:name="P210" style:family="paragraph" style:parent-style-name="Standard">
      <style:paragraph-properties fo:text-align="center" fo:break-before="auto" fo:line-height="150%" style:writing-mode="lr-tb"/>
    </style:style>
    <style:style style:name="T210_1" style:family="text">
      <style:text-properties fo:font-weight="bold" style:font-weight-asian="bold" style:font-weight-complex="bold"/>
    </style:style>
    <style:style style:name="T210_2" style:family="text">
      <style:text-properties fo:font-weight="bold" style:font-weight-asian="bold" style:font-weight-complex="bold"/>
    </style:style>
    <style:style style:name="T210_3" style:family="text">
      <style:text-properties fo:font-weight="bold" style:font-weight-asian="bold" style:font-weight-complex="bold"/>
    </style:style>
    <style:style style:name="T210_4" style:family="text">
      <style:text-properties fo:font-weight="bold" style:font-weight-asian="bold" style:font-weight-complex="bold"/>
    </style:style>
    <style:style style:name="T210_5" style:family="text">
      <style:text-properties fo:font-weight="bold" style:font-weight-asian="bold" style:font-weight-complex="bold"/>
    </style:style>
    <style:style style:name="T210_6" style:family="text">
      <style:text-properties fo:font-weight="bold" style:font-weight-asian="bold" style:font-weight-complex="bold"/>
    </style:style>
    <style:style style:name="T210_7" style:family="text">
      <style:text-properties fo:font-weight="bold" style:font-weight-asian="bold" style:font-weight-complex="bold"/>
    </style:style>
    <style:style style:name="T210_8" style:family="text">
      <style:text-properties fo:font-weight="bold" style:font-weight-asian="bold" style:font-weight-complex="bold"/>
    </style:style>
    <style:style style:name="T210_9" style:family="text">
      <style:text-properties fo:font-weight="bold" style:font-weight-asian="bold" style:font-weight-complex="bold"/>
    </style:style>
    <style:style style:name="T210_10" style:family="text">
      <style:text-properties fo:font-weight="bold" style:font-weight-asian="bold" style:font-weight-complex="bold"/>
    </style:style>
    <style:style style:name="T210_11" style:family="text">
      <style:text-properties fo:font-weight="bold" style:font-weight-asian="bold" style:font-weight-complex="bold"/>
    </style:style>
    <style:style style:name="T210_12" style:family="text">
      <style:text-properties fo:font-weight="bold" style:font-weight-asian="bold" style:font-weight-complex="bold"/>
    </style:style>
    <style:style style:name="T210_13" style:family="text">
      <style:text-properties fo:font-weight="bold" style:font-weight-asian="bold" style:font-weight-complex="bold"/>
    </style:style>
    <style:style style:name="T210_14" style:family="text">
      <style:text-properties fo:font-weight="bold" style:font-weight-asian="bold" style:font-weight-complex="bold"/>
    </style:style>
    <style:style style:name="T210_15" style:family="text">
      <style:text-properties fo:font-weight="bold" style:font-weight-asian="bold" style:font-weight-complex="bold"/>
    </style:style>
    <style:style style:name="T210_16" style:family="text">
      <style:text-properties fo:font-weight="bold" style:font-weight-asian="bold" style:font-weight-complex="bold"/>
    </style:style>
    <style:style style:name="T210_17" style:family="text">
      <style:text-properties fo:font-weight="bold" style:font-weight-asian="bold" style:font-weight-complex="bold"/>
    </style:style>
    <style:style style:name="Table14" style:family="table">
      <style:table-properties table:align="right" style:width="17cm" fo:margin-left="0cm"/>
    </style:style>
    <style:style style:name="Column24" style:family="table-column">
      <style:table-column-properties style:column-width="8.5cm"/>
    </style:style>
    <style:style style:name="Column25" style:family="table-column">
      <style:table-column-properties style:column-width="8.5cm"/>
    </style:style>
    <style:style style:name="Row27" style:family="table-row"/>
    <style:style style:name="Cell73" style:family="table-cell">
      <style:table-cell-properties style:vertical-align="top" fo:padding-top="0.176cm" fo:padding-bottom="0.176cm" fo:padding-left="0.176cm" fo:padding-right="0.176cm"/>
    </style:style>
    <style:style style:name="P2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4" style:family="table-cell">
      <style:table-cell-properties style:vertical-align="top" fo:padding-top="0.176cm" fo:padding-bottom="0.176cm" fo:padding-left="0.176cm" fo:padding-right="0.176cm"/>
    </style:style>
    <style:style style:name="P21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1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3" style:family="paragraph" style:parent-style-name="Standard">
      <style:paragraph-properties fo:text-align="justify" fo:break-before="auto" fo:line-height="150%" style:writing-mode="lr-tb"/>
    </style:style>
    <style:style style:name="T213_1" style:family="text"/>
    <style:style style:name="T213_2" style:family="text"/>
    <style:style style:name="T213_3" style:family="text"/>
    <style:style style:name="T213_4" style:family="text"/>
    <style:style style:name="T213_5" style:family="text"/>
    <style:style style:name="T213_6" style:family="text"/>
    <style:style style:name="T213_7" style:family="text"/>
    <style:style style:name="T213_8" style:family="text"/>
    <style:style style:name="T213_9" style:family="text"/>
    <style:style style:name="T213_10" style:family="text"/>
    <style:style style:name="T213_11" style:family="text"/>
    <style:style style:name="T213_12" style:family="text"/>
    <style:style style:name="T213_13" style:family="text"/>
    <style:style style:name="T213_14" style:family="text"/>
    <style:style style:name="T213_15" style:family="text"/>
    <style:style style:name="T213_16" style:family="text"/>
    <style:style style:name="T213_17" style:family="text"/>
    <style:style style:name="T213_18" style:family="text"/>
    <style:style style:name="T213_19" style:family="text"/>
    <style:style style:name="T213_20" style:family="text"/>
    <style:style style:name="T213_21" style:family="text"/>
    <style:style style:name="T213_22" style:family="text"/>
    <style:style style:name="T213_23" style:family="text"/>
    <style:style style:name="T213_24" style:family="text"/>
    <style:style style:name="T213_25" style:family="text"/>
    <style:style style:name="T213_26" style:family="text"/>
    <style:style style:name="T213_27" style:family="text"/>
    <style:style style:name="T213_28" style:family="text"/>
    <style:style style:name="T213_29" style:family="text"/>
    <style:style style:name="T213_30" style:family="text"/>
    <style:style style:name="T213_31" style:family="text"/>
    <style:style style:name="T213_32" style:family="text"/>
    <style:style style:name="T213_33" style:family="text"/>
    <style:style style:name="T213_34" style:family="text"/>
    <style:style style:name="T213_35" style:family="text"/>
    <style:style style:name="T213_36" style:family="text"/>
    <style:style style:name="T213_37" style:family="text"/>
    <style:style style:name="T213_38" style:family="text"/>
    <style:style style:name="T213_39" style:family="text"/>
    <style:style style:name="P214" style:family="paragraph" style:parent-style-name="Standard">
      <style:paragraph-properties fo:text-align="justify" fo:break-before="auto" fo:line-height="150%" style:writing-mode="lr-tb"/>
    </style:style>
    <style:style style:name="P215" style:family="paragraph" style:parent-style-name="Standard">
      <style:paragraph-properties fo:text-align="center" fo:break-before="auto" fo:line-height="150%" style:writing-mode="lr-tb"/>
    </style:style>
    <style:style style:name="T215_1" style:family="text">
      <style:text-properties fo:font-weight="bold" style:font-weight-asian="bold" style:font-weight-complex="bold"/>
    </style:style>
    <style:style style:name="T215_2" style:family="text">
      <style:text-properties fo:font-weight="bold" style:font-weight-asian="bold" style:font-weight-complex="bold"/>
    </style:style>
    <style:style style:name="T215_3" style:family="text">
      <style:text-properties fo:font-weight="bold" style:font-weight-asian="bold" style:font-weight-complex="bold"/>
    </style:style>
    <style:style style:name="T215_4" style:family="text">
      <style:text-properties fo:font-weight="bold" style:font-weight-asian="bold" style:font-weight-complex="bold"/>
    </style:style>
    <style:style style:name="T215_5" style:family="text">
      <style:text-properties fo:font-weight="bold" style:font-weight-asian="bold" style:font-weight-complex="bold"/>
    </style:style>
    <style:style style:name="T215_6" style:family="text">
      <style:text-properties fo:font-weight="bold" style:font-weight-asian="bold" style:font-weight-complex="bold"/>
    </style:style>
    <style:style style:name="T215_7" style:family="text">
      <style:text-properties fo:font-weight="bold" style:font-weight-asian="bold" style:font-weight-complex="bold"/>
    </style:style>
    <style:style style:name="T215_8" style:family="text">
      <style:text-properties fo:font-weight="bold" style:font-weight-asian="bold" style:font-weight-complex="bold"/>
    </style:style>
    <style:style style:name="T215_9" style:family="text">
      <style:text-properties fo:font-weight="bold" style:font-weight-asian="bold" style:font-weight-complex="bold"/>
    </style:style>
    <style:style style:name="Table15" style:family="table">
      <style:table-properties table:align="right" style:width="17cm" fo:margin-left="0cm"/>
    </style:style>
    <style:style style:name="Column26" style:family="table-column">
      <style:table-column-properties style:column-width="8.5cm"/>
    </style:style>
    <style:style style:name="Column27" style:family="table-column">
      <style:table-column-properties style:column-width="8.5cm"/>
    </style:style>
    <style:style style:name="Row28" style:family="table-row"/>
    <style:style style:name="Cell75" style:family="table-cell">
      <style:table-cell-properties style:vertical-align="top" fo:padding-top="0.176cm" fo:padding-bottom="0.176cm" fo:padding-left="0.176cm" fo:padding-right="0.176cm"/>
    </style:style>
    <style:style style:name="P21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1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6" style:family="table-cell">
      <style:table-cell-properties style:vertical-align="top" fo:padding-top="0.176cm" fo:padding-bottom="0.176cm" fo:padding-left="0.176cm" fo:padding-right="0.176cm"/>
    </style:style>
    <style:style style:name="P21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1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1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18" style:family="paragraph" style:parent-style-name="Standard">
      <style:paragraph-properties fo:text-align="justify" fo:break-before="auto" fo:line-height="150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P219" style:family="paragraph" style:parent-style-name="Standard">
      <style:paragraph-properties fo:text-align="justify" fo:break-before="auto" fo:line-height="150%" style:writing-mode="lr-tb"/>
    </style:style>
    <style:style style:name="P220" style:family="paragraph" style:parent-style-name="Standard">
      <style:paragraph-properties fo:text-align="center" fo:break-before="auto" fo:line-height="150%" style:writing-mode="lr-tb"/>
    </style:style>
    <style:style style:name="T220_1" style:family="text">
      <style:text-properties fo:font-weight="bold" style:font-weight-asian="bold" style:font-weight-complex="bold"/>
    </style:style>
    <style:style style:name="T220_2" style:family="text">
      <style:text-properties fo:font-weight="bold" style:font-weight-asian="bold" style:font-weight-complex="bold"/>
    </style:style>
    <style:style style:name="T220_3" style:family="text">
      <style:text-properties fo:font-weight="bold" style:font-weight-asian="bold" style:font-weight-complex="bold"/>
    </style:style>
    <style:style style:name="T220_4" style:family="text">
      <style:text-properties fo:font-weight="bold" style:font-weight-asian="bold" style:font-weight-complex="bold"/>
    </style:style>
    <style:style style:name="T220_5" style:family="text">
      <style:text-properties fo:font-weight="bold" style:font-weight-asian="bold" style:font-weight-complex="bold"/>
    </style:style>
    <style:style style:name="T220_6" style:family="text">
      <style:text-properties fo:font-weight="bold" style:font-weight-asian="bold" style:font-weight-complex="bold"/>
    </style:style>
    <style:style style:name="T220_7" style:family="text">
      <style:text-properties fo:font-weight="bold" style:font-weight-asian="bold" style:font-weight-complex="bold"/>
    </style:style>
    <style:style style:name="T220_8" style:family="text">
      <style:text-properties fo:font-weight="bold" style:font-weight-asian="bold" style:font-weight-complex="bold"/>
    </style:style>
    <style:style style:name="T220_9" style:family="text">
      <style:text-properties fo:font-weight="bold" style:font-weight-asian="bold" style:font-weight-complex="bold"/>
    </style:style>
    <style:style style:name="T220_10" style:family="text">
      <style:text-properties fo:font-weight="bold" style:font-weight-asian="bold" style:font-weight-complex="bold"/>
    </style:style>
    <style:style style:name="T220_11" style:family="text">
      <style:text-properties fo:font-weight="bold" style:font-weight-asian="bold" style:font-weight-complex="bold"/>
    </style:style>
    <style:style style:name="T220_12" style:family="text">
      <style:text-properties fo:font-weight="bold" style:font-weight-asian="bold" style:font-weight-complex="bold"/>
    </style:style>
    <style:style style:name="T220_13" style:family="text">
      <style:text-properties fo:font-weight="bold" style:font-weight-asian="bold" style:font-weight-complex="bold"/>
    </style:style>
    <style:style style:name="Table16" style:family="table">
      <style:table-properties table:align="right" style:width="17cm" fo:margin-left="0cm"/>
    </style:style>
    <style:style style:name="Column28" style:family="table-column">
      <style:table-column-properties style:column-width="8.5cm"/>
    </style:style>
    <style:style style:name="Column29" style:family="table-column">
      <style:table-column-properties style:column-width="8.5cm"/>
    </style:style>
    <style:style style:name="Row29" style:family="table-row"/>
    <style:style style:name="Cell77" style:family="table-cell">
      <style:table-cell-properties style:vertical-align="top" fo:padding-top="0.176cm" fo:padding-bottom="0.176cm" fo:padding-left="0.176cm" fo:padding-right="0.176cm"/>
    </style:style>
    <style:style style:name="P22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78" style:family="table-cell">
      <style:table-cell-properties style:vertical-align="top" fo:padding-top="0.176cm" fo:padding-bottom="0.176cm" fo:padding-left="0.176cm" fo:padding-right="0.176cm"/>
    </style:style>
    <style:style style:name="P22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2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3" style:family="paragraph" style:parent-style-name="Standard">
      <style:paragraph-properties fo:text-align="justify" fo:break-before="auto" fo:line-height="150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T223_14" style:family="text"/>
    <style:style style:name="T223_15" style:family="text"/>
    <style:style style:name="T223_16" style:family="text"/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T223_27" style:family="text"/>
    <style:style style:name="P224" style:family="paragraph" style:parent-style-name="Standard">
      <style:paragraph-properties fo:text-align="justify" fo:break-before="auto" fo:line-height="150%" style:writing-mode="lr-tb"/>
    </style:style>
    <style:style style:name="P225" style:family="paragraph" style:parent-style-name="Standard">
      <style:paragraph-properties fo:text-align="center" fo:break-before="auto" fo:line-height="150%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>
      <style:text-properties fo:font-weight="bold" style:font-weight-asian="bold" style:font-weight-complex="bold"/>
    </style:style>
    <style:style style:name="T225_3" style:family="text">
      <style:text-properties fo:font-weight="bold" style:font-weight-asian="bold" style:font-weight-complex="bold"/>
    </style:style>
    <style:style style:name="T225_4" style:family="text">
      <style:text-properties fo:font-weight="bold" style:font-weight-asian="bold" style:font-weight-complex="bold"/>
    </style:style>
    <style:style style:name="T225_5" style:family="text">
      <style:text-properties fo:font-weight="bold" style:font-weight-asian="bold" style:font-weight-complex="bold"/>
    </style:style>
    <style:style style:name="T225_6" style:family="text">
      <style:text-properties fo:font-weight="bold" style:font-weight-asian="bold" style:font-weight-complex="bold"/>
    </style:style>
    <style:style style:name="T225_7" style:family="text">
      <style:text-properties fo:font-weight="bold" style:font-weight-asian="bold" style:font-weight-complex="bold"/>
    </style:style>
    <style:style style:name="T225_8" style:family="text">
      <style:text-properties fo:font-weight="bold" style:font-weight-asian="bold" style:font-weight-complex="bold"/>
    </style:style>
    <style:style style:name="T225_9" style:family="text">
      <style:text-properties fo:font-weight="bold" style:font-weight-asian="bold" style:font-weight-complex="bold"/>
    </style:style>
    <style:style style:name="T225_10" style:family="text">
      <style:text-properties fo:font-weight="bold" style:font-weight-asian="bold" style:font-weight-complex="bold"/>
    </style:style>
    <style:style style:name="T225_11" style:family="text">
      <style:text-properties fo:font-weight="bold" style:font-weight-asian="bold" style:font-weight-complex="bold"/>
    </style:style>
    <style:style style:name="Table17" style:family="table">
      <style:table-properties table:align="right" style:width="17cm" fo:margin-left="0cm"/>
    </style:style>
    <style:style style:name="Column30" style:family="table-column">
      <style:table-column-properties style:column-width="8.5cm"/>
    </style:style>
    <style:style style:name="Column31" style:family="table-column">
      <style:table-column-properties style:column-width="8.5cm"/>
    </style:style>
    <style:style style:name="Row30" style:family="table-row"/>
    <style:style style:name="Cell79" style:family="table-cell">
      <style:table-cell-properties style:vertical-align="top" fo:padding-top="0.176cm" fo:padding-bottom="0.176cm" fo:padding-left="0.176cm" fo:padding-right="0.176cm"/>
    </style:style>
    <style:style style:name="P2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2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0" style:family="table-cell">
      <style:table-cell-properties style:vertical-align="top" fo:padding-top="0.176cm" fo:padding-bottom="0.176cm" fo:padding-left="0.176cm" fo:padding-right="0.176cm"/>
    </style:style>
    <style:style style:name="P22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2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2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28" style:family="paragraph" style:parent-style-name="Standard">
      <style:paragraph-properties fo:text-align="justify" fo:break-before="auto" fo:line-height="150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T228_33" style:family="text"/>
    <style:style style:name="T228_34" style:family="text"/>
    <style:style style:name="T228_35" style:family="text"/>
    <style:style style:name="T228_36" style:family="text"/>
    <style:style style:name="T228_37" style:family="text"/>
    <style:style style:name="T228_38" style:family="text"/>
    <style:style style:name="T228_39" style:family="text"/>
    <style:style style:name="T228_40" style:family="text"/>
    <style:style style:name="T228_41" style:family="text"/>
    <style:style style:name="T228_42" style:family="text"/>
    <style:style style:name="T228_43" style:family="text"/>
    <style:style style:name="T228_44" style:family="text"/>
    <style:style style:name="T228_45" style:family="text"/>
    <style:style style:name="T228_46" style:family="text"/>
    <style:style style:name="T228_47" style:family="text"/>
    <style:style style:name="T228_48" style:family="text"/>
    <style:style style:name="T228_49" style:family="text"/>
    <style:style style:name="T228_50" style:family="text"/>
    <style:style style:name="T228_51" style:family="text"/>
    <style:style style:name="T228_52" style:family="text"/>
    <style:style style:name="T228_53" style:family="text"/>
    <style:style style:name="P229" style:family="paragraph" style:parent-style-name="Standard">
      <style:paragraph-properties fo:text-align="justify" fo:break-before="auto" fo:line-height="150%" style:writing-mode="lr-tb"/>
    </style:style>
    <style:style style:name="P230" style:family="paragraph" style:parent-style-name="Standard">
      <style:paragraph-properties fo:text-align="center" fo:break-before="auto" fo:line-height="150%" style:writing-mode="lr-tb"/>
    </style:style>
    <style:style style:name="T230_1" style:family="text">
      <style:text-properties fo:font-weight="bold" style:font-weight-asian="bold" style:font-weight-complex="bold"/>
    </style:style>
    <style:style style:name="T230_2" style:family="text">
      <style:text-properties fo:font-weight="bold" style:font-weight-asian="bold" style:font-weight-complex="bold"/>
    </style:style>
    <style:style style:name="T230_3" style:family="text">
      <style:text-properties fo:font-weight="bold" style:font-weight-asian="bold" style:font-weight-complex="bold"/>
    </style:style>
    <style:style style:name="T230_4" style:family="text">
      <style:text-properties fo:font-weight="bold" style:font-weight-asian="bold" style:font-weight-complex="bold"/>
    </style:style>
    <style:style style:name="T230_5" style:family="text">
      <style:text-properties fo:font-weight="bold" style:font-weight-asian="bold" style:font-weight-complex="bold"/>
    </style:style>
    <style:style style:name="T230_6" style:family="text">
      <style:text-properties fo:font-weight="bold" style:font-weight-asian="bold" style:font-weight-complex="bold"/>
    </style:style>
    <style:style style:name="T230_7" style:family="text">
      <style:text-properties fo:font-weight="bold" style:font-weight-asian="bold" style:font-weight-complex="bold"/>
    </style:style>
    <style:style style:name="T230_8" style:family="text">
      <style:text-properties fo:font-weight="bold" style:font-weight-asian="bold" style:font-weight-complex="bold"/>
    </style:style>
    <style:style style:name="T230_9" style:family="text">
      <style:text-properties fo:font-weight="bold" style:font-weight-asian="bold" style:font-weight-complex="bold"/>
    </style:style>
    <style:style style:name="T230_10" style:family="text">
      <style:text-properties fo:font-weight="bold" style:font-weight-asian="bold" style:font-weight-complex="bold"/>
    </style:style>
    <style:style style:name="T230_11" style:family="text">
      <style:text-properties fo:font-weight="bold" style:font-weight-asian="bold" style:font-weight-complex="bold"/>
    </style:style>
    <style:style style:name="Table18" style:family="table">
      <style:table-properties table:align="right" style:width="17cm" fo:margin-left="0cm"/>
    </style:style>
    <style:style style:name="Column32" style:family="table-column">
      <style:table-column-properties style:column-width="8.5cm"/>
    </style:style>
    <style:style style:name="Column33" style:family="table-column">
      <style:table-column-properties style:column-width="8.5cm"/>
    </style:style>
    <style:style style:name="Row31" style:family="table-row"/>
    <style:style style:name="Cell81" style:family="table-cell">
      <style:table-cell-properties style:vertical-align="top" fo:padding-top="0.176cm" fo:padding-bottom="0.176cm" fo:padding-left="0.176cm" fo:padding-right="0.176cm"/>
    </style:style>
    <style:style style:name="P2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1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2" style:family="table-cell">
      <style:table-cell-properties style:vertical-align="top" fo:padding-top="0.176cm" fo:padding-bottom="0.176cm" fo:padding-left="0.176cm" fo:padding-right="0.176cm"/>
    </style:style>
    <style:style style:name="P232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32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2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3" style:family="paragraph" style:parent-style-name="Standard">
      <style:paragraph-properties fo:text-align="justify" fo:break-before="auto" fo:line-height="150%" style:writing-mode="lr-tb"/>
    </style:style>
    <style:style style:name="T233_1" style:family="text"/>
    <style:style style:name="T233_2" style:family="text"/>
    <style:style style:name="T233_3" style:family="text"/>
    <style:style style:name="T233_4" style:family="text"/>
    <style:style style:name="T233_5" style:family="text"/>
    <style:style style:name="T233_6" style:family="text"/>
    <style:style style:name="T233_7" style:family="text"/>
    <style:style style:name="T233_8" style:family="text"/>
    <style:style style:name="T233_9" style:family="text"/>
    <style:style style:name="T233_10" style:family="text"/>
    <style:style style:name="T233_11" style:family="text"/>
    <style:style style:name="T233_12" style:family="text"/>
    <style:style style:name="T233_13" style:family="text"/>
    <style:style style:name="T233_14" style:family="text"/>
    <style:style style:name="T233_15" style:family="text"/>
    <style:style style:name="T233_16" style:family="text"/>
    <style:style style:name="T233_17" style:family="text"/>
    <style:style style:name="T233_18" style:family="text"/>
    <style:style style:name="T233_19" style:family="text"/>
    <style:style style:name="T233_20" style:family="text"/>
    <style:style style:name="T233_21" style:family="text"/>
    <style:style style:name="T233_22" style:family="text"/>
    <style:style style:name="T233_23" style:family="text"/>
    <style:style style:name="T233_24" style:family="text"/>
    <style:style style:name="T233_25" style:family="text"/>
    <style:style style:name="T233_26" style:family="text"/>
    <style:style style:name="T233_27" style:family="text"/>
    <style:style style:name="T233_28" style:family="text"/>
    <style:style style:name="T233_29" style:family="text"/>
    <style:style style:name="T233_30" style:family="text"/>
    <style:style style:name="T233_31" style:family="text"/>
    <style:style style:name="T233_32" style:family="text"/>
    <style:style style:name="T233_33" style:family="text"/>
    <style:style style:name="T233_34" style:family="text"/>
    <style:style style:name="T233_35" style:family="text"/>
    <style:style style:name="T233_36" style:family="text"/>
    <style:style style:name="T233_37" style:family="text"/>
    <style:style style:name="T233_38" style:family="text"/>
    <style:style style:name="T233_39" style:family="text"/>
    <style:style style:name="T233_40" style:family="text"/>
    <style:style style:name="T233_41" style:family="text"/>
    <style:style style:name="T233_42" style:family="text"/>
    <style:style style:name="T233_43" style:family="text"/>
    <style:style style:name="T233_44" style:family="text"/>
    <style:style style:name="T233_45" style:family="text"/>
    <style:style style:name="T233_46" style:family="text"/>
    <style:style style:name="T233_47" style:family="text"/>
    <style:style style:name="T233_48" style:family="text"/>
    <style:style style:name="T233_49" style:family="text"/>
    <style:style style:name="T233_50" style:family="text"/>
    <style:style style:name="T233_51" style:family="text"/>
    <style:style style:name="P234" style:family="paragraph" style:parent-style-name="Standard">
      <style:paragraph-properties fo:text-align="center" fo:break-before="auto" fo:line-height="150%" style:writing-mode="lr-tb"/>
    </style:style>
    <style:style style:name="P235" style:family="paragraph" style:parent-style-name="Standard">
      <style:paragraph-properties fo:text-align="center" fo:break-before="auto" fo:line-height="150%" style:writing-mode="lr-tb"/>
    </style:style>
    <style:style style:name="T235_1" style:family="text">
      <style:text-properties fo:font-weight="bold" style:font-weight-asian="bold" style:font-weight-complex="bold"/>
    </style:style>
    <style:style style:name="T235_2" style:family="text">
      <style:text-properties fo:font-weight="bold" style:font-weight-asian="bold" style:font-weight-complex="bold"/>
    </style:style>
    <style:style style:name="T235_3" style:family="text">
      <style:text-properties fo:font-weight="bold" style:font-weight-asian="bold" style:font-weight-complex="bold"/>
    </style:style>
    <style:style style:name="T235_4" style:family="text">
      <style:text-properties fo:font-weight="bold" style:font-weight-asian="bold" style:font-weight-complex="bold"/>
    </style:style>
    <style:style style:name="T235_5" style:family="text">
      <style:text-properties fo:font-weight="bold" style:font-weight-asian="bold" style:font-weight-complex="bold"/>
    </style:style>
    <style:style style:name="T235_6" style:family="text">
      <style:text-properties fo:font-weight="bold" style:font-weight-asian="bold" style:font-weight-complex="bold"/>
    </style:style>
    <style:style style:name="T235_7" style:family="text">
      <style:text-properties fo:font-weight="bold" style:font-weight-asian="bold" style:font-weight-complex="bold"/>
    </style:style>
    <style:style style:name="T235_8" style:family="text">
      <style:text-properties fo:font-weight="bold" style:font-weight-asian="bold" style:font-weight-complex="bold"/>
    </style:style>
    <style:style style:name="T235_9" style:family="text">
      <style:text-properties fo:font-weight="bold" style:font-weight-asian="bold" style:font-weight-complex="bold"/>
    </style:style>
    <style:style style:name="T235_10" style:family="text">
      <style:text-properties fo:font-weight="bold" style:font-weight-asian="bold" style:font-weight-complex="bold"/>
    </style:style>
    <style:style style:name="T235_11" style:family="text">
      <style:text-properties fo:font-weight="bold" style:font-weight-asian="bold" style:font-weight-complex="bold"/>
    </style:style>
    <style:style style:name="Table19" style:family="table">
      <style:table-properties table:align="right" style:width="17cm" fo:margin-left="0cm"/>
    </style:style>
    <style:style style:name="Column34" style:family="table-column">
      <style:table-column-properties style:column-width="8.5cm"/>
    </style:style>
    <style:style style:name="Column35" style:family="table-column">
      <style:table-column-properties style:column-width="8.5cm"/>
    </style:style>
    <style:style style:name="Row32" style:family="table-row"/>
    <style:style style:name="Cell83" style:family="table-cell">
      <style:table-cell-properties style:vertical-align="top" fo:padding-top="0.176cm" fo:padding-bottom="0.176cm" fo:padding-left="0.176cm" fo:padding-right="0.176cm"/>
    </style:style>
    <style:style style:name="P2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3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6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4" style:family="table-cell">
      <style:table-cell-properties style:vertical-align="top" fo:padding-top="0.176cm" fo:padding-bottom="0.176cm" fo:padding-left="0.176cm" fo:padding-right="0.176cm"/>
    </style:style>
    <style:style style:name="P237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37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37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38" style:family="paragraph" style:parent-style-name="Standard">
      <style:paragraph-properties fo:text-align="justify" fo:break-before="auto" fo:line-height="150%" style:writing-mode="lr-tb"/>
    </style:style>
    <style:style style:name="T238_1" style:family="text"/>
    <style:style style:name="T238_2" style:family="text"/>
    <style:style style:name="T238_3" style:family="text"/>
    <style:style style:name="T238_4" style:family="text"/>
    <style:style style:name="T238_5" style:family="text"/>
    <style:style style:name="T238_6" style:family="text"/>
    <style:style style:name="T238_7" style:family="text"/>
    <style:style style:name="T238_8" style:family="text"/>
    <style:style style:name="T238_9" style:family="text"/>
    <style:style style:name="T238_10" style:family="text"/>
    <style:style style:name="T238_11" style:family="text"/>
    <style:style style:name="T238_12" style:family="text"/>
    <style:style style:name="T238_13" style:family="text"/>
    <style:style style:name="T238_14" style:family="text"/>
    <style:style style:name="T238_15" style:family="text"/>
    <style:style style:name="T238_16" style:family="text"/>
    <style:style style:name="T238_17" style:family="text"/>
    <style:style style:name="T238_18" style:family="text"/>
    <style:style style:name="T238_19" style:family="text"/>
    <style:style style:name="T238_20" style:family="text"/>
    <style:style style:name="T238_21" style:family="text"/>
    <style:style style:name="T238_22" style:family="text"/>
    <style:style style:name="T238_23" style:family="text"/>
    <style:style style:name="T238_24" style:family="text"/>
    <style:style style:name="T238_25" style:family="text"/>
    <style:style style:name="T238_26" style:family="text"/>
    <style:style style:name="T238_27" style:family="text"/>
    <style:style style:name="T238_28" style:family="text"/>
    <style:style style:name="T238_29" style:family="text"/>
    <style:style style:name="T238_30" style:family="text"/>
    <style:style style:name="T238_31" style:family="text"/>
    <style:style style:name="T238_32" style:family="text"/>
    <style:style style:name="T238_33" style:family="text"/>
    <style:style style:name="T238_34" style:family="text"/>
    <style:style style:name="T238_35" style:family="text"/>
    <style:style style:name="T238_36" style:family="text"/>
    <style:style style:name="T238_37" style:family="text"/>
    <style:style style:name="T238_38" style:family="text"/>
    <style:style style:name="T238_39" style:family="text"/>
    <style:style style:name="P239" style:family="paragraph" style:parent-style-name="Standard">
      <style:paragraph-properties fo:text-align="center" fo:break-before="auto" fo:line-height="150%" style:writing-mode="lr-tb"/>
    </style:style>
    <style:style style:name="T239_1" style:family="text">
      <style:text-properties fo:font-weight="bold" style:font-weight-asian="bold" style:font-weight-complex="bold"/>
    </style:style>
    <style:style style:name="T239_2" style:family="text">
      <style:text-properties fo:font-weight="bold" style:font-weight-asian="bold" style:font-weight-complex="bold"/>
    </style:style>
    <style:style style:name="T239_3" style:family="text">
      <style:text-properties fo:font-weight="bold" style:font-weight-asian="bold" style:font-weight-complex="bold"/>
    </style:style>
    <style:style style:name="T239_4" style:family="text">
      <style:text-properties fo:font-weight="bold" style:font-weight-asian="bold" style:font-weight-complex="bold"/>
    </style:style>
    <style:style style:name="T239_5" style:family="text">
      <style:text-properties fo:font-weight="bold" style:font-weight-asian="bold" style:font-weight-complex="bold"/>
    </style:style>
    <style:style style:name="T239_6" style:family="text">
      <style:text-properties fo:font-weight="bold" style:font-weight-asian="bold" style:font-weight-complex="bold"/>
    </style:style>
    <style:style style:name="T239_7" style:family="text">
      <style:text-properties fo:font-weight="bold" style:font-weight-asian="bold" style:font-weight-complex="bold"/>
    </style:style>
    <style:style style:name="T239_8" style:family="text">
      <style:text-properties fo:font-weight="bold" style:font-weight-asian="bold" style:font-weight-complex="bold"/>
    </style:style>
    <style:style style:name="T239_9" style:family="text">
      <style:text-properties fo:font-weight="bold" style:font-weight-asian="bold" style:font-weight-complex="bold"/>
    </style:style>
    <style:style style:name="T239_10" style:family="text">
      <style:text-properties fo:font-weight="bold" style:font-weight-asian="bold" style:font-weight-complex="bold"/>
    </style:style>
    <style:style style:name="T239_11" style:family="text">
      <style:text-properties fo:font-weight="bold" style:font-weight-asian="bold" style:font-weight-complex="bold"/>
    </style:style>
    <style:style style:name="T239_12" style:family="text">
      <style:text-properties fo:font-weight="bold" style:font-weight-asian="bold" style:font-weight-complex="bold"/>
    </style:style>
    <style:style style:name="T239_13" style:family="text">
      <style:text-properties fo:font-weight="bold" style:font-weight-asian="bold" style:font-weight-complex="bold"/>
    </style:style>
    <style:style style:name="T239_14" style:family="text">
      <style:text-properties fo:font-weight="bold" style:font-weight-asian="bold" style:font-weight-complex="bold"/>
    </style:style>
    <style:style style:name="T239_15" style:family="text">
      <style:text-properties fo:font-weight="bold" style:font-weight-asian="bold" style:font-weight-complex="bold"/>
    </style:style>
    <style:style style:name="T239_16" style:family="text">
      <style:text-properties fo:font-weight="bold" style:font-weight-asian="bold" style:font-weight-complex="bold"/>
    </style:style>
    <style:style style:name="T239_17" style:family="text">
      <style:text-properties fo:font-weight="bold" style:font-weight-asian="bold" style:font-weight-complex="bold"/>
    </style:style>
    <style:style style:name="Table20" style:family="table">
      <style:table-properties table:align="right" style:width="17cm" fo:margin-left="0cm"/>
    </style:style>
    <style:style style:name="Column36" style:family="table-column">
      <style:table-column-properties style:column-width="8.5cm"/>
    </style:style>
    <style:style style:name="Column37" style:family="table-column">
      <style:table-column-properties style:column-width="8.5cm"/>
    </style:style>
    <style:style style:name="Row33" style:family="table-row"/>
    <style:style style:name="Cell85" style:family="table-cell">
      <style:table-cell-properties style:vertical-align="top" fo:padding-top="0.176cm" fo:padding-bottom="0.176cm" fo:padding-left="0.176cm" fo:padding-right="0.176cm"/>
    </style:style>
    <style:style style:name="P2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6" style:family="table-cell">
      <style:table-cell-properties style:vertical-align="top" fo:padding-top="0.176cm" fo:padding-bottom="0.176cm" fo:padding-left="0.176cm" fo:padding-right="0.176cm"/>
    </style:style>
    <style:style style:name="P24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2" style:family="paragraph" style:parent-style-name="Standard">
      <style:paragraph-properties fo:text-align="justify" fo:break-before="auto" fo:line-height="150%" style:writing-mode="lr-tb"/>
    </style:style>
    <style:style style:name="T242_1" style:family="text">
      <style:text-properties fo:color="#800000"/>
    </style:style>
    <style:style style:name="T242_2" style:family="text"/>
    <style:style style:name="T242_3" style:family="text"/>
    <style:style style:name="T242_4" style:family="text"/>
    <style:style style:name="T242_5" style:family="text"/>
    <style:style style:name="T242_6" style:family="text"/>
    <style:style style:name="T242_7" style:family="text"/>
    <style:style style:name="T242_8" style:family="text"/>
    <style:style style:name="T242_9" style:family="text"/>
    <style:style style:name="T242_10" style:family="text"/>
    <style:style style:name="T242_11" style:family="text"/>
    <style:style style:name="T242_12" style:family="text"/>
    <style:style style:name="T242_13" style:family="text"/>
    <style:style style:name="T242_14" style:family="text"/>
    <style:style style:name="T242_15" style:family="text"/>
    <style:style style:name="T242_16" style:family="text"/>
    <style:style style:name="T242_17" style:family="text"/>
    <style:style style:name="T242_18" style:family="text"/>
    <style:style style:name="T242_19" style:family="text"/>
    <style:style style:name="T242_20" style:family="text"/>
    <style:style style:name="T242_21" style:family="text"/>
    <style:style style:name="T242_22" style:family="text"/>
    <style:style style:name="T242_23" style:family="text"/>
    <style:style style:name="T242_24" style:family="text"/>
    <style:style style:name="T242_25" style:family="text"/>
    <style:style style:name="T242_26" style:family="text"/>
    <style:style style:name="T242_27" style:family="text"/>
    <style:style style:name="T242_28" style:family="text"/>
    <style:style style:name="T242_29" style:family="text"/>
    <style:style style:name="T242_30" style:family="text"/>
    <style:style style:name="T242_31" style:family="text"/>
    <style:style style:name="P243" style:family="paragraph" style:parent-style-name="Standard">
      <style:paragraph-properties fo:text-align="justify" fo:break-before="auto" fo:line-height="150%" style:writing-mode="lr-tb"/>
    </style:style>
    <style:style style:name="P244" style:family="paragraph" style:parent-style-name="Standard">
      <style:paragraph-properties fo:text-align="center" fo:break-before="auto" fo:line-height="150%" style:writing-mode="lr-tb"/>
    </style:style>
    <style:style style:name="T244_1" style:family="text">
      <style:text-properties fo:font-weight="bold" style:font-weight-asian="bold" style:font-weight-complex="bold"/>
    </style:style>
    <style:style style:name="T244_2" style:family="text">
      <style:text-properties fo:font-weight="bold" style:font-weight-asian="bold" style:font-weight-complex="bold"/>
    </style:style>
    <style:style style:name="T244_3" style:family="text">
      <style:text-properties fo:font-weight="bold" style:font-weight-asian="bold" style:font-weight-complex="bold"/>
    </style:style>
    <style:style style:name="T244_4" style:family="text">
      <style:text-properties fo:font-weight="bold" style:font-weight-asian="bold" style:font-weight-complex="bold"/>
    </style:style>
    <style:style style:name="T244_5" style:family="text">
      <style:text-properties fo:font-weight="bold" style:font-weight-asian="bold" style:font-weight-complex="bold"/>
    </style:style>
    <style:style style:name="T244_6" style:family="text">
      <style:text-properties fo:font-weight="bold" style:font-weight-asian="bold" style:font-weight-complex="bold"/>
    </style:style>
    <style:style style:name="T244_7" style:family="text">
      <style:text-properties fo:font-weight="bold" style:font-weight-asian="bold" style:font-weight-complex="bold"/>
    </style:style>
    <style:style style:name="T244_8" style:family="text">
      <style:text-properties fo:font-weight="bold" style:font-weight-asian="bold" style:font-weight-complex="bold"/>
    </style:style>
    <style:style style:name="T244_9" style:family="text">
      <style:text-properties fo:font-weight="bold" style:font-weight-asian="bold" style:font-weight-complex="bold"/>
    </style:style>
    <style:style style:name="T244_10" style:family="text">
      <style:text-properties fo:font-weight="bold" style:font-weight-asian="bold" style:font-weight-complex="bold"/>
    </style:style>
    <style:style style:name="T244_11" style:family="text">
      <style:text-properties fo:font-weight="bold" style:font-weight-asian="bold" style:font-weight-complex="bold"/>
    </style:style>
    <style:style style:name="T244_12" style:family="text">
      <style:text-properties fo:font-weight="bold" style:font-weight-asian="bold" style:font-weight-complex="bold"/>
    </style:style>
    <style:style style:name="T244_13" style:family="text">
      <style:text-properties fo:font-weight="bold" style:font-weight-asian="bold" style:font-weight-complex="bold"/>
    </style:style>
    <style:style style:name="T244_14" style:family="text">
      <style:text-properties fo:font-weight="bold" style:font-weight-asian="bold" style:font-weight-complex="bold"/>
    </style:style>
    <style:style style:name="T244_15" style:family="text">
      <style:text-properties fo:font-weight="bold" style:font-weight-asian="bold" style:font-weight-complex="bold"/>
    </style:style>
    <style:style style:name="T244_16" style:family="text">
      <style:text-properties fo:font-weight="bold" style:font-weight-asian="bold" style:font-weight-complex="bold"/>
    </style:style>
    <style:style style:name="T244_17" style:family="text">
      <style:text-properties fo:font-weight="bold" style:font-weight-asian="bold" style:font-weight-complex="bold"/>
    </style:style>
    <style:style style:name="Table21" style:family="table">
      <style:table-properties table:align="right" style:width="17cm" fo:margin-left="0cm"/>
    </style:style>
    <style:style style:name="Column38" style:family="table-column">
      <style:table-column-properties style:column-width="8.5cm"/>
    </style:style>
    <style:style style:name="Column39" style:family="table-column">
      <style:table-column-properties style:column-width="8.5cm"/>
    </style:style>
    <style:style style:name="Row34" style:family="table-row"/>
    <style:style style:name="Cell87" style:family="table-cell">
      <style:table-cell-properties style:vertical-align="top" fo:padding-top="0.176cm" fo:padding-bottom="0.176cm" fo:padding-left="0.176cm" fo:padding-right="0.176cm"/>
    </style:style>
    <style:style style:name="P24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4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88" style:family="table-cell">
      <style:table-cell-properties style:vertical-align="top" fo:padding-top="0.176cm" fo:padding-bottom="0.176cm" fo:padding-left="0.176cm" fo:padding-right="0.176cm"/>
    </style:style>
    <style:style style:name="P24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4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4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47" style:family="paragraph" style:parent-style-name="Standard">
      <style:paragraph-properties fo:text-align="justify" fo:break-before="auto" fo:line-height="150%" style:writing-mode="lr-tb"/>
    </style:style>
    <style:style style:name="T247_1" style:family="text"/>
    <style:style style:name="T247_2" style:family="text"/>
    <style:style style:name="T247_3" style:family="text"/>
    <style:style style:name="T247_4" style:family="text"/>
    <style:style style:name="T247_5" style:family="text"/>
    <style:style style:name="T247_6" style:family="text"/>
    <style:style style:name="T247_7" style:family="text"/>
    <style:style style:name="T247_8" style:family="text"/>
    <style:style style:name="T247_9" style:family="text"/>
    <style:style style:name="T247_10" style:family="text"/>
    <style:style style:name="T247_11" style:family="text"/>
    <style:style style:name="T247_12" style:family="text"/>
    <style:style style:name="T247_13" style:family="text"/>
    <style:style style:name="T247_14" style:family="text"/>
    <style:style style:name="T247_15" style:family="text"/>
    <style:style style:name="T247_16" style:family="text"/>
    <style:style style:name="T247_17" style:family="text"/>
    <style:style style:name="T247_18" style:family="text"/>
    <style:style style:name="T247_19" style:family="text"/>
    <style:style style:name="T247_20" style:family="text"/>
    <style:style style:name="T247_21" style:family="text"/>
    <style:style style:name="T247_22" style:family="text"/>
    <style:style style:name="T247_23" style:family="text"/>
    <style:style style:name="T247_24" style:family="text"/>
    <style:style style:name="T247_25" style:family="text"/>
    <style:style style:name="T247_26" style:family="text"/>
    <style:style style:name="T247_27" style:family="text"/>
    <style:style style:name="T247_28" style:family="text"/>
    <style:style style:name="T247_29" style:family="text"/>
    <style:style style:name="T247_30" style:family="text"/>
    <style:style style:name="T247_31" style:family="text"/>
    <style:style style:name="P248" style:family="paragraph" style:parent-style-name="Standard">
      <style:paragraph-properties fo:text-align="justify" fo:break-before="auto" fo:line-height="150%" style:writing-mode="lr-tb"/>
    </style:style>
    <style:style style:name="P249" style:family="paragraph" style:parent-style-name="Standard">
      <style:paragraph-properties fo:text-align="center" fo:break-before="auto" fo:line-height="150%" style:writing-mode="lr-tb"/>
    </style:style>
    <style:style style:name="T249_1" style:family="text">
      <style:text-properties fo:font-weight="bold" style:font-weight-asian="bold" style:font-weight-complex="bold"/>
    </style:style>
    <style:style style:name="T249_2" style:family="text">
      <style:text-properties fo:font-weight="bold" style:font-weight-asian="bold" style:font-weight-complex="bold"/>
    </style:style>
    <style:style style:name="T249_3" style:family="text">
      <style:text-properties fo:font-weight="bold" style:font-weight-asian="bold" style:font-weight-complex="bold"/>
    </style:style>
    <style:style style:name="T249_4" style:family="text">
      <style:text-properties fo:font-weight="bold" style:font-weight-asian="bold" style:font-weight-complex="bold"/>
    </style:style>
    <style:style style:name="T249_5" style:family="text">
      <style:text-properties fo:font-weight="bold" style:font-weight-asian="bold" style:font-weight-complex="bold"/>
    </style:style>
    <style:style style:name="T249_6" style:family="text">
      <style:text-properties fo:font-weight="bold" style:font-weight-asian="bold" style:font-weight-complex="bold"/>
    </style:style>
    <style:style style:name="T249_7" style:family="text">
      <style:text-properties fo:font-weight="bold" style:font-weight-asian="bold" style:font-weight-complex="bold"/>
    </style:style>
    <style:style style:name="T249_8" style:family="text">
      <style:text-properties fo:font-weight="bold" style:font-weight-asian="bold" style:font-weight-complex="bold"/>
    </style:style>
    <style:style style:name="T249_9" style:family="text">
      <style:text-properties fo:font-weight="bold" style:font-weight-asian="bold" style:font-weight-complex="bold"/>
    </style:style>
    <style:style style:name="T249_10" style:family="text">
      <style:text-properties fo:font-weight="bold" style:font-weight-asian="bold" style:font-weight-complex="bold"/>
    </style:style>
    <style:style style:name="T249_11" style:family="text">
      <style:text-properties fo:font-weight="bold" style:font-weight-asian="bold" style:font-weight-complex="bold"/>
    </style:style>
    <style:style style:name="T249_12" style:family="text">
      <style:text-properties fo:font-weight="bold" style:font-weight-asian="bold" style:font-weight-complex="bold"/>
    </style:style>
    <style:style style:name="T249_13" style:family="text">
      <style:text-properties fo:font-weight="bold" style:font-weight-asian="bold" style:font-weight-complex="bold"/>
    </style:style>
    <style:style style:name="T249_14" style:family="text">
      <style:text-properties fo:font-weight="bold" style:font-weight-asian="bold" style:font-weight-complex="bold"/>
    </style:style>
    <style:style style:name="T249_15" style:family="text">
      <style:text-properties fo:font-weight="bold" style:font-weight-asian="bold" style:font-weight-complex="bold"/>
    </style:style>
    <style:style style:name="T249_16" style:family="text">
      <style:text-properties fo:font-weight="bold" style:font-weight-asian="bold" style:font-weight-complex="bold"/>
    </style:style>
    <style:style style:name="T249_17" style:family="text">
      <style:text-properties fo:font-weight="bold" style:font-weight-asian="bold" style:font-weight-complex="bold"/>
    </style:style>
    <style:style style:name="T249_18" style:family="text">
      <style:text-properties fo:font-weight="bold" style:font-weight-asian="bold" style:font-weight-complex="bold"/>
    </style:style>
    <style:style style:name="T249_19" style:family="text">
      <style:text-properties fo:font-weight="bold" style:font-weight-asian="bold" style:font-weight-complex="bold"/>
    </style:style>
    <style:style style:name="Table22" style:family="table">
      <style:table-properties table:align="right" style:width="17cm" fo:margin-left="0cm"/>
    </style:style>
    <style:style style:name="Column40" style:family="table-column">
      <style:table-column-properties style:column-width="8.5cm"/>
    </style:style>
    <style:style style:name="Column41" style:family="table-column">
      <style:table-column-properties style:column-width="8.5cm"/>
    </style:style>
    <style:style style:name="Row35" style:family="table-row"/>
    <style:style style:name="Cell89" style:family="table-cell">
      <style:table-cell-properties style:vertical-align="top" fo:padding-top="0.176cm" fo:padding-bottom="0.176cm" fo:padding-left="0.176cm" fo:padding-right="0.176cm"/>
    </style:style>
    <style:style style:name="P25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0" style:family="table-cell">
      <style:table-cell-properties style:vertical-align="top" fo:padding-top="0.176cm" fo:padding-bottom="0.176cm" fo:padding-left="0.176cm" fo:padding-right="0.176cm"/>
    </style:style>
    <style:style style:name="P25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5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2" style:family="paragraph" style:parent-style-name="Standard">
      <style:paragraph-properties fo:text-align="justify" fo:break-before="auto" fo:line-height="150%" style:writing-mode="lr-tb"/>
    </style:style>
    <style:style style:name="T252_1" style:family="text">
      <style:text-properties fo:color="#800000"/>
    </style:style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T252_14" style:family="text"/>
    <style:style style:name="T252_15" style:family="text"/>
    <style:style style:name="T252_16" style:family="text"/>
    <style:style style:name="T252_17" style:family="text"/>
    <style:style style:name="T252_18" style:family="text"/>
    <style:style style:name="T252_19" style:family="text"/>
    <style:style style:name="T252_20" style:family="text"/>
    <style:style style:name="T252_21" style:family="text"/>
    <style:style style:name="T252_22" style:family="text"/>
    <style:style style:name="T252_23" style:family="text"/>
    <style:style style:name="T252_24" style:family="text"/>
    <style:style style:name="T252_25" style:family="text"/>
    <style:style style:name="T252_26" style:family="text"/>
    <style:style style:name="T252_27" style:family="text"/>
    <style:style style:name="T252_28" style:family="text"/>
    <style:style style:name="T252_29" style:family="text"/>
    <style:style style:name="T252_30" style:family="text"/>
    <style:style style:name="T252_31" style:family="text"/>
    <style:style style:name="T252_32" style:family="text"/>
    <style:style style:name="T252_33" style:family="text"/>
    <style:style style:name="T252_34" style:family="text"/>
    <style:style style:name="T252_35" style:family="text"/>
    <style:style style:name="T252_36" style:family="text"/>
    <style:style style:name="T252_37" style:family="text"/>
    <style:style style:name="T252_38" style:family="text"/>
    <style:style style:name="T252_39" style:family="text"/>
    <style:style style:name="P253" style:family="paragraph" style:parent-style-name="Standard">
      <style:paragraph-properties fo:text-align="justify" fo:break-before="auto" fo:line-height="150%" style:writing-mode="lr-tb"/>
    </style:style>
    <style:style style:name="P254" style:family="paragraph" style:parent-style-name="Standard">
      <style:paragraph-properties fo:text-align="center" fo:break-before="auto" fo:line-height="150%" style:writing-mode="lr-tb"/>
    </style:style>
    <style:style style:name="T254_1" style:family="text">
      <style:text-properties fo:font-weight="bold" style:font-weight-asian="bold" style:font-weight-complex="bold"/>
    </style:style>
    <style:style style:name="T254_2" style:family="text">
      <style:text-properties fo:font-weight="bold" style:font-weight-asian="bold" style:font-weight-complex="bold"/>
    </style:style>
    <style:style style:name="T254_3" style:family="text">
      <style:text-properties fo:font-weight="bold" style:font-weight-asian="bold" style:font-weight-complex="bold"/>
    </style:style>
    <style:style style:name="T254_4" style:family="text">
      <style:text-properties fo:font-weight="bold" style:font-weight-asian="bold" style:font-weight-complex="bold"/>
    </style:style>
    <style:style style:name="T254_5" style:family="text">
      <style:text-properties fo:font-weight="bold" style:font-weight-asian="bold" style:font-weight-complex="bold"/>
    </style:style>
    <style:style style:name="T254_6" style:family="text">
      <style:text-properties fo:font-weight="bold" style:font-weight-asian="bold" style:font-weight-complex="bold"/>
    </style:style>
    <style:style style:name="T254_7" style:family="text">
      <style:text-properties fo:font-weight="bold" style:font-weight-asian="bold" style:font-weight-complex="bold"/>
    </style:style>
    <style:style style:name="T254_8" style:family="text">
      <style:text-properties fo:font-weight="bold" style:font-weight-asian="bold" style:font-weight-complex="bold"/>
    </style:style>
    <style:style style:name="T254_9" style:family="text">
      <style:text-properties fo:font-weight="bold" style:font-weight-asian="bold" style:font-weight-complex="bold"/>
    </style:style>
    <style:style style:name="T254_10" style:family="text">
      <style:text-properties fo:font-weight="bold" style:font-weight-asian="bold" style:font-weight-complex="bold"/>
    </style:style>
    <style:style style:name="T254_11" style:family="text">
      <style:text-properties fo:font-weight="bold" style:font-weight-asian="bold" style:font-weight-complex="bold"/>
    </style:style>
    <style:style style:name="T254_12" style:family="text">
      <style:text-properties fo:font-weight="bold" style:font-weight-asian="bold" style:font-weight-complex="bold"/>
    </style:style>
    <style:style style:name="T254_13" style:family="text">
      <style:text-properties fo:font-weight="bold" style:font-weight-asian="bold" style:font-weight-complex="bold"/>
    </style:style>
    <style:style style:name="T254_14" style:family="text">
      <style:text-properties fo:font-weight="bold" style:font-weight-asian="bold" style:font-weight-complex="bold"/>
    </style:style>
    <style:style style:name="T254_15" style:family="text">
      <style:text-properties fo:font-weight="bold" style:font-weight-asian="bold" style:font-weight-complex="bold"/>
    </style:style>
    <style:style style:name="T254_16" style:family="text">
      <style:text-properties fo:font-weight="bold" style:font-weight-asian="bold" style:font-weight-complex="bold"/>
    </style:style>
    <style:style style:name="T254_17" style:family="text">
      <style:text-properties fo:font-weight="bold" style:font-weight-asian="bold" style:font-weight-complex="bold"/>
    </style:style>
    <style:style style:name="T254_18" style:family="text">
      <style:text-properties fo:font-weight="bold" style:font-weight-asian="bold" style:font-weight-complex="bold"/>
    </style:style>
    <style:style style:name="T254_19" style:family="text">
      <style:text-properties fo:font-weight="bold" style:font-weight-asian="bold" style:font-weight-complex="bold"/>
    </style:style>
    <style:style style:name="T254_20" style:family="text">
      <style:text-properties fo:font-weight="bold" style:font-weight-asian="bold" style:font-weight-complex="bold"/>
    </style:style>
    <style:style style:name="T254_21" style:family="text">
      <style:text-properties fo:font-weight="bold" style:font-weight-asian="bold" style:font-weight-complex="bold"/>
    </style:style>
    <style:style style:name="Table23" style:family="table">
      <style:table-properties table:align="right" style:width="17cm" fo:margin-left="0cm"/>
    </style:style>
    <style:style style:name="Column42" style:family="table-column">
      <style:table-column-properties style:column-width="8.5cm"/>
    </style:style>
    <style:style style:name="Column43" style:family="table-column">
      <style:table-column-properties style:column-width="8.5cm"/>
    </style:style>
    <style:style style:name="Row36" style:family="table-row"/>
    <style:style style:name="Cell91" style:family="table-cell">
      <style:table-cell-properties style:vertical-align="top" fo:padding-top="0.176cm" fo:padding-bottom="0.176cm" fo:padding-left="0.176cm" fo:padding-right="0.176cm"/>
    </style:style>
    <style:style style:name="P25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2" style:family="table-cell">
      <style:table-cell-properties style:vertical-align="top" fo:padding-top="0.176cm" fo:padding-bottom="0.176cm" fo:padding-left="0.176cm" fo:padding-right="0.176cm"/>
    </style:style>
    <style:style style:name="P25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5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5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57" style:family="paragraph" style:parent-style-name="Standard">
      <style:paragraph-properties fo:text-align="justify" fo:break-before="auto" fo:line-height="150%" style:writing-mode="lr-tb"/>
    </style:style>
    <style:style style:name="T257_1" style:family="text">
      <style:text-properties fo:font-weight="bold" style:font-weight-asian="bold" style:font-weight-complex="bold"/>
    </style:style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T257_9" style:family="text"/>
    <style:style style:name="T257_10" style:family="text"/>
    <style:style style:name="T257_11" style:family="text"/>
    <style:style style:name="T257_12" style:family="text"/>
    <style:style style:name="T257_13" style:family="text"/>
    <style:style style:name="T257_14" style:family="text"/>
    <style:style style:name="T257_15" style:family="text"/>
    <style:style style:name="T257_16" style:family="text"/>
    <style:style style:name="T257_17" style:family="text"/>
    <style:style style:name="T257_18" style:family="text"/>
    <style:style style:name="T257_19" style:family="text"/>
    <style:style style:name="T257_20" style:family="text"/>
    <style:style style:name="T257_21" style:family="text"/>
    <style:style style:name="T257_22" style:family="text"/>
    <style:style style:name="T257_23" style:family="text"/>
    <style:style style:name="T257_24" style:family="text"/>
    <style:style style:name="T257_25" style:family="text"/>
    <style:style style:name="T257_26" style:family="text"/>
    <style:style style:name="T257_27" style:family="text"/>
    <style:style style:name="T257_28" style:family="text"/>
    <style:style style:name="T257_29" style:family="text"/>
    <style:style style:name="T257_30" style:family="text"/>
    <style:style style:name="T257_31" style:family="text"/>
    <style:style style:name="T257_32" style:family="text"/>
    <style:style style:name="T257_33" style:family="text"/>
    <style:style style:name="T257_34" style:family="text"/>
    <style:style style:name="T257_35" style:family="text"/>
    <style:style style:name="T257_36" style:family="text"/>
    <style:style style:name="T257_37" style:family="text"/>
    <style:style style:name="T257_38" style:family="text"/>
    <style:style style:name="T257_39" style:family="text"/>
    <style:style style:name="T257_40" style:family="text"/>
    <style:style style:name="T257_41" style:family="text"/>
    <style:style style:name="T257_42" style:family="text"/>
    <style:style style:name="T257_43" style:family="text"/>
    <style:style style:name="P258" style:family="paragraph" style:parent-style-name="Standard">
      <style:paragraph-properties fo:text-align="justify" fo:break-before="auto" fo:line-height="150%" style:writing-mode="lr-tb"/>
    </style:style>
    <style:style style:name="P259" style:family="paragraph" style:parent-style-name="Standard">
      <style:paragraph-properties fo:text-align="center" fo:break-before="auto" fo:line-height="150%" style:writing-mode="lr-tb"/>
    </style:style>
    <style:style style:name="T259_1" style:family="text">
      <style:text-properties fo:font-weight="bold" style:font-weight-asian="bold" style:font-weight-complex="bold"/>
    </style:style>
    <style:style style:name="T259_2" style:family="text">
      <style:text-properties fo:font-weight="bold" style:font-weight-asian="bold" style:font-weight-complex="bold"/>
    </style:style>
    <style:style style:name="T259_3" style:family="text">
      <style:text-properties fo:font-weight="bold" style:font-weight-asian="bold" style:font-weight-complex="bold"/>
    </style:style>
    <style:style style:name="T259_4" style:family="text">
      <style:text-properties fo:font-weight="bold" style:font-weight-asian="bold" style:font-weight-complex="bold"/>
    </style:style>
    <style:style style:name="T259_5" style:family="text">
      <style:text-properties fo:font-weight="bold" style:font-weight-asian="bold" style:font-weight-complex="bold"/>
    </style:style>
    <style:style style:name="T259_6" style:family="text">
      <style:text-properties fo:font-weight="bold" style:font-weight-asian="bold" style:font-weight-complex="bold"/>
    </style:style>
    <style:style style:name="T259_7" style:family="text">
      <style:text-properties fo:font-weight="bold" style:font-weight-asian="bold" style:font-weight-complex="bold"/>
    </style:style>
    <style:style style:name="T259_8" style:family="text">
      <style:text-properties fo:font-weight="bold" style:font-weight-asian="bold" style:font-weight-complex="bold"/>
    </style:style>
    <style:style style:name="T259_9" style:family="text">
      <style:text-properties fo:font-weight="bold" style:font-weight-asian="bold" style:font-weight-complex="bold"/>
    </style:style>
    <style:style style:name="T259_10" style:family="text">
      <style:text-properties fo:font-weight="bold" style:font-weight-asian="bold" style:font-weight-complex="bold"/>
    </style:style>
    <style:style style:name="T259_11" style:family="text">
      <style:text-properties fo:font-weight="bold" style:font-weight-asian="bold" style:font-weight-complex="bold"/>
    </style:style>
    <style:style style:name="T259_12" style:family="text">
      <style:text-properties fo:font-weight="bold" style:font-weight-asian="bold" style:font-weight-complex="bold"/>
    </style:style>
    <style:style style:name="T259_13" style:family="text">
      <style:text-properties fo:font-weight="bold" style:font-weight-asian="bold" style:font-weight-complex="bold"/>
    </style:style>
    <style:style style:name="T259_14" style:family="text">
      <style:text-properties fo:font-weight="bold" style:font-weight-asian="bold" style:font-weight-complex="bold"/>
    </style:style>
    <style:style style:name="T259_15" style:family="text">
      <style:text-properties fo:font-weight="bold" style:font-weight-asian="bold" style:font-weight-complex="bold"/>
    </style:style>
    <style:style style:name="T259_16" style:family="text">
      <style:text-properties fo:font-weight="bold" style:font-weight-asian="bold" style:font-weight-complex="bold"/>
    </style:style>
    <style:style style:name="T259_17" style:family="text">
      <style:text-properties fo:font-weight="bold" style:font-weight-asian="bold" style:font-weight-complex="bold"/>
    </style:style>
    <style:style style:name="Table24" style:family="table">
      <style:table-properties table:align="right" style:width="17cm" fo:margin-left="0cm"/>
    </style:style>
    <style:style style:name="Column44" style:family="table-column">
      <style:table-column-properties style:column-width="8.5cm"/>
    </style:style>
    <style:style style:name="Column45" style:family="table-column">
      <style:table-column-properties style:column-width="8.5cm"/>
    </style:style>
    <style:style style:name="Row37" style:family="table-row"/>
    <style:style style:name="Cell93" style:family="table-cell">
      <style:table-cell-properties style:vertical-align="top" fo:padding-top="0.176cm" fo:padding-bottom="0.176cm" fo:padding-left="0.176cm" fo:padding-right="0.176cm"/>
    </style:style>
    <style:style style:name="P26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4" style:family="table-cell">
      <style:table-cell-properties style:vertical-align="top" fo:padding-top="0.176cm" fo:padding-bottom="0.176cm" fo:padding-left="0.176cm" fo:padding-right="0.176cm"/>
    </style:style>
    <style:style style:name="P26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2" style:family="paragraph" style:parent-style-name="Standard">
      <style:paragraph-properties fo:text-align="justify" fo:break-before="auto" fo:line-height="150%" style:writing-mode="lr-tb"/>
    </style:style>
    <style:style style:name="T262_1" style:family="text"/>
    <style:style style:name="T262_2" style:family="text"/>
    <style:style style:name="T262_3" style:family="text"/>
    <style:style style:name="T262_4" style:family="text"/>
    <style:style style:name="T262_5" style:family="text"/>
    <style:style style:name="T262_6" style:family="text"/>
    <style:style style:name="T262_7" style:family="text"/>
    <style:style style:name="T262_8" style:family="text"/>
    <style:style style:name="T262_9" style:family="text"/>
    <style:style style:name="T262_10" style:family="text"/>
    <style:style style:name="T262_11" style:family="text"/>
    <style:style style:name="T262_12" style:family="text"/>
    <style:style style:name="T262_13" style:family="text"/>
    <style:style style:name="T262_14" style:family="text"/>
    <style:style style:name="T262_15" style:family="text"/>
    <style:style style:name="T262_16" style:family="text"/>
    <style:style style:name="T262_17" style:family="text"/>
    <style:style style:name="T262_18" style:family="text"/>
    <style:style style:name="T262_19" style:family="text"/>
    <style:style style:name="T262_20" style:family="text"/>
    <style:style style:name="T262_21" style:family="text"/>
    <style:style style:name="T262_22" style:family="text"/>
    <style:style style:name="T262_23" style:family="text"/>
    <style:style style:name="T262_24" style:family="text"/>
    <style:style style:name="T262_25" style:family="text"/>
    <style:style style:name="T262_26" style:family="text"/>
    <style:style style:name="T262_27" style:family="text"/>
    <style:style style:name="T262_28" style:family="text"/>
    <style:style style:name="T262_29" style:family="text"/>
    <style:style style:name="T262_30" style:family="text"/>
    <style:style style:name="T262_31" style:family="text"/>
    <style:style style:name="T262_32" style:family="text"/>
    <style:style style:name="T262_33" style:family="text"/>
    <style:style style:name="P263" style:family="paragraph" style:parent-style-name="Standard">
      <style:paragraph-properties fo:text-align="justify" fo:break-before="auto" fo:line-height="150%" style:writing-mode="lr-tb"/>
    </style:style>
    <style:style style:name="P264" style:family="paragraph" style:parent-style-name="Standard">
      <style:paragraph-properties fo:text-align="center" fo:break-before="auto" fo:line-height="150%" style:writing-mode="lr-tb"/>
    </style:style>
    <style:style style:name="T264_1" style:family="text">
      <style:text-properties fo:font-weight="bold" style:font-weight-asian="bold" style:font-weight-complex="bold"/>
    </style:style>
    <style:style style:name="T264_2" style:family="text">
      <style:text-properties fo:font-weight="bold" style:font-weight-asian="bold" style:font-weight-complex="bold"/>
    </style:style>
    <style:style style:name="T264_3" style:family="text">
      <style:text-properties fo:font-weight="bold" style:font-weight-asian="bold" style:font-weight-complex="bold"/>
    </style:style>
    <style:style style:name="T264_4" style:family="text">
      <style:text-properties fo:font-weight="bold" style:font-weight-asian="bold" style:font-weight-complex="bold"/>
    </style:style>
    <style:style style:name="T264_5" style:family="text">
      <style:text-properties fo:font-weight="bold" style:font-weight-asian="bold" style:font-weight-complex="bold"/>
    </style:style>
    <style:style style:name="T264_6" style:family="text">
      <style:text-properties fo:font-weight="bold" style:font-weight-asian="bold" style:font-weight-complex="bold"/>
    </style:style>
    <style:style style:name="T264_7" style:family="text">
      <style:text-properties fo:font-weight="bold" style:font-weight-asian="bold" style:font-weight-complex="bold"/>
    </style:style>
    <style:style style:name="T264_8" style:family="text">
      <style:text-properties fo:font-weight="bold" style:font-weight-asian="bold" style:font-weight-complex="bold"/>
    </style:style>
    <style:style style:name="T264_9" style:family="text">
      <style:text-properties fo:font-weight="bold" style:font-weight-asian="bold" style:font-weight-complex="bold"/>
    </style:style>
    <style:style style:name="T264_10" style:family="text">
      <style:text-properties fo:font-weight="bold" style:font-weight-asian="bold" style:font-weight-complex="bold"/>
    </style:style>
    <style:style style:name="T264_11" style:family="text">
      <style:text-properties fo:font-weight="bold" style:font-weight-asian="bold" style:font-weight-complex="bold"/>
    </style:style>
    <style:style style:name="T264_12" style:family="text">
      <style:text-properties fo:font-weight="bold" style:font-weight-asian="bold" style:font-weight-complex="bold"/>
    </style:style>
    <style:style style:name="T264_13" style:family="text">
      <style:text-properties fo:font-weight="bold" style:font-weight-asian="bold" style:font-weight-complex="bold"/>
    </style:style>
    <style:style style:name="T264_14" style:family="text">
      <style:text-properties fo:font-weight="bold" style:font-weight-asian="bold" style:font-weight-complex="bold"/>
    </style:style>
    <style:style style:name="T264_15" style:family="text">
      <style:text-properties fo:font-weight="bold" style:font-weight-asian="bold" style:font-weight-complex="bold"/>
    </style:style>
    <style:style style:name="Table25" style:family="table">
      <style:table-properties table:align="right" style:width="17cm" fo:margin-left="0cm"/>
    </style:style>
    <style:style style:name="Column46" style:family="table-column">
      <style:table-column-properties style:column-width="8.5cm"/>
    </style:style>
    <style:style style:name="Column47" style:family="table-column">
      <style:table-column-properties style:column-width="8.5cm"/>
    </style:style>
    <style:style style:name="Row38" style:family="table-row"/>
    <style:style style:name="Cell95" style:family="table-cell">
      <style:table-cell-properties style:vertical-align="top" fo:padding-top="0.176cm" fo:padding-bottom="0.176cm" fo:padding-left="0.176cm" fo:padding-right="0.176cm"/>
    </style:style>
    <style:style style:name="P26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6" style:family="table-cell">
      <style:table-cell-properties style:vertical-align="top" fo:padding-top="0.176cm" fo:padding-bottom="0.176cm" fo:padding-left="0.176cm" fo:padding-right="0.176cm"/>
    </style:style>
    <style:style style:name="P26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6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67" style:family="paragraph" style:parent-style-name="Standard">
      <style:paragraph-properties fo:text-align="justify" fo:break-before="auto" fo:line-height="150%" style:writing-mode="lr-tb"/>
    </style:style>
    <style:style style:name="T267_1" style:family="text">
      <style:text-properties fo:color="#800000"/>
    </style:style>
    <style:style style:name="T267_2" style:family="text"/>
    <style:style style:name="T267_3" style:family="text"/>
    <style:style style:name="T267_4" style:family="text"/>
    <style:style style:name="T267_5" style:family="text"/>
    <style:style style:name="T267_6" style:family="text"/>
    <style:style style:name="T267_7" style:family="text"/>
    <style:style style:name="T267_8" style:family="text"/>
    <style:style style:name="T267_9" style:family="text"/>
    <style:style style:name="T267_10" style:family="text"/>
    <style:style style:name="T267_11" style:family="text"/>
    <style:style style:name="T267_12" style:family="text"/>
    <style:style style:name="T267_13" style:family="text"/>
    <style:style style:name="T267_14" style:family="text"/>
    <style:style style:name="T267_15" style:family="text"/>
    <style:style style:name="T267_16" style:family="text"/>
    <style:style style:name="T267_17" style:family="text"/>
    <style:style style:name="T267_18" style:family="text"/>
    <style:style style:name="T267_19" style:family="text"/>
    <style:style style:name="T267_20" style:family="text"/>
    <style:style style:name="T267_21" style:family="text"/>
    <style:style style:name="T267_22" style:family="text"/>
    <style:style style:name="T267_23" style:family="text"/>
    <style:style style:name="T267_24" style:family="text"/>
    <style:style style:name="T267_25" style:family="text"/>
    <style:style style:name="T267_26" style:family="text"/>
    <style:style style:name="T267_27" style:family="text"/>
    <style:style style:name="T267_28" style:family="text"/>
    <style:style style:name="T267_29" style:family="text"/>
    <style:style style:name="T267_30" style:family="text"/>
    <style:style style:name="T267_31" style:family="text"/>
    <style:style style:name="T267_32" style:family="text"/>
    <style:style style:name="T267_33" style:family="text"/>
    <style:style style:name="T267_34" style:family="text"/>
    <style:style style:name="T267_35" style:family="text"/>
    <style:style style:name="T267_36" style:family="text"/>
    <style:style style:name="T267_37" style:family="text"/>
    <style:style style:name="T267_38" style:family="text"/>
    <style:style style:name="T267_39" style:family="text"/>
    <style:style style:name="P268" style:family="paragraph" style:parent-style-name="Standard">
      <style:paragraph-properties fo:text-align="justify" fo:break-before="auto" fo:line-height="150%" style:writing-mode="lr-tb"/>
    </style:style>
    <style:style style:name="P269" style:family="paragraph" style:parent-style-name="Standard">
      <style:paragraph-properties fo:text-align="center" fo:break-before="auto" fo:line-height="150%" style:writing-mode="lr-tb"/>
    </style:style>
    <style:style style:name="T269_1" style:family="text">
      <style:text-properties fo:font-weight="bold" style:font-weight-asian="bold" style:font-weight-complex="bold"/>
    </style:style>
    <style:style style:name="T269_2" style:family="text">
      <style:text-properties fo:font-weight="bold" style:font-weight-asian="bold" style:font-weight-complex="bold"/>
    </style:style>
    <style:style style:name="T269_3" style:family="text">
      <style:text-properties fo:font-weight="bold" style:font-weight-asian="bold" style:font-weight-complex="bold"/>
    </style:style>
    <style:style style:name="T269_4" style:family="text">
      <style:text-properties fo:font-weight="bold" style:font-weight-asian="bold" style:font-weight-complex="bold"/>
    </style:style>
    <style:style style:name="T269_5" style:family="text">
      <style:text-properties fo:font-weight="bold" style:font-weight-asian="bold" style:font-weight-complex="bold"/>
    </style:style>
    <style:style style:name="T269_6" style:family="text">
      <style:text-properties fo:font-weight="bold" style:font-weight-asian="bold" style:font-weight-complex="bold"/>
    </style:style>
    <style:style style:name="T269_7" style:family="text">
      <style:text-properties fo:font-weight="bold" style:font-weight-asian="bold" style:font-weight-complex="bold"/>
    </style:style>
    <style:style style:name="T269_8" style:family="text">
      <style:text-properties fo:font-weight="bold" style:font-weight-asian="bold" style:font-weight-complex="bold"/>
    </style:style>
    <style:style style:name="T269_9" style:family="text">
      <style:text-properties fo:font-weight="bold" style:font-weight-asian="bold" style:font-weight-complex="bold"/>
    </style:style>
    <style:style style:name="T269_10" style:family="text">
      <style:text-properties fo:font-weight="bold" style:font-weight-asian="bold" style:font-weight-complex="bold"/>
    </style:style>
    <style:style style:name="T269_11" style:family="text">
      <style:text-properties fo:font-weight="bold" style:font-weight-asian="bold" style:font-weight-complex="bold"/>
    </style:style>
    <style:style style:name="T269_12" style:family="text">
      <style:text-properties fo:font-weight="bold" style:font-weight-asian="bold" style:font-weight-complex="bold"/>
    </style:style>
    <style:style style:name="T269_13" style:family="text">
      <style:text-properties fo:font-weight="bold" style:font-weight-asian="bold" style:font-weight-complex="bold"/>
    </style:style>
    <style:style style:name="T269_14" style:family="text">
      <style:text-properties fo:font-weight="bold" style:font-weight-asian="bold" style:font-weight-complex="bold"/>
    </style:style>
    <style:style style:name="T269_15" style:family="text">
      <style:text-properties fo:font-weight="bold" style:font-weight-asian="bold" style:font-weight-complex="bold"/>
    </style:style>
    <style:style style:name="T269_16" style:family="text">
      <style:text-properties fo:font-weight="bold" style:font-weight-asian="bold" style:font-weight-complex="bold"/>
    </style:style>
    <style:style style:name="T269_17" style:family="text">
      <style:text-properties fo:font-weight="bold" style:font-weight-asian="bold" style:font-weight-complex="bold"/>
    </style:style>
    <style:style style:name="T269_18" style:family="text">
      <style:text-properties fo:font-weight="bold" style:font-weight-asian="bold" style:font-weight-complex="bold"/>
    </style:style>
    <style:style style:name="T269_19" style:family="text">
      <style:text-properties fo:font-weight="bold" style:font-weight-asian="bold" style:font-weight-complex="bold"/>
    </style:style>
    <style:style style:name="T269_20" style:family="text">
      <style:text-properties fo:font-weight="bold" style:font-weight-asian="bold" style:font-weight-complex="bold"/>
    </style:style>
    <style:style style:name="T269_21" style:family="text">
      <style:text-properties fo:font-weight="bold" style:font-weight-asian="bold" style:font-weight-complex="bold"/>
    </style:style>
    <style:style style:name="Table26" style:family="table">
      <style:table-properties table:align="right" style:width="17cm" fo:margin-left="0cm"/>
    </style:style>
    <style:style style:name="Column48" style:family="table-column">
      <style:table-column-properties style:column-width="8.5cm"/>
    </style:style>
    <style:style style:name="Column49" style:family="table-column">
      <style:table-column-properties style:column-width="8.5cm"/>
    </style:style>
    <style:style style:name="Row39" style:family="table-row"/>
    <style:style style:name="Cell97" style:family="table-cell">
      <style:table-cell-properties style:vertical-align="top" fo:padding-top="0.176cm" fo:padding-bottom="0.176cm" fo:padding-left="0.176cm" fo:padding-right="0.176cm"/>
    </style:style>
    <style:style style:name="P27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98" style:family="table-cell">
      <style:table-cell-properties style:vertical-align="top" fo:padding-top="0.176cm" fo:padding-bottom="0.176cm" fo:padding-left="0.176cm" fo:padding-right="0.176cm"/>
    </style:style>
    <style:style style:name="P27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2" style:family="paragraph" style:parent-style-name="Standard">
      <style:paragraph-properties fo:text-align="justify" fo:break-before="auto" fo:line-height="150%" style:writing-mode="lr-tb"/>
    </style:style>
    <style:style style:name="T272_1" style:family="text">
      <style:text-properties fo:font-weight="bold" style:font-weight-asian="bold" style:font-weight-complex="bold"/>
    </style:style>
    <style:style style:name="T272_2" style:family="text"/>
    <style:style style:name="T272_3" style:family="text"/>
    <style:style style:name="T272_4" style:family="text"/>
    <style:style style:name="T272_5" style:family="text"/>
    <style:style style:name="T272_6" style:family="text"/>
    <style:style style:name="T272_7" style:family="text"/>
    <style:style style:name="T272_8" style:family="text"/>
    <style:style style:name="T272_9" style:family="text"/>
    <style:style style:name="T272_10" style:family="text"/>
    <style:style style:name="T272_11" style:family="text"/>
    <style:style style:name="T272_12" style:family="text"/>
    <style:style style:name="T272_13" style:family="text"/>
    <style:style style:name="T272_14" style:family="text"/>
    <style:style style:name="T272_15" style:family="text"/>
    <style:style style:name="T272_16" style:family="text"/>
    <style:style style:name="T272_17" style:family="text"/>
    <style:style style:name="T272_18" style:family="text"/>
    <style:style style:name="T272_19" style:family="text"/>
    <style:style style:name="T272_20" style:family="text"/>
    <style:style style:name="T272_21" style:family="text"/>
    <style:style style:name="T272_22" style:family="text"/>
    <style:style style:name="T272_23" style:family="text"/>
    <style:style style:name="T272_24" style:family="text"/>
    <style:style style:name="T272_25" style:family="text"/>
    <style:style style:name="T272_26" style:family="text"/>
    <style:style style:name="T272_27" style:family="text"/>
    <style:style style:name="T272_28" style:family="text"/>
    <style:style style:name="T272_29" style:family="text"/>
    <style:style style:name="T272_30" style:family="text"/>
    <style:style style:name="T272_31" style:family="text"/>
    <style:style style:name="T272_32" style:family="text"/>
    <style:style style:name="T272_33" style:family="text"/>
    <style:style style:name="T272_34" style:family="text"/>
    <style:style style:name="T272_35" style:family="text"/>
    <style:style style:name="T272_36" style:family="text"/>
    <style:style style:name="T272_37" style:family="text"/>
    <style:style style:name="T272_38" style:family="text"/>
    <style:style style:name="T272_39" style:family="text"/>
    <style:style style:name="T272_40" style:family="text"/>
    <style:style style:name="T272_41" style:family="text"/>
    <style:style style:name="T272_42" style:family="text"/>
    <style:style style:name="T272_43" style:family="text"/>
    <style:style style:name="P273" style:family="paragraph" style:parent-style-name="Standard">
      <style:paragraph-properties fo:text-align="justify" fo:break-before="auto" fo:line-height="150%" style:writing-mode="lr-tb"/>
    </style:style>
    <style:style style:name="P274" style:family="paragraph" style:parent-style-name="Standard">
      <style:paragraph-properties fo:text-align="center" fo:break-before="auto" fo:line-height="150%" style:writing-mode="lr-tb"/>
    </style:style>
    <style:style style:name="T274_1" style:family="text">
      <style:text-properties fo:font-weight="bold" style:font-weight-asian="bold" style:font-weight-complex="bold"/>
    </style:style>
    <style:style style:name="T274_2" style:family="text">
      <style:text-properties fo:font-weight="bold" style:font-weight-asian="bold" style:font-weight-complex="bold"/>
    </style:style>
    <style:style style:name="T274_3" style:family="text">
      <style:text-properties fo:font-weight="bold" style:font-weight-asian="bold" style:font-weight-complex="bold"/>
    </style:style>
    <style:style style:name="T274_4" style:family="text">
      <style:text-properties fo:font-weight="bold" style:font-weight-asian="bold" style:font-weight-complex="bold"/>
    </style:style>
    <style:style style:name="T274_5" style:family="text">
      <style:text-properties fo:font-weight="bold" style:font-weight-asian="bold" style:font-weight-complex="bold"/>
    </style:style>
    <style:style style:name="T274_6" style:family="text">
      <style:text-properties fo:font-weight="bold" style:font-weight-asian="bold" style:font-weight-complex="bold"/>
    </style:style>
    <style:style style:name="T274_7" style:family="text">
      <style:text-properties fo:font-weight="bold" style:font-weight-asian="bold" style:font-weight-complex="bold"/>
    </style:style>
    <style:style style:name="T274_8" style:family="text">
      <style:text-properties fo:font-weight="bold" style:font-weight-asian="bold" style:font-weight-complex="bold"/>
    </style:style>
    <style:style style:name="T274_9" style:family="text">
      <style:text-properties fo:font-weight="bold" style:font-weight-asian="bold" style:font-weight-complex="bold"/>
    </style:style>
    <style:style style:name="T274_10" style:family="text">
      <style:text-properties fo:font-weight="bold" style:font-weight-asian="bold" style:font-weight-complex="bold"/>
    </style:style>
    <style:style style:name="T274_11" style:family="text">
      <style:text-properties fo:font-weight="bold" style:font-weight-asian="bold" style:font-weight-complex="bold"/>
    </style:style>
    <style:style style:name="T274_12" style:family="text">
      <style:text-properties fo:font-weight="bold" style:font-weight-asian="bold" style:font-weight-complex="bold"/>
    </style:style>
    <style:style style:name="T274_13" style:family="text">
      <style:text-properties fo:font-weight="bold" style:font-weight-asian="bold" style:font-weight-complex="bold"/>
    </style:style>
    <style:style style:name="Table27" style:family="table">
      <style:table-properties table:align="right" style:width="17cm" fo:margin-left="0cm"/>
    </style:style>
    <style:style style:name="Column50" style:family="table-column">
      <style:table-column-properties style:column-width="8.5cm"/>
    </style:style>
    <style:style style:name="Column51" style:family="table-column">
      <style:table-column-properties style:column-width="8.5cm"/>
    </style:style>
    <style:style style:name="Row40" style:family="table-row"/>
    <style:style style:name="Cell99" style:family="table-cell">
      <style:table-cell-properties style:vertical-align="top" fo:padding-top="0.176cm" fo:padding-bottom="0.176cm" fo:padding-left="0.176cm" fo:padding-right="0.176cm"/>
    </style:style>
    <style:style style:name="P27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0" style:family="table-cell">
      <style:table-cell-properties style:vertical-align="top" fo:padding-top="0.176cm" fo:padding-bottom="0.176cm" fo:padding-left="0.176cm" fo:padding-right="0.176cm"/>
    </style:style>
    <style:style style:name="P27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7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text-align="justify" fo:break-before="auto" fo:line-height="150%" style:writing-mode="lr-tb"/>
    </style:style>
    <style:style style:name="T277_1" style:family="text"/>
    <style:style style:name="T277_2" style:family="text"/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/>
    <style:style style:name="T277_9" style:family="text"/>
    <style:style style:name="T277_10" style:family="text"/>
    <style:style style:name="T277_11" style:family="text"/>
    <style:style style:name="T277_12" style:family="text"/>
    <style:style style:name="T277_13" style:family="text"/>
    <style:style style:name="T277_14" style:family="text"/>
    <style:style style:name="T277_15" style:family="text"/>
    <style:style style:name="T277_16" style:family="text"/>
    <style:style style:name="T277_17" style:family="text"/>
    <style:style style:name="T277_18" style:family="text"/>
    <style:style style:name="T277_19" style:family="text"/>
    <style:style style:name="T277_20" style:family="text"/>
    <style:style style:name="T277_21" style:family="text"/>
    <style:style style:name="T277_22" style:family="text"/>
    <style:style style:name="T277_23" style:family="text"/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/>
    <style:style style:name="T277_32" style:family="text"/>
    <style:style style:name="T277_33" style:family="text"/>
    <style:style style:name="T277_34" style:family="text"/>
    <style:style style:name="T277_35" style:family="text"/>
    <style:style style:name="T277_36" style:family="text"/>
    <style:style style:name="T277_37" style:family="text"/>
    <style:style style:name="T277_38" style:family="text"/>
    <style:style style:name="T277_39" style:family="text"/>
    <style:style style:name="P278" style:family="paragraph" style:parent-style-name="Standard">
      <style:paragraph-properties fo:text-align="center" fo:break-before="auto" fo:line-height="150%" style:writing-mode="lr-tb"/>
    </style:style>
    <style:style style:name="P279" style:family="paragraph" style:parent-style-name="Standard">
      <style:paragraph-properties fo:text-align="center" fo:break-before="auto" fo:line-height="150%" style:writing-mode="lr-tb"/>
    </style:style>
    <style:style style:name="T279_1" style:family="text">
      <style:text-properties fo:font-weight="bold" style:font-weight-asian="bold" style:font-weight-complex="bold"/>
    </style:style>
    <style:style style:name="T279_2" style:family="text">
      <style:text-properties fo:font-weight="bold" style:font-weight-asian="bold" style:font-weight-complex="bold"/>
    </style:style>
    <style:style style:name="T279_3" style:family="text">
      <style:text-properties fo:font-weight="bold" style:font-weight-asian="bold" style:font-weight-complex="bold"/>
    </style:style>
    <style:style style:name="T279_4" style:family="text">
      <style:text-properties fo:font-weight="bold" style:font-weight-asian="bold" style:font-weight-complex="bold"/>
    </style:style>
    <style:style style:name="T279_5" style:family="text">
      <style:text-properties fo:font-weight="bold" style:font-weight-asian="bold" style:font-weight-complex="bold"/>
    </style:style>
    <style:style style:name="T279_6" style:family="text">
      <style:text-properties fo:font-weight="bold" style:font-weight-asian="bold" style:font-weight-complex="bold"/>
    </style:style>
    <style:style style:name="T279_7" style:family="text">
      <style:text-properties fo:font-weight="bold" style:font-weight-asian="bold" style:font-weight-complex="bold"/>
    </style:style>
    <style:style style:name="T279_8" style:family="text">
      <style:text-properties fo:font-weight="bold" style:font-weight-asian="bold" style:font-weight-complex="bold"/>
    </style:style>
    <style:style style:name="T279_9" style:family="text">
      <style:text-properties fo:font-weight="bold" style:font-weight-asian="bold" style:font-weight-complex="bold"/>
    </style:style>
    <style:style style:name="Table28" style:family="table">
      <style:table-properties table:align="right" style:width="17cm" fo:margin-left="0cm"/>
    </style:style>
    <style:style style:name="Column52" style:family="table-column">
      <style:table-column-properties style:column-width="8.5cm"/>
    </style:style>
    <style:style style:name="Column53" style:family="table-column">
      <style:table-column-properties style:column-width="8.5cm"/>
    </style:style>
    <style:style style:name="Row41" style:family="table-row"/>
    <style:style style:name="Cell101" style:family="table-cell">
      <style:table-cell-properties style:vertical-align="top" fo:padding-top="0.176cm" fo:padding-bottom="0.176cm" fo:padding-left="0.176cm" fo:padding-right="0.176cm"/>
    </style:style>
    <style:style style:name="P28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2" style:family="table-cell">
      <style:table-cell-properties style:vertical-align="top" fo:padding-top="0.176cm" fo:padding-bottom="0.176cm" fo:padding-left="0.176cm" fo:padding-right="0.176cm"/>
    </style:style>
    <style:style style:name="P28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2" style:family="paragraph" style:parent-style-name="Standard">
      <style:paragraph-properties fo:text-align="justify" fo:break-before="auto" fo:line-height="150%" style:writing-mode="lr-tb"/>
    </style:style>
    <style:style style:name="T282_1" style:family="text"/>
    <style:style style:name="T282_2" style:family="text"/>
    <style:style style:name="T282_3" style:family="text"/>
    <style:style style:name="T282_4" style:family="text"/>
    <style:style style:name="T282_5" style:family="text"/>
    <style:style style:name="T282_6" style:family="text"/>
    <style:style style:name="T282_7" style:family="text"/>
    <style:style style:name="T282_8" style:family="text"/>
    <style:style style:name="T282_9" style:family="text"/>
    <style:style style:name="T282_10" style:family="text"/>
    <style:style style:name="T282_11" style:family="text"/>
    <style:style style:name="T282_12" style:family="text"/>
    <style:style style:name="T282_13" style:family="text"/>
    <style:style style:name="T282_14" style:family="text"/>
    <style:style style:name="T282_15" style:family="text"/>
    <style:style style:name="T282_16" style:family="text"/>
    <style:style style:name="T282_17" style:family="text"/>
    <style:style style:name="T282_18" style:family="text"/>
    <style:style style:name="T282_19" style:family="text"/>
    <style:style style:name="T282_20" style:family="text"/>
    <style:style style:name="T282_21" style:family="text"/>
    <style:style style:name="T282_22" style:family="text"/>
    <style:style style:name="T282_23" style:family="text"/>
    <style:style style:name="T282_24" style:family="text"/>
    <style:style style:name="T282_25" style:family="text"/>
    <style:style style:name="T282_26" style:family="text"/>
    <style:style style:name="T282_27" style:family="text"/>
    <style:style style:name="T282_28" style:family="text"/>
    <style:style style:name="T282_29" style:family="text"/>
    <style:style style:name="T282_30" style:family="text"/>
    <style:style style:name="T282_31" style:family="text"/>
    <style:style style:name="T282_32" style:family="text"/>
    <style:style style:name="T282_33" style:family="text"/>
    <style:style style:name="T282_34" style:family="text"/>
    <style:style style:name="T282_35" style:family="text"/>
    <style:style style:name="P283" style:family="paragraph" style:parent-style-name="Standard">
      <style:paragraph-properties fo:text-align="justify" fo:break-before="auto" fo:line-height="150%" style:writing-mode="lr-tb"/>
    </style:style>
    <style:style style:name="P284" style:family="paragraph" style:parent-style-name="Standard">
      <style:paragraph-properties fo:text-align="center" fo:break-before="auto" fo:line-height="150%" style:writing-mode="lr-tb"/>
    </style:style>
    <style:style style:name="T284_1" style:family="text">
      <style:text-properties fo:font-weight="bold" style:font-weight-asian="bold" style:font-weight-complex="bold"/>
    </style:style>
    <style:style style:name="T284_2" style:family="text">
      <style:text-properties fo:font-weight="bold" style:font-weight-asian="bold" style:font-weight-complex="bold"/>
    </style:style>
    <style:style style:name="T284_3" style:family="text">
      <style:text-properties fo:font-weight="bold" style:font-weight-asian="bold" style:font-weight-complex="bold"/>
    </style:style>
    <style:style style:name="T284_4" style:family="text">
      <style:text-properties fo:font-weight="bold" style:font-weight-asian="bold" style:font-weight-complex="bold"/>
    </style:style>
    <style:style style:name="T284_5" style:family="text">
      <style:text-properties fo:font-weight="bold" style:font-weight-asian="bold" style:font-weight-complex="bold"/>
    </style:style>
    <style:style style:name="T284_6" style:family="text">
      <style:text-properties fo:font-weight="bold" style:font-weight-asian="bold" style:font-weight-complex="bold"/>
    </style:style>
    <style:style style:name="T284_7" style:family="text">
      <style:text-properties fo:font-weight="bold" style:font-weight-asian="bold" style:font-weight-complex="bold"/>
    </style:style>
    <style:style style:name="T284_8" style:family="text">
      <style:text-properties fo:font-weight="bold" style:font-weight-asian="bold" style:font-weight-complex="bold"/>
    </style:style>
    <style:style style:name="T284_9" style:family="text">
      <style:text-properties fo:font-weight="bold" style:font-weight-asian="bold" style:font-weight-complex="bold"/>
    </style:style>
    <style:style style:name="T284_10" style:family="text">
      <style:text-properties fo:font-weight="bold" style:font-weight-asian="bold" style:font-weight-complex="bold"/>
    </style:style>
    <style:style style:name="T284_11" style:family="text">
      <style:text-properties fo:font-weight="bold" style:font-weight-asian="bold" style:font-weight-complex="bold"/>
    </style:style>
    <style:style style:name="Table29" style:family="table">
      <style:table-properties table:align="right" style:width="17cm" fo:margin-left="0cm"/>
    </style:style>
    <style:style style:name="Column54" style:family="table-column">
      <style:table-column-properties style:column-width="8.5cm"/>
    </style:style>
    <style:style style:name="Column55" style:family="table-column">
      <style:table-column-properties style:column-width="8.5cm"/>
    </style:style>
    <style:style style:name="Row42" style:family="table-row"/>
    <style:style style:name="Cell103" style:family="table-cell">
      <style:table-cell-properties style:vertical-align="top" fo:padding-top="0.176cm" fo:padding-bottom="0.176cm" fo:padding-left="0.176cm" fo:padding-right="0.176cm"/>
    </style:style>
    <style:style style:name="P28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4" style:family="table-cell">
      <style:table-cell-properties style:vertical-align="top" fo:padding-top="0.176cm" fo:padding-bottom="0.176cm" fo:padding-left="0.176cm" fo:padding-right="0.176cm"/>
    </style:style>
    <style:style style:name="P28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justify" fo:break-before="auto" fo:line-height="150%" style:writing-mode="lr-tb"/>
    </style:style>
    <style:style style:name="T287_1" style:family="text">
      <style:text-properties fo:color="#800000"/>
    </style:style>
    <style:style style:name="T287_2" style:family="text"/>
    <style:style style:name="T287_3" style:family="text"/>
    <style:style style:name="T287_4" style:family="text"/>
    <style:style style:name="T287_5" style:family="text"/>
    <style:style style:name="T287_6" style:family="text"/>
    <style:style style:name="T287_7" style:family="text"/>
    <style:style style:name="T287_8" style:family="text"/>
    <style:style style:name="T287_9" style:family="text"/>
    <style:style style:name="T287_10" style:family="text"/>
    <style:style style:name="T287_11" style:family="text"/>
    <style:style style:name="T287_12" style:family="text"/>
    <style:style style:name="T287_13" style:family="text"/>
    <style:style style:name="T287_14" style:family="text"/>
    <style:style style:name="T287_15" style:family="text"/>
    <style:style style:name="T287_16" style:family="text"/>
    <style:style style:name="T287_17" style:family="text"/>
    <style:style style:name="T287_18" style:family="text"/>
    <style:style style:name="T287_19" style:family="text"/>
    <style:style style:name="T287_20" style:family="text"/>
    <style:style style:name="T287_21" style:family="text"/>
    <style:style style:name="T287_22" style:family="text"/>
    <style:style style:name="T287_23" style:family="text"/>
    <style:style style:name="T287_24" style:family="text"/>
    <style:style style:name="T287_25" style:family="text"/>
    <style:style style:name="T287_26" style:family="text"/>
    <style:style style:name="T287_27" style:family="text"/>
    <style:style style:name="T287_28" style:family="text"/>
    <style:style style:name="T287_29" style:family="text"/>
    <style:style style:name="T287_30" style:family="text"/>
    <style:style style:name="T287_31" style:family="text"/>
    <style:style style:name="T287_32" style:family="text"/>
    <style:style style:name="T287_33" style:family="text"/>
    <style:style style:name="T287_34" style:family="text"/>
    <style:style style:name="T287_35" style:family="text"/>
    <style:style style:name="T287_36" style:family="text"/>
    <style:style style:name="T287_37" style:family="text"/>
    <style:style style:name="T287_38" style:family="text"/>
    <style:style style:name="T287_39" style:family="text"/>
    <style:style style:name="T287_40" style:family="text"/>
    <style:style style:name="T287_41" style:family="text"/>
    <style:style style:name="T287_42" style:family="text"/>
    <style:style style:name="T287_43" style:family="text"/>
    <style:style style:name="T287_44" style:family="text"/>
    <style:style style:name="T287_45" style:family="text"/>
    <style:style style:name="T287_46" style:family="text"/>
    <style:style style:name="T287_47" style:family="text"/>
    <style:style style:name="T287_48" style:family="text"/>
    <style:style style:name="T287_49" style:family="text"/>
    <style:style style:name="T287_50" style:family="text"/>
    <style:style style:name="T287_51" style:family="text"/>
    <style:style style:name="T287_52" style:family="text"/>
    <style:style style:name="T287_53" style:family="text"/>
    <style:style style:name="T287_54" style:family="text"/>
    <style:style style:name="T287_55" style:family="text"/>
    <style:style style:name="T287_56" style:family="text"/>
    <style:style style:name="T287_57" style:family="text"/>
    <style:style style:name="T287_58" style:family="text"/>
    <style:style style:name="T287_59" style:family="text"/>
    <style:style style:name="T287_60" style:family="text"/>
    <style:style style:name="T287_61" style:family="text"/>
    <style:style style:name="T287_62" style:family="text"/>
    <style:style style:name="T287_63" style:family="text"/>
    <style:style style:name="T287_64" style:family="text"/>
    <style:style style:name="T287_65" style:family="text"/>
    <style:style style:name="T287_66" style:family="text"/>
    <style:style style:name="T287_67" style:family="text"/>
    <style:style style:name="T287_68" style:family="text"/>
    <style:style style:name="T287_69" style:family="text"/>
    <style:style style:name="T287_70" style:family="text"/>
    <style:style style:name="T287_71" style:family="text"/>
    <style:style style:name="T287_72" style:family="text"/>
    <style:style style:name="T287_73" style:family="text"/>
    <style:style style:name="T287_74" style:family="text"/>
    <style:style style:name="T287_75" style:family="text"/>
    <style:style style:name="T287_76" style:family="text"/>
    <style:style style:name="T287_77" style:family="text"/>
    <style:style style:name="T287_78" style:family="text"/>
    <style:style style:name="T287_79" style:family="text"/>
    <style:style style:name="T287_80" style:family="text"/>
    <style:style style:name="T287_81" style:family="text"/>
    <style:style style:name="T287_82" style:family="text"/>
    <style:style style:name="T287_83" style:family="text"/>
    <style:style style:name="P288" style:family="paragraph" style:parent-style-name="Standard">
      <style:paragraph-properties fo:text-align="justify" fo:break-before="auto" fo:line-height="150%" style:writing-mode="lr-tb"/>
    </style:style>
    <style:style style:name="P289" style:family="paragraph" style:parent-style-name="Standard">
      <style:paragraph-properties fo:text-align="center" fo:break-before="auto" fo:line-height="150%" style:writing-mode="lr-tb"/>
    </style:style>
    <style:style style:name="T289_1" style:family="text">
      <style:text-properties fo:font-weight="bold" style:font-weight-asian="bold" style:font-weight-complex="bold"/>
    </style:style>
    <style:style style:name="T289_2" style:family="text">
      <style:text-properties fo:font-weight="bold" style:font-weight-asian="bold" style:font-weight-complex="bold"/>
    </style:style>
    <style:style style:name="T289_3" style:family="text">
      <style:text-properties fo:font-weight="bold" style:font-weight-asian="bold" style:font-weight-complex="bold"/>
    </style:style>
    <style:style style:name="T289_4" style:family="text">
      <style:text-properties fo:font-weight="bold" style:font-weight-asian="bold" style:font-weight-complex="bold"/>
    </style:style>
    <style:style style:name="T289_5" style:family="text">
      <style:text-properties fo:font-weight="bold" style:font-weight-asian="bold" style:font-weight-complex="bold"/>
    </style:style>
    <style:style style:name="T289_6" style:family="text">
      <style:text-properties fo:font-weight="bold" style:font-weight-asian="bold" style:font-weight-complex="bold"/>
    </style:style>
    <style:style style:name="T289_7" style:family="text">
      <style:text-properties fo:font-weight="bold" style:font-weight-asian="bold" style:font-weight-complex="bold"/>
    </style:style>
    <style:style style:name="T289_8" style:family="text">
      <style:text-properties fo:font-weight="bold" style:font-weight-asian="bold" style:font-weight-complex="bold"/>
    </style:style>
    <style:style style:name="T289_9" style:family="text">
      <style:text-properties fo:font-weight="bold" style:font-weight-asian="bold" style:font-weight-complex="bold"/>
    </style:style>
    <style:style style:name="T289_10" style:family="text">
      <style:text-properties fo:font-weight="bold" style:font-weight-asian="bold" style:font-weight-complex="bold"/>
    </style:style>
    <style:style style:name="T289_11" style:family="text">
      <style:text-properties fo:font-weight="bold" style:font-weight-asian="bold" style:font-weight-complex="bold"/>
    </style:style>
    <style:style style:name="Table30" style:family="table">
      <style:table-properties table:align="right" style:width="17cm" fo:margin-left="0cm"/>
    </style:style>
    <style:style style:name="Column56" style:family="table-column">
      <style:table-column-properties style:column-width="8.5cm"/>
    </style:style>
    <style:style style:name="Column57" style:family="table-column">
      <style:table-column-properties style:column-width="8.5cm"/>
    </style:style>
    <style:style style:name="Row43" style:family="table-row"/>
    <style:style style:name="Cell105" style:family="table-cell">
      <style:table-cell-properties style:vertical-align="top" fo:padding-top="0.176cm" fo:padding-bottom="0.176cm" fo:padding-left="0.176cm" fo:padding-right="0.176cm"/>
    </style:style>
    <style:style style:name="P29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6" style:family="table-cell">
      <style:table-cell-properties style:vertical-align="top" fo:padding-top="0.176cm" fo:padding-bottom="0.176cm" fo:padding-left="0.176cm" fo:padding-right="0.176cm"/>
    </style:style>
    <style:style style:name="P29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9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2" style:family="paragraph" style:parent-style-name="Standard">
      <style:paragraph-properties fo:text-align="justify" fo:break-before="auto" fo:line-height="150%" style:writing-mode="lr-tb"/>
    </style:style>
    <style:style style:name="T292_1" style:family="text"/>
    <style:style style:name="T292_2" style:family="text"/>
    <style:style style:name="T292_3" style:family="text"/>
    <style:style style:name="T292_4" style:family="text"/>
    <style:style style:name="T292_5" style:family="text"/>
    <style:style style:name="T292_6" style:family="text"/>
    <style:style style:name="T292_7" style:family="text"/>
    <style:style style:name="T292_8" style:family="text"/>
    <style:style style:name="T292_9" style:family="text"/>
    <style:style style:name="T292_10" style:family="text"/>
    <style:style style:name="T292_11" style:family="text"/>
    <style:style style:name="T292_12" style:family="text"/>
    <style:style style:name="T292_13" style:family="text"/>
    <style:style style:name="T292_14" style:family="text"/>
    <style:style style:name="T292_15" style:family="text"/>
    <style:style style:name="T292_16" style:family="text"/>
    <style:style style:name="T292_17" style:family="text"/>
    <style:style style:name="T292_18" style:family="text"/>
    <style:style style:name="T292_19" style:family="text"/>
    <style:style style:name="T292_20" style:family="text"/>
    <style:style style:name="T292_21" style:family="text"/>
    <style:style style:name="T292_22" style:family="text"/>
    <style:style style:name="T292_23" style:family="text"/>
    <style:style style:name="T292_24" style:family="text"/>
    <style:style style:name="T292_25" style:family="text"/>
    <style:style style:name="T292_26" style:family="text"/>
    <style:style style:name="T292_27" style:family="text"/>
    <style:style style:name="T292_28" style:family="text"/>
    <style:style style:name="T292_29" style:family="text"/>
    <style:style style:name="T292_30" style:family="text"/>
    <style:style style:name="T292_31" style:family="text"/>
    <style:style style:name="T292_32" style:family="text"/>
    <style:style style:name="T292_33" style:family="text"/>
    <style:style style:name="T292_34" style:family="text"/>
    <style:style style:name="T292_35" style:family="text"/>
    <style:style style:name="P293" style:family="paragraph" style:parent-style-name="Standard">
      <style:paragraph-properties fo:text-align="justify" fo:break-before="auto" fo:line-height="150%" style:writing-mode="lr-tb"/>
    </style:style>
    <style:style style:name="P294" style:family="paragraph" style:parent-style-name="Standard">
      <style:paragraph-properties fo:text-align="center" fo:break-before="auto" fo:line-height="150%" style:writing-mode="lr-tb"/>
    </style:style>
    <style:style style:name="T294_1" style:family="text">
      <style:text-properties fo:font-weight="bold" style:font-weight-asian="bold" style:font-weight-complex="bold"/>
    </style:style>
    <style:style style:name="T294_2" style:family="text">
      <style:text-properties fo:font-weight="bold" style:font-weight-asian="bold" style:font-weight-complex="bold"/>
    </style:style>
    <style:style style:name="T294_3" style:family="text">
      <style:text-properties fo:font-weight="bold" style:font-weight-asian="bold" style:font-weight-complex="bold"/>
    </style:style>
    <style:style style:name="T294_4" style:family="text">
      <style:text-properties fo:font-weight="bold" style:font-weight-asian="bold" style:font-weight-complex="bold"/>
    </style:style>
    <style:style style:name="T294_5" style:family="text">
      <style:text-properties fo:font-weight="bold" style:font-weight-asian="bold" style:font-weight-complex="bold"/>
    </style:style>
    <style:style style:name="T294_6" style:family="text">
      <style:text-properties fo:font-weight="bold" style:font-weight-asian="bold" style:font-weight-complex="bold"/>
    </style:style>
    <style:style style:name="T294_7" style:family="text">
      <style:text-properties fo:font-weight="bold" style:font-weight-asian="bold" style:font-weight-complex="bold"/>
    </style:style>
    <style:style style:name="T294_8" style:family="text">
      <style:text-properties fo:font-weight="bold" style:font-weight-asian="bold" style:font-weight-complex="bold"/>
    </style:style>
    <style:style style:name="T294_9" style:family="text">
      <style:text-properties fo:font-weight="bold" style:font-weight-asian="bold" style:font-weight-complex="bold"/>
    </style:style>
    <style:style style:name="Table31" style:family="table">
      <style:table-properties table:align="right" style:width="17cm" fo:margin-left="0cm"/>
    </style:style>
    <style:style style:name="Column58" style:family="table-column">
      <style:table-column-properties style:column-width="8.5cm"/>
    </style:style>
    <style:style style:name="Column59" style:family="table-column">
      <style:table-column-properties style:column-width="8.5cm"/>
    </style:style>
    <style:style style:name="Row44" style:family="table-row"/>
    <style:style style:name="Cell107" style:family="table-cell">
      <style:table-cell-properties style:vertical-align="top" fo:padding-top="0.176cm" fo:padding-bottom="0.176cm" fo:padding-left="0.176cm" fo:padding-right="0.176cm"/>
    </style:style>
    <style:style style:name="P29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08" style:family="table-cell">
      <style:table-cell-properties style:vertical-align="top" fo:padding-top="0.176cm" fo:padding-bottom="0.176cm" fo:padding-left="0.176cm" fo:padding-right="0.176cm"/>
    </style:style>
    <style:style style:name="P29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ff66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justify" fo:break-before="auto" fo:text-indent="1.27cm" fo:line-height="150%" style:writing-mode="lr-tb"/>
    </style:style>
    <style:style style:name="T297_1" style:family="text"/>
    <style:style style:name="T297_2" style:family="text"/>
    <style:style style:name="T297_3" style:family="text"/>
    <style:style style:name="T297_4" style:family="text"/>
    <style:style style:name="T297_5" style:family="text"/>
    <style:style style:name="T297_6" style:family="text"/>
    <style:style style:name="T297_7" style:family="text"/>
    <style:style style:name="T297_8" style:family="text"/>
    <style:style style:name="T297_9" style:family="text"/>
    <style:style style:name="T297_10" style:family="text"/>
    <style:style style:name="T297_11" style:family="text"/>
    <style:style style:name="T297_12" style:family="text"/>
    <style:style style:name="T297_13" style:family="text"/>
    <style:style style:name="T297_14" style:family="text"/>
    <style:style style:name="T297_15" style:family="text"/>
    <style:style style:name="T297_16" style:family="text"/>
    <style:style style:name="T297_17" style:family="text"/>
    <style:style style:name="T297_18" style:family="text"/>
    <style:style style:name="T297_19" style:family="text"/>
    <style:style style:name="T297_20" style:family="text"/>
    <style:style style:name="T297_21" style:family="text"/>
    <style:style style:name="T297_22" style:family="text"/>
    <style:style style:name="T297_23" style:family="text"/>
    <style:style style:name="T297_24" style:family="text"/>
    <style:style style:name="T297_25" style:family="text"/>
    <style:style style:name="T297_26" style:family="text"/>
    <style:style style:name="T297_27" style:family="text"/>
    <style:style style:name="T297_28" style:family="text"/>
    <style:style style:name="T297_29" style:family="text"/>
    <style:style style:name="T297_30" style:family="text"/>
    <style:style style:name="T297_31" style:family="text"/>
    <style:style style:name="T297_32" style:family="text"/>
    <style:style style:name="T297_33" style:family="text"/>
    <style:style style:name="T297_34" style:family="text"/>
    <style:style style:name="T297_35" style:family="text"/>
    <style:style style:name="T297_36" style:family="text"/>
    <style:style style:name="T297_37" style:family="text"/>
    <style:style style:name="T297_38" style:family="text"/>
    <style:style style:name="T297_39" style:family="text"/>
    <style:style style:name="T297_40" style:family="text"/>
    <style:style style:name="T297_41" style:family="text"/>
    <style:style style:name="T297_42" style:family="text"/>
    <style:style style:name="P298" style:family="paragraph" style:parent-style-name="Standard">
      <style:paragraph-properties fo:text-align="justify" fo:break-before="auto" fo:line-height="150%" style:writing-mode="lr-tb"/>
    </style:style>
    <style:style style:name="P299" style:family="paragraph" style:parent-style-name="Standard">
      <style:paragraph-properties fo:text-align="center" fo:break-before="auto" fo:line-height="150%" style:writing-mode="lr-tb"/>
    </style:style>
    <style:style style:name="T299_1" style:family="text">
      <style:text-properties fo:font-weight="bold" style:font-weight-asian="bold" style:font-weight-complex="bold"/>
    </style:style>
    <style:style style:name="T299_2" style:family="text">
      <style:text-properties fo:font-weight="bold" style:font-weight-asian="bold" style:font-weight-complex="bold"/>
    </style:style>
    <style:style style:name="T299_3" style:family="text">
      <style:text-properties fo:font-weight="bold" style:font-weight-asian="bold" style:font-weight-complex="bold"/>
    </style:style>
    <style:style style:name="T299_4" style:family="text">
      <style:text-properties fo:font-weight="bold" style:font-weight-asian="bold" style:font-weight-complex="bold"/>
    </style:style>
    <style:style style:name="T299_5" style:family="text">
      <style:text-properties fo:font-weight="bold" style:font-weight-asian="bold" style:font-weight-complex="bold"/>
    </style:style>
    <style:style style:name="Table32" style:family="table">
      <style:table-properties table:align="right" style:width="17cm" fo:margin-left="0cm"/>
    </style:style>
    <style:style style:name="Column60" style:family="table-column">
      <style:table-column-properties style:column-width="8.5cm"/>
    </style:style>
    <style:style style:name="Column61" style:family="table-column">
      <style:table-column-properties style:column-width="8.5cm"/>
    </style:style>
    <style:style style:name="Row45" style:family="table-row"/>
    <style:style style:name="Cell109" style:family="table-cell">
      <style:table-cell-properties style:vertical-align="top" fo:padding-top="0.176cm" fo:padding-bottom="0.176cm" fo:padding-left="0.176cm" fo:padding-right="0.176cm"/>
    </style:style>
    <style:style style:name="P3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0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0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0" style:family="table-cell">
      <style:table-cell-properties style:vertical-align="top" fo:padding-top="0.176cm" fo:padding-bottom="0.176cm" fo:padding-left="0.176cm" fo:padding-right="0.176cm"/>
    </style:style>
    <style:style style:name="P30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2" style:family="paragraph" style:parent-style-name="Standard">
      <style:paragraph-properties fo:text-align="justify" fo:break-before="auto" fo:line-height="150%" style:writing-mode="lr-tb"/>
    </style:style>
    <style:style style:name="T302_1" style:family="text"/>
    <style:style style:name="T302_2" style:family="text"/>
    <style:style style:name="T302_3" style:family="text"/>
    <style:style style:name="T302_4" style:family="text"/>
    <style:style style:name="T302_5" style:family="text"/>
    <style:style style:name="T302_6" style:family="text"/>
    <style:style style:name="T302_7" style:family="text"/>
    <style:style style:name="T302_8" style:family="text"/>
    <style:style style:name="T302_9" style:family="text"/>
    <style:style style:name="T302_10" style:family="text"/>
    <style:style style:name="T302_11" style:family="text"/>
    <style:style style:name="T302_12" style:family="text"/>
    <style:style style:name="T302_13" style:family="text"/>
    <style:style style:name="T302_14" style:family="text"/>
    <style:style style:name="T302_15" style:family="text"/>
    <style:style style:name="T302_16" style:family="text"/>
    <style:style style:name="T302_17" style:family="text"/>
    <style:style style:name="T302_18" style:family="text"/>
    <style:style style:name="T302_19" style:family="text"/>
    <style:style style:name="T302_20" style:family="text"/>
    <style:style style:name="T302_21" style:family="text"/>
    <style:style style:name="T302_22" style:family="text"/>
    <style:style style:name="T302_23" style:family="text"/>
    <style:style style:name="T302_24" style:family="text"/>
    <style:style style:name="T302_25" style:family="text"/>
    <style:style style:name="T302_26" style:family="text"/>
    <style:style style:name="T302_27" style:family="text"/>
    <style:style style:name="T302_28" style:family="text"/>
    <style:style style:name="T302_29" style:family="text"/>
    <style:style style:name="T302_30" style:family="text"/>
    <style:style style:name="T302_31" style:family="text"/>
    <style:style style:name="T302_32" style:family="text"/>
    <style:style style:name="P303" style:family="paragraph" style:parent-style-name="Standard">
      <style:paragraph-properties fo:text-align="left" fo:break-before="auto" fo:line-height="150%" style:writing-mode="lr-tb"/>
      <style:text-properties fo:font-weight="bold" style:font-weight-asian="bold" style:font-weight-complex="bold"/>
    </style:style>
    <style:style style:name="P304" style:family="paragraph" style:parent-style-name="Standard">
      <style:paragraph-properties fo:text-align="center" fo:break-before="auto" fo:line-height="150%" style:writing-mode="lr-tb"/>
    </style:style>
    <style:style style:name="T304_1" style:family="text">
      <style:text-properties fo:font-weight="bold" style:font-weight-asian="bold" style:font-weight-complex="bold"/>
    </style:style>
    <style:style style:name="T304_2" style:family="text">
      <style:text-properties fo:font-weight="bold" style:font-weight-asian="bold" style:font-weight-complex="bold"/>
    </style:style>
    <style:style style:name="T304_3" style:family="text">
      <style:text-properties fo:font-weight="bold" style:font-weight-asian="bold" style:font-weight-complex="bold"/>
    </style:style>
    <style:style style:name="T304_4" style:family="text">
      <style:text-properties fo:font-weight="bold" style:font-weight-asian="bold" style:font-weight-complex="bold"/>
    </style:style>
    <style:style style:name="T304_5" style:family="text">
      <style:text-properties fo:font-weight="bold" style:font-weight-asian="bold" style:font-weight-complex="bold"/>
    </style:style>
    <style:style style:name="T304_6" style:family="text">
      <style:text-properties fo:font-weight="bold" style:font-weight-asian="bold" style:font-weight-complex="bold"/>
    </style:style>
    <style:style style:name="T304_7" style:family="text">
      <style:text-properties fo:font-weight="bold" style:font-weight-asian="bold" style:font-weight-complex="bold"/>
    </style:style>
    <style:style style:name="T304_8" style:family="text">
      <style:text-properties fo:font-weight="bold" style:font-weight-asian="bold" style:font-weight-complex="bold"/>
    </style:style>
    <style:style style:name="T304_9" style:family="text">
      <style:text-properties fo:font-weight="bold" style:font-weight-asian="bold" style:font-weight-complex="bold"/>
    </style:style>
    <style:style style:name="T304_10" style:family="text">
      <style:text-properties fo:font-weight="bold" style:font-weight-asian="bold" style:font-weight-complex="bold"/>
    </style:style>
    <style:style style:name="T304_11" style:family="text">
      <style:text-properties fo:font-weight="bold" style:font-weight-asian="bold" style:font-weight-complex="bold"/>
    </style:style>
    <style:style style:name="T304_12" style:family="text">
      <style:text-properties fo:font-weight="bold" style:font-weight-asian="bold" style:font-weight-complex="bold"/>
    </style:style>
    <style:style style:name="T304_13" style:family="text">
      <style:text-properties fo:font-weight="bold" style:font-weight-asian="bold" style:font-weight-complex="bold"/>
    </style:style>
    <style:style style:name="Table33" style:family="table">
      <style:table-properties table:align="right" style:width="17cm" fo:margin-left="0cm"/>
    </style:style>
    <style:style style:name="Column62" style:family="table-column">
      <style:table-column-properties style:column-width="8.5cm"/>
    </style:style>
    <style:style style:name="Column63" style:family="table-column">
      <style:table-column-properties style:column-width="8.5cm"/>
    </style:style>
    <style:style style:name="Row46" style:family="table-row"/>
    <style:style style:name="Cell111" style:family="table-cell">
      <style:table-cell-properties style:vertical-align="top" fo:padding-top="0.176cm" fo:padding-bottom="0.176cm" fo:padding-left="0.176cm" fo:padding-right="0.176cm"/>
    </style:style>
    <style:style style:name="P30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5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5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5_3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bold" style:font-weight-asian="bold" style:font-weight-complex="bold" style:text-underline-style="none"/>
    </style:style>
    <style:style style:name="Cell112" style:family="table-cell">
      <style:table-cell-properties style:vertical-align="top" fo:padding-top="0.176cm" fo:padding-bottom="0.176cm" fo:padding-left="0.176cm" fo:padding-right="0.176cm"/>
    </style:style>
    <style:style style:name="P306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cc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07" style:family="paragraph" style:parent-style-name="Standard">
      <style:paragraph-properties fo:text-align="justify" fo:break-before="auto" fo:text-indent="1.27cm" fo:line-height="150%" style:writing-mode="lr-tb"/>
    </style:style>
    <style:style style:name="T307_1" style:family="text"/>
    <style:style style:name="T307_2" style:family="text"/>
    <style:style style:name="T307_3" style:family="text"/>
    <style:style style:name="T307_4" style:family="text"/>
    <style:style style:name="T307_5" style:family="text"/>
    <style:style style:name="T307_6" style:family="text"/>
    <style:style style:name="T307_7" style:family="text"/>
    <style:style style:name="T307_8" style:family="text"/>
    <style:style style:name="T307_9" style:family="text"/>
    <style:style style:name="T307_10" style:family="text"/>
    <style:style style:name="T307_11" style:family="text"/>
    <style:style style:name="T307_12" style:family="text"/>
    <style:style style:name="T307_13" style:family="text"/>
    <style:style style:name="T307_14" style:family="text"/>
    <style:style style:name="T307_15" style:family="text"/>
    <style:style style:name="T307_16" style:family="text"/>
    <style:style style:name="T307_17" style:family="text"/>
    <style:style style:name="T307_18" style:family="text"/>
    <style:style style:name="T307_19" style:family="text"/>
    <style:style style:name="T307_20" style:family="text"/>
    <style:style style:name="T307_21" style:family="text"/>
    <style:style style:name="T307_22" style:family="text"/>
    <style:style style:name="T307_23" style:family="text"/>
    <style:style style:name="T307_24" style:family="text"/>
    <style:style style:name="P308" style:family="paragraph" style:parent-style-name="Standard">
      <style:paragraph-properties fo:text-align="justify" fo:break-before="auto" fo:text-indent="1.27cm" fo:line-height="150%" style:writing-mode="lr-tb"/>
    </style:style>
    <style:style style:name="P309" style:family="paragraph" style:parent-style-name="Standard">
      <style:paragraph-properties fo:text-align="center" fo:break-before="auto" fo:line-height="150%" style:writing-mode="lr-tb"/>
    </style:style>
    <style:style style:name="T309_1" style:family="text">
      <style:text-properties fo:font-weight="bold" style:font-weight-asian="bold" style:font-weight-complex="bold"/>
    </style:style>
    <style:style style:name="T309_2" style:family="text">
      <style:text-properties fo:font-weight="bold" style:font-weight-asian="bold" style:font-weight-complex="bold"/>
    </style:style>
    <style:style style:name="T309_3" style:family="text">
      <style:text-properties fo:font-weight="bold" style:font-weight-asian="bold" style:font-weight-complex="bold"/>
    </style:style>
    <style:style style:name="T309_4" style:family="text">
      <style:text-properties fo:font-weight="bold" style:font-weight-asian="bold" style:font-weight-complex="bold"/>
    </style:style>
    <style:style style:name="T309_5" style:family="text">
      <style:text-properties fo:font-weight="bold" style:font-weight-asian="bold" style:font-weight-complex="bold"/>
    </style:style>
    <style:style style:name="T309_6" style:family="text">
      <style:text-properties fo:font-weight="bold" style:font-weight-asian="bold" style:font-weight-complex="bold"/>
    </style:style>
    <style:style style:name="T309_7" style:family="text">
      <style:text-properties fo:font-weight="bold" style:font-weight-asian="bold" style:font-weight-complex="bold"/>
    </style:style>
    <style:style style:name="T309_8" style:family="text">
      <style:text-properties fo:font-weight="bold" style:font-weight-asian="bold" style:font-weight-complex="bold"/>
    </style:style>
    <style:style style:name="T309_9" style:family="text">
      <style:text-properties fo:font-weight="bold" style:font-weight-asian="bold" style:font-weight-complex="bold"/>
    </style:style>
    <style:style style:name="Table34" style:family="table">
      <style:table-properties table:align="right" style:width="17cm" fo:margin-left="0cm"/>
    </style:style>
    <style:style style:name="Column64" style:family="table-column">
      <style:table-column-properties style:column-width="8.5cm"/>
    </style:style>
    <style:style style:name="Column65" style:family="table-column">
      <style:table-column-properties style:column-width="8.5cm"/>
    </style:style>
    <style:style style:name="Row47" style:family="table-row"/>
    <style:style style:name="Cell113" style:family="table-cell">
      <style:table-cell-properties style:vertical-align="top" fo:padding-top="0.176cm" fo:padding-bottom="0.176cm" fo:padding-left="0.176cm" fo:padding-right="0.176cm"/>
    </style:style>
    <style:style style:name="P3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Cell114" style:family="table-cell">
      <style:table-cell-properties style:vertical-align="top" fo:padding-top="0.176cm" fo:padding-bottom="0.176cm" fo:padding-left="0.176cm" fo:padding-right="0.176cm"/>
    </style:style>
    <style:style style:name="P311" style:family="paragraph" style:parent-style-name="Standard">
      <style:paragraph-properties fo:text-align="right" fo:break-before="auto" fo:text-indent="0cm" fo:line-height="100%" fo:margin-top="0cm" fo:margin-bottom="0cm" fo:margin-left="0cm" fo:margin-right="0cm" style:writing-mode="lr-tb"/>
    </style:style>
    <style:style style:name="T311_1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2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3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4" style:family="text">
      <style:text-properties style:text-line-through-style="none" fo:font-style="normal" style:font-style-asian="normal" style:font-style-complex="normal" fo:color="#8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T311_5" style:family="text">
      <style:text-properties style:text-line-through-style="none" fo:font-style="normal" style:font-style-asian="normal" style:font-style-complex="normal" fo:color="#000000" style:font-name="Times New Roman" style:font-name-asian="Times New Roman" style:font-name-complex="Times New Roman" fo:font-weight="normal" style:font-weight-asian="normal" style:font-weight-complex="normal" style:text-underline-style="none"/>
    </style:style>
    <style:style style:name="P312" style:family="paragraph" style:parent-style-name="Standard">
      <style:paragraph-properties fo:text-align="justify" fo:break-before="auto" fo:text-indent="1.27cm" fo:line-height="150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312_7" style:family="text"/>
    <style:style style:name="T312_8" style:family="text"/>
    <style:style style:name="T312_9" style:family="text"/>
    <style:style style:name="T312_10" style:family="text"/>
    <style:style style:name="T312_11" style:family="text"/>
    <style:style style:name="T312_12" style:family="text"/>
    <style:style style:name="T312_13" style:family="text"/>
    <style:style style:name="T312_14" style:family="text"/>
    <style:style style:name="T312_15" style:family="text"/>
    <style:style style:name="T312_16" style:family="text"/>
    <style:style style:name="T312_17" style:family="text"/>
    <style:style style:name="T312_18" style:family="text"/>
    <style:style style:name="T312_19" style:family="text"/>
    <style:style style:name="T312_20" style:family="text"/>
    <style:style style:name="T312_21" style:family="text"/>
    <style:style style:name="T312_22" style:family="text"/>
    <style:style style:name="T312_23" style:family="text"/>
    <style:style style:name="T312_24" style:family="text"/>
    <style:style style:name="T312_25" style:family="text"/>
    <style:style style:name="T312_26" style:family="text"/>
    <style:style style:name="T312_27" style:family="text"/>
    <style:style style:name="T312_28" style:family="text"/>
    <style:style style:name="T312_29" style:family="text"/>
    <style:style style:name="T312_30" style:family="text"/>
    <style:style style:name="T312_31" style:family="text"/>
    <style:style style:name="T312_32" style:family="text"/>
    <style:style style:name="T312_33" style:family="text"/>
    <style:style style:name="T312_34" style:family="text"/>
    <style:style style:name="T312_35" style:family="text"/>
    <style:style style:name="T312_36" style:family="text"/>
    <style:style style:name="P313" style:family="paragraph" style:parent-style-name="Standard">
      <style:paragraph-properties fo:text-align="justify" fo:break-before="page" fo:text-indent="1.27cm" fo:line-height="150%" style:writing-mode="lr-tb"/>
    </style:style>
    <style:style style:name="Table35" style:family="table">
      <style:table-properties table:align="left" style:width="17cm" fo:margin-left="0cm"/>
    </style:style>
    <style:style style:name="Column66" style:family="table-column">
      <style:table-column-properties style:column-width="17cm"/>
    </style:style>
    <style:style style:name="Row48" style:family="table-row"/>
    <style:style style:name="Cell115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31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3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4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5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14_6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315" style:family="paragraph" style:parent-style-name="Standard">
      <style:paragraph-properties fo:break-before="auto" fo:line-height="100%" style:writing-mode="lr-tb"/>
    </style:style>
    <style:style style:name="P316" style:family="paragraph" style:parent-style-name="Standard">
      <style:paragraph-properties fo:break-before="auto" fo:text-indent="1.27cm" fo:line-height="100%" style:writing-mode="lr-tb"/>
    </style:style>
    <style:style style:name="T316_1" style:family="text"/>
    <style:style style:name="T316_2" style:family="text"/>
    <style:style style:name="T316_3" style:family="text"/>
    <style:style style:name="T316_4" style:family="text"/>
    <style:style style:name="T316_5" style:family="text"/>
    <style:style style:name="T316_6" style:family="text"/>
    <style:style style:name="T316_7" style:family="text"/>
    <style:style style:name="T316_8" style:family="text"/>
    <style:style style:name="T316_9" style:family="text"/>
    <style:style style:name="T316_10" style:family="text"/>
    <style:style style:name="T316_11" style:family="text"/>
    <style:style style:name="T316_12" style:family="text"/>
    <style:style style:name="T316_13" style:family="text"/>
    <style:style style:name="T316_14" style:family="text"/>
    <style:style style:name="T316_15" style:family="text"/>
    <style:style style:name="T316_16" style:family="text"/>
    <style:style style:name="T316_17" style:family="text"/>
    <style:style style:name="T316_18" style:family="text"/>
    <style:style style:name="T316_19" style:family="text"/>
    <style:style style:name="T316_20" style:family="text"/>
    <style:style style:name="T316_21" style:family="text"/>
    <style:style style:name="T316_22" style:family="text"/>
    <style:style style:name="T316_23" style:family="text"/>
    <style:style style:name="T316_24" style:family="text"/>
    <style:style style:name="T316_25" style:family="text"/>
    <style:style style:name="T316_26" style:family="text"/>
    <style:style style:name="T316_27" style:family="text"/>
    <style:style style:name="T316_28" style:family="text"/>
    <style:style style:name="T316_29" style:family="text"/>
    <style:style style:name="T316_30" style:family="text"/>
    <style:style style:name="T316_31" style:family="text"/>
    <style:style style:name="T316_32" style:family="text"/>
    <style:style style:name="T316_33" style:family="text"/>
    <style:style style:name="T316_34" style:family="text"/>
    <style:style style:name="T316_35" style:family="text"/>
    <style:style style:name="T316_36" style:family="text"/>
    <style:style style:name="T316_37" style:family="text">
      <style:text-properties fo:color="#800000"/>
    </style:style>
    <style:style style:name="T316_38" style:family="text"/>
    <style:style style:name="T316_39" style:family="text"/>
    <style:style style:name="T316_40" style:family="text"/>
    <style:style style:name="T316_41" style:family="text">
      <style:text-properties fo:color="#ff6600"/>
    </style:style>
    <style:style style:name="T316_42" style:family="text">
      <style:text-properties fo:color="#ff6600"/>
    </style:style>
    <style:style style:name="T316_43" style:family="text"/>
    <style:style style:name="T316_44" style:family="text"/>
    <style:style style:name="T316_45" style:family="text"/>
    <style:style style:name="T316_46" style:family="text">
      <style:text-properties fo:color="#00cc00"/>
    </style:style>
    <style:style style:name="T316_47" style:family="text">
      <style:text-properties fo:color="#00cc00"/>
    </style:style>
    <style:style style:name="T316_48" style:family="text"/>
    <style:style style:name="T316_49" style:family="text"/>
    <style:style style:name="T316_50" style:family="text"/>
    <style:style style:name="P317" style:family="paragraph" style:parent-style-name="Standard">
      <style:paragraph-properties fo:break-before="auto" fo:line-height="100%" style:writing-mode="lr-tb"/>
    </style:style>
    <style:style style:name="P318" style:family="paragraph" style:parent-style-name="Standard">
      <style:paragraph-properties fo:text-align="center" fo:break-before="auto" fo:line-height="100%" style:writing-mode="lr-tb"/>
    </style:style>
    <style:style style:name="T318_1" style:family="text">
      <style:text-properties fo:font-weight="bold" style:font-weight-asian="bold" style:font-weight-complex="bold"/>
    </style:style>
    <style:style style:name="T318_2" style:family="text">
      <style:text-properties fo:font-weight="bold" style:font-weight-asian="bold" style:font-weight-complex="bold"/>
    </style:style>
    <style:style style:name="T318_3" style:family="text">
      <style:text-properties fo:font-weight="bold" style:font-weight-asian="bold" style:font-weight-complex="bold"/>
    </style:style>
    <style:style style:name="T318_4" style:family="text">
      <style:text-properties fo:font-weight="bold" style:font-weight-asian="bold" style:font-weight-complex="bold"/>
    </style:style>
    <style:style style:name="T318_5" style:family="text">
      <style:text-properties fo:font-weight="bold" style:font-weight-asian="bold" style:font-weight-complex="bold"/>
    </style:style>
    <style:style style:name="T318_6" style:family="text">
      <style:text-properties fo:font-weight="bold" style:font-weight-asian="bold" style:font-weight-complex="bold"/>
    </style:style>
    <style:style style:name="T318_7" style:family="text">
      <style:text-properties fo:font-weight="bold" style:font-weight-asian="bold" style:font-weight-complex="bold"/>
    </style:style>
    <style:style style:name="T318_8" style:family="text">
      <style:text-properties fo:font-weight="bold" style:font-weight-asian="bold" style:font-weight-complex="bold"/>
    </style:style>
    <style:style style:name="P319" style:family="paragraph" style:parent-style-name="Standard">
      <style:paragraph-properties fo:text-align="right" fo:break-before="auto" fo:line-height="100%" style:writing-mode="lr-tb"/>
    </style:style>
    <style:style style:name="T319_1" style:family="text"/>
    <style:style style:name="T319_2" style:family="text"/>
    <style:style style:name="T319_3" style:family="text">
      <style:text-properties fo:color="#808019"/>
    </style:style>
    <style:style style:name="T319_4" style:family="text">
      <style:text-properties fo:color="#800000"/>
    </style:style>
    <style:style style:name="T319_5" style:family="text"/>
    <style:style style:name="P320" style:family="paragraph" style:parent-style-name="Standard">
      <style:paragraph-properties fo:break-before="auto" fo:text-indent="1.27cm" fo:line-height="100%" style:writing-mode="lr-tb"/>
    </style:style>
    <style:style style:name="T320_1" style:family="text"/>
    <style:style style:name="T320_2" style:family="text"/>
    <style:style style:name="T320_3" style:family="text"/>
    <style:style style:name="T320_4" style:family="text"/>
    <style:style style:name="T320_5" style:family="text"/>
    <style:style style:name="T320_6" style:family="text"/>
    <style:style style:name="T320_7" style:family="text"/>
    <style:style style:name="T320_8" style:family="text"/>
    <style:style style:name="T320_9" style:family="text"/>
    <style:style style:name="T320_10" style:family="text"/>
    <style:style style:name="T320_11" style:family="text"/>
    <style:style style:name="T320_12" style:family="text"/>
    <style:style style:name="T320_13" style:family="text"/>
    <style:style style:name="T320_14" style:family="text"/>
    <style:style style:name="T320_15" style:family="text"/>
    <style:style style:name="T320_16" style:family="text"/>
    <style:style style:name="T320_17" style:family="text"/>
    <style:style style:name="T320_18" style:family="text"/>
    <style:style style:name="T320_19" style:family="text"/>
    <style:style style:name="T320_20" style:family="text"/>
    <style:style style:name="T320_21" style:family="text"/>
    <style:style style:name="T320_22" style:family="text"/>
    <style:style style:name="T320_23" style:family="text"/>
    <style:style style:name="T320_24" style:family="text"/>
    <style:style style:name="T320_25" style:family="text"/>
    <style:style style:name="T320_26" style:family="text"/>
    <style:style style:name="T320_27" style:family="text"/>
    <style:style style:name="T320_28" style:family="text"/>
    <style:style style:name="P321" style:family="paragraph" style:parent-style-name="Standard">
      <style:paragraph-properties fo:text-align="right" fo:break-before="auto" fo:line-height="100%" style:writing-mode="lr-tb"/>
      <style:text-properties fo:color="#800000"/>
    </style:style>
    <style:style style:name="P322" style:family="paragraph" style:parent-style-name="Standard">
      <style:paragraph-properties fo:text-align="center" fo:break-before="auto" fo:line-height="100%" style:writing-mode="lr-tb"/>
    </style:style>
    <style:style style:name="T322_1" style:family="text">
      <style:text-properties fo:font-weight="bold" style:font-weight-asian="bold" style:font-weight-complex="bold"/>
    </style:style>
    <style:style style:name="T322_2" style:family="text">
      <style:text-properties fo:font-weight="bold" style:font-weight-asian="bold" style:font-weight-complex="bold"/>
    </style:style>
    <style:style style:name="T322_3" style:family="text">
      <style:text-properties fo:font-weight="bold" style:font-weight-asian="bold" style:font-weight-complex="bold"/>
    </style:style>
    <style:style style:name="T322_4" style:family="text">
      <style:text-properties fo:font-weight="bold" style:font-weight-asian="bold" style:font-weight-complex="bold"/>
    </style:style>
    <style:style style:name="T322_5" style:family="text">
      <style:text-properties fo:font-weight="bold" style:font-weight-asian="bold" style:font-weight-complex="bold"/>
    </style:style>
    <style:style style:name="T322_6" style:family="text">
      <style:text-properties fo:font-weight="bold" style:font-weight-asian="bold" style:font-weight-complex="bold"/>
    </style:style>
    <style:style style:name="T322_7" style:family="text">
      <style:text-properties fo:font-weight="bold" style:font-weight-asian="bold" style:font-weight-complex="bold"/>
    </style:style>
    <style:style style:name="T322_8" style:family="text">
      <style:text-properties fo:font-weight="bold" style:font-weight-asian="bold" style:font-weight-complex="bold"/>
    </style:style>
    <style:style style:name="T322_9" style:family="text">
      <style:text-properties fo:font-weight="bold" style:font-weight-asian="bold" style:font-weight-complex="bold"/>
    </style:style>
    <style:style style:name="T322_10" style:family="text">
      <style:text-properties fo:font-weight="bold" style:font-weight-asian="bold" style:font-weight-complex="bold"/>
    </style:style>
    <style:style style:name="T322_11" style:family="text">
      <style:text-properties fo:font-weight="bold" style:font-weight-asian="bold" style:font-weight-complex="bold"/>
    </style:style>
    <style:style style:name="T322_12" style:family="text">
      <style:text-properties fo:font-weight="bold" style:font-weight-asian="bold" style:font-weight-complex="bold"/>
    </style:style>
    <style:style style:name="T322_13" style:family="text">
      <style:text-properties fo:font-weight="bold" style:font-weight-asian="bold" style:font-weight-complex="bold"/>
    </style:style>
    <style:style style:name="T322_14" style:family="text">
      <style:text-properties fo:font-weight="bold" style:font-weight-asian="bold" style:font-weight-complex="bold"/>
    </style:style>
    <style:style style:name="T322_15" style:family="text">
      <style:text-properties fo:font-weight="bold" style:font-weight-asian="bold" style:font-weight-complex="bold"/>
    </style:style>
    <style:style style:name="P323" style:family="paragraph" style:parent-style-name="Standard">
      <style:paragraph-properties fo:text-align="right" fo:break-before="auto" fo:line-height="100%" style:writing-mode="lr-tb"/>
    </style:style>
    <style:style style:name="T323_1" style:family="text"/>
    <style:style style:name="T323_2" style:family="text"/>
    <style:style style:name="T323_3" style:family="text">
      <style:text-properties fo:color="#808019"/>
    </style:style>
    <style:style style:name="T323_4" style:family="text">
      <style:text-properties fo:color="#800000"/>
    </style:style>
    <style:style style:name="T323_5" style:family="text"/>
    <style:style style:name="P324" style:family="paragraph" style:parent-style-name="Standard">
      <style:paragraph-properties fo:break-before="auto" fo:text-indent="1.27cm" fo:line-height="100%" style:writing-mode="lr-tb"/>
    </style:style>
    <style:style style:name="T324_1" style:family="text"/>
    <style:style style:name="T324_2" style:family="text"/>
    <style:style style:name="T324_3" style:family="text"/>
    <style:style style:name="T324_4" style:family="text"/>
    <style:style style:name="T324_5" style:family="text"/>
    <style:style style:name="T324_6" style:family="text"/>
    <style:style style:name="T324_7" style:family="text"/>
    <style:style style:name="T324_8" style:family="text"/>
    <style:style style:name="T324_9" style:family="text"/>
    <style:style style:name="T324_10" style:family="text"/>
    <style:style style:name="T324_11" style:family="text"/>
    <style:style style:name="T324_12" style:family="text"/>
    <style:style style:name="T324_13" style:family="text"/>
    <style:style style:name="T324_14" style:family="text"/>
    <style:style style:name="T324_15" style:family="text"/>
    <style:style style:name="T324_16" style:family="text"/>
    <style:style style:name="T324_17" style:family="text"/>
    <style:style style:name="T324_18" style:family="text"/>
    <style:style style:name="T324_19" style:family="text"/>
    <style:style style:name="T324_20" style:family="text"/>
    <style:style style:name="T324_21" style:family="text"/>
    <style:style style:name="T324_22" style:family="text"/>
    <style:style style:name="T324_23" style:family="text"/>
    <style:style style:name="T324_24" style:family="text"/>
    <style:style style:name="T324_25" style:family="text"/>
    <style:style style:name="T324_26" style:family="text"/>
    <style:style style:name="T324_27" style:family="text"/>
    <style:style style:name="T324_28" style:family="text"/>
    <style:style style:name="T324_29" style:family="text"/>
    <style:style style:name="T324_30" style:family="text"/>
    <style:style style:name="T324_31" style:family="text"/>
    <style:style style:name="T324_32" style:family="text"/>
    <style:style style:name="T324_33" style:family="text"/>
    <style:style style:name="T324_34" style:family="text"/>
    <style:style style:name="T324_35" style:family="text"/>
    <style:style style:name="T324_36" style:family="text"/>
    <style:style style:name="T324_37" style:family="text"/>
    <style:style style:name="T324_38" style:family="text"/>
    <style:style style:name="P325" style:family="paragraph" style:parent-style-name="Standard">
      <style:paragraph-properties fo:text-align="center" fo:break-before="auto" fo:line-height="100%" style:writing-mode="lr-tb"/>
      <style:text-properties fo:color="#800000"/>
    </style:style>
    <style:style style:name="P326" style:family="paragraph" style:parent-style-name="Standard">
      <style:paragraph-properties fo:text-align="justify" fo:break-before="auto" fo:line-height="100%" style:writing-mode="lr-tb"/>
      <style:text-properties fo:color="#800000"/>
    </style:style>
    <style:style style:name="P327" style:family="paragraph" style:parent-style-name="Standard">
      <style:paragraph-properties fo:break-before="auto" fo:line-height="100%" style:writing-mode="lr-tb"/>
      <style:text-properties fo:color="#800000"/>
    </style:style>
    <style:style style:name="P328" style:family="paragraph" style:parent-style-name="Standard">
      <style:paragraph-properties fo:break-before="auto" fo:line-height="100%" style:writing-mode="lr-tb"/>
      <style:text-properties fo:color="#800000"/>
    </style:style>
    <style:style style:name="P329" style:family="paragraph" style:parent-style-name="Standard">
      <style:paragraph-properties fo:break-before="auto" fo:line-height="100%" style:writing-mode="lr-tb"/>
      <style:text-properties fo:color="#800000"/>
    </style:style>
    <style:style style:name="P330" style:family="paragraph" style:parent-style-name="Standard">
      <style:paragraph-properties fo:break-before="page" fo:line-height="100%" style:writing-mode="lr-tb"/>
      <style:text-properties fo:color="#800000"/>
    </style:style>
    <style:style style:name="Table36" style:family="table">
      <style:table-properties table:align="left" style:width="17cm" fo:margin-left="0cm"/>
    </style:style>
    <style:style style:name="Column67" style:family="table-column">
      <style:table-column-properties style:column-width="17cm"/>
    </style:style>
    <style:style style:name="Row49" style:family="table-row"/>
    <style:style style:name="Cell116" style:family="table-cell">
      <style:table-cell-properties fo:background-color="#c0c0c0" style:vertical-align="top" fo:padding-top="0.097cm" fo:border-top="#000000 0.035cm solid" fo:padding-bottom="0.097cm" fo:border-bottom="#000000 0.035cm solid" fo:padding-left="0.079cm" fo:border-left="#000000 0.035cm solid" fo:padding-right="0.097cm" fo:border-right="#000000 0.035cm solid"/>
    </style:style>
    <style:style style:name="P3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1_1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T331_2" style:family="text">
      <style:text-properties style:text-line-through-style="none" fo:font-style="normal" style:font-style-asian="normal" style:font-style-complex="normal" fo:color="#000000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 style:text-underline-style="none"/>
    </style:style>
    <style:style style:name="P332" style:family="paragraph" style:parent-style-name="Standard">
      <style:paragraph-properties fo:break-before="auto" fo:line-height="100%" fo:margin-top="0cm" style:writing-mode="lr-tb"/>
    </style:style>
    <style:style style:name="T332_1" style:family="text"/>
    <style:style style:name="T332_2" style:family="text"/>
    <style:style style:name="T332_3" style:family="text"/>
    <style:style style:name="T332_4" style:family="text"/>
    <style:style style:name="T332_5" style:family="text"/>
    <style:style style:name="T332_6" style:family="text"/>
    <style:style style:name="T332_7" style:family="text"/>
    <style:style style:name="T332_8" style:family="text"/>
    <style:style style:name="T332_9" style:family="text"/>
    <style:style style:name="T332_10" style:family="text"/>
    <style:style style:name="T332_11" style:family="text"/>
    <style:style style:name="T332_12" style:family="text"/>
    <style:style style:name="T332_13" style:family="text"/>
    <style:style style:name="T332_14" style:family="text"/>
    <style:style style:name="T332_15" style:family="text"/>
    <style:style style:name="T332_16" style:family="text"/>
    <style:style style:name="T332_17" style:family="text"/>
    <style:style style:name="T332_18" style:family="text"/>
    <style:style style:name="T332_19" style:family="text"/>
    <style:style style:name="T332_20" style:family="text"/>
    <style:style style:name="P333" style:family="paragraph" style:parent-style-name="Standard">
      <style:paragraph-properties fo:break-before="auto" fo:line-height="100%" fo:margin-top="0cm" style:writing-mode="lr-tb"/>
    </style:style>
    <style:style style:name="T333_1" style:family="text"/>
    <style:style style:name="T333_2" style:family="text"/>
    <style:style style:name="T333_3" style:family="text"/>
    <style:style style:name="T333_4" style:family="text"/>
    <style:style style:name="T333_5" style:family="text"/>
    <style:style style:name="T333_6" style:family="text"/>
    <style:style style:name="T333_7" style:family="text"/>
    <style:style style:name="T333_8" style:family="text"/>
    <style:style style:name="T333_9" style:family="text"/>
    <style:style style:name="T333_10" style:family="text"/>
    <style:style style:name="T333_11" style:family="text"/>
    <style:style style:name="T333_12" style:family="text"/>
    <style:style style:name="T333_13" style:family="text"/>
    <style:style style:name="T333_14" style:family="text"/>
    <style:style style:name="T333_15" style:family="text"/>
    <style:style style:name="T333_16" style:family="text"/>
    <style:style style:name="T333_17" style:family="text"/>
    <style:style style:name="T333_18" style:family="text"/>
    <style:style style:name="T333_19" style:family="text"/>
    <style:style style:name="T333_20" style:family="text"/>
    <style:style style:name="T333_21" style:family="text"/>
    <style:style style:name="T333_22" style:family="text"/>
    <style:style style:name="T333_23" style:family="text"/>
    <style:style style:name="T333_24" style:family="text"/>
    <style:style style:name="P334" style:family="paragraph" style:parent-style-name="Standard">
      <style:paragraph-properties fo:break-before="auto" fo:line-height="100%" fo:margin-top="0cm" style:writing-mode="lr-tb"/>
    </style:style>
    <style:style style:name="T334_1" style:family="text"/>
    <style:style style:name="T334_2" style:family="text"/>
    <style:style style:name="T334_3" style:family="text"/>
    <style:style style:name="T334_4" style:family="text"/>
    <style:style style:name="T334_5" style:family="text"/>
    <style:style style:name="T334_6" style:family="text"/>
    <style:style style:name="T334_7" style:family="text"/>
    <style:style style:name="T334_8" style:family="text"/>
    <style:style style:name="T334_9" style:family="text"/>
    <style:style style:name="T334_10" style:family="text"/>
    <style:style style:name="T334_11" style:family="text"/>
    <style:style style:name="T334_12" style:family="text"/>
    <style:style style:name="T334_13" style:family="text"/>
    <style:style style:name="T334_14" style:family="text"/>
    <style:style style:name="T334_15" style:family="text"/>
    <style:style style:name="T334_16" style:family="text"/>
    <style:style style:name="T334_17" style:family="text"/>
    <style:style style:name="T334_18" style:family="text"/>
    <style:style style:name="T334_19" style:family="text"/>
    <style:style style:name="T334_20" style:family="text"/>
    <style:style style:name="T334_21" style:family="text"/>
    <style:style style:name="T334_22" style:family="text"/>
    <style:style style:name="T334_23" style:family="text"/>
    <style:style style:name="T334_24" style:family="text"/>
    <style:style style:name="T334_25" style:family="text"/>
    <style:style style:name="T334_26" style:family="text"/>
    <style:style style:name="T334_27" style:family="text"/>
    <style:style style:name="T334_28" style:family="text"/>
    <style:style style:name="T334_29" style:family="text"/>
    <style:style style:name="T334_30" style:family="text"/>
    <style:style style:name="T334_31" style:family="text"/>
    <style:style style:name="T334_32" style:family="text"/>
    <style:style style:name="T334_33" style:family="text"/>
    <style:style style:name="T334_34" style:family="text"/>
    <style:style style:name="T334_35" style:family="text"/>
    <style:style style:name="T334_36" style:family="text"/>
    <style:style style:name="T334_37" style:family="text"/>
    <style:style style:name="T334_38" style:family="text"/>
    <style:style style:name="T334_39" style:family="text"/>
    <style:style style:name="T334_40" style:family="text"/>
    <style:style style:name="T334_41" style:family="text"/>
    <style:style style:name="T334_42" style:family="text"/>
    <style:style style:name="T334_43" style:family="text"/>
    <style:style style:name="T334_44" style:family="text"/>
    <style:style style:name="T334_45" style:family="text"/>
    <style:style style:name="T334_46" style:family="text"/>
    <style:style style:name="T334_47" style:family="text"/>
    <style:style style:name="T334_48" style:family="text"/>
    <style:style style:name="P335" style:family="paragraph" style:parent-style-name="Standard">
      <style:paragraph-properties fo:break-before="auto" fo:line-height="100%" fo:margin-top="0cm" fo:margin-bottom="0cm" style:writing-mode="lr-tb"/>
    </style:style>
    <style:style style:name="T335_1" style:family="text"/>
    <style:style style:name="T335_2" style:family="text"/>
    <style:style style:name="T335_3" style:family="text"/>
    <style:style style:name="T335_4" style:family="text"/>
    <style:style style:name="T335_5" style:family="text"/>
    <style:style style:name="T335_6" style:family="text"/>
    <style:style style:name="T335_7" style:family="text"/>
    <style:style style:name="T335_8" style:family="text"/>
    <style:style style:name="T335_9" style:family="text"/>
    <style:style style:name="T335_10" style:family="text"/>
    <style:style style:name="T335_11" style:family="text"/>
    <style:style style:name="T335_12" style:family="text"/>
    <style:style style:name="T335_13" style:family="text"/>
    <style:style style:name="T335_14" style:family="text"/>
    <style:style style:name="T335_15" style:family="text"/>
    <style:style style:name="T335_16" style:family="text"/>
    <style:style style:name="T335_17" style:family="text"/>
  </office:automatic-styles>
  <office:body>
    <office:text>
      <text:p text:style-name="P1"/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<text:span text:style-name="T17_1">Documento</text:span><text:span text:style-name="T17_2"><text:s/></text:span><text:span text:style-name="T17_3">de</text:span><text:span text:style-name="T17_4"><text:s/></text:span><text:span text:style-name="T17_5">Requisitos</text:span></text:p>
      <text:p text:style-name="P18"/>
      <text:p text:style-name="P19"><text:span text:style-name="T19_1">Minha</text:span><text:span text:style-name="T19_2"><text:s/></text:span><text:span text:style-name="T19_3">Casa</text:span></text:p>
      <text:p text:style-name="P20"/>
      <text:p text:style-name="P21"><text:span text:style-name="T21_1">Versão</text:span><text:span text:style-name="T21_2"><text:s/>–<text:s/>0.</text:span><text:span text:style-name="T21_3">4</text:span></text:p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><text:span text:style-name="T52_1">Histórico</text:span><text:span text:style-name="T52_2"><text:s/></text:span><text:span text:style-name="T52_3">de</text:span><text:span text:style-name="T52_4"><text:s/></text:span><text:span text:style-name="T52_5">Alterações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53"><text:span text:style-name="T53_1">Data</text:span></text:p>
          </table:table-cell>
          <table:table-cell table:style-name="Cell2">
            <text:p text:style-name="P54"><text:span text:style-name="T54_1">Versão</text:span></text:p>
          </table:table-cell>
          <table:table-cell table:style-name="Cell3">
            <text:p text:style-name="P55"><text:span text:style-name="T55_1">Descrição</text:span></text:p>
          </table:table-cell>
          <table:table-cell table:style-name="Cell4">
            <text:p text:style-name="P56"><text:span text:style-name="T56_1">Autor</text:span></text:p>
          </table:table-cell>
        </table:table-row>
        <table:table-row table:style-name="Row2">
          <table:table-cell table:style-name="Cell5">
            <text:p text:style-name="P57"><text:span text:style-name="T57_1">20/12/13</text:span></text:p>
          </table:table-cell>
          <table:table-cell table:style-name="Cell6">
            <text:p text:style-name="P58"><text:span text:style-name="T58_1">0.1</text:span></text:p>
          </table:table-cell>
          <table:table-cell table:style-name="Cell7">
            <text:p text:style-name="P59"><text:span text:style-name="T59_1">Criação</text:span><text:span text:style-name="T59_2"><text:s/></text:span><text:span text:style-name="T59_3">do</text:span><text:span text:style-name="T59_4"><text:s/></text:span><text:span text:style-name="T59_5">Documento</text:span></text:p>
          </table:table-cell>
          <table:table-cell table:style-name="Cell8">
            <text:p text:style-name="P60"><text:span text:style-name="T60_1">Diego</text:span><text:span text:style-name="T60_2"><text:s/></text:span><text:span text:style-name="T60_3">Correa</text:span></text:p>
          </table:table-cell>
        </table:table-row>
        <table:table-row table:style-name="Row3">
          <table:table-cell table:style-name="Cell9">
            <text:p text:style-name="P61"><text:span text:style-name="T61_1">20/12/13</text:span></text:p>
          </table:table-cell>
          <table:table-cell table:style-name="Cell10">
            <text:p text:style-name="P62"><text:span text:style-name="T62_1">0.1</text:span></text:p>
          </table:table-cell>
          <table:table-cell table:style-name="Cell11">
            <text:p text:style-name="P63"><text:span text:style-name="T63_1">Inserção</text:span><text:span text:style-name="T63_2"><text:s/></text:span><text:span text:style-name="T63_3">dos</text:span><text:span text:style-name="T63_4"><text:s/></text:span><text:span text:style-name="T63_5">R</text:span><text:span text:style-name="T63_6">/</text:span><text:span text:style-name="T63_7">F</text:span><text:span text:style-name="T63_8">01<text:s/></text:span><text:span text:style-name="T63_9">a</text:span><text:span text:style-name="T63_10"><text:s/></text:span><text:span text:style-name="T63_11">R</text:span><text:span text:style-name="T63_12">/</text:span><text:span text:style-name="T63_13">F</text:span><text:span text:style-name="T63_14">2</text:span><text:span text:style-name="T63_15">1</text:span></text:p>
          </table:table-cell>
          <table:table-cell table:style-name="Cell12">
            <text:p text:style-name="P64"><text:span text:style-name="T64_1">Diego</text:span><text:span text:style-name="T64_2"><text:s/></text:span><text:span text:style-name="T64_3">Correa</text:span></text:p>
          </table:table-cell>
        </table:table-row>
        <table:table-row table:style-name="Row4">
          <table:table-cell table:style-name="Cell13">
            <text:p text:style-name="P65"><text:span text:style-name="T65_1">30/12/13</text:span></text:p>
          </table:table-cell>
          <table:table-cell table:style-name="Cell14">
            <text:p text:style-name="P66"><text:span text:style-name="T66_1">0.1</text:span></text:p>
          </table:table-cell>
          <table:table-cell table:style-name="Cell15">
            <text:p text:style-name="P67"><text:span text:style-name="T67_1">Revisão</text:span><text:span text:style-name="T67_2"><text:s/></text:span><text:span text:style-name="T67_3">do</text:span><text:span text:style-name="T67_4"><text:s/></text:span><text:span text:style-name="T67_5">documento</text:span><text:span text:style-name="T67_6"><text:s/></text:span><text:span text:style-name="T67_7">e</text:span><text:span text:style-name="T67_8"><text:s/></text:span><text:span text:style-name="T67_9">inserção</text:span><text:span text:style-name="T67_10"><text:s/></text:span><text:span text:style-name="T67_11">dos</text:span><text:span text:style-name="T67_12"><text:s/></text:span><text:span text:style-name="T67_13">R</text:span><text:span text:style-name="T67_14">/</text:span><text:span text:style-name="T67_15">F</text:span><text:span text:style-name="T67_16">22<text:s/></text:span><text:span text:style-name="T67_17">e</text:span><text:span text:style-name="T67_18"><text:s/></text:span><text:span text:style-name="T67_19">R</text:span><text:span text:style-name="T67_20">/</text:span><text:span text:style-name="T67_21">F</text:span><text:span text:style-name="T67_22">23</text:span></text:p>
          </table:table-cell>
          <table:table-cell table:style-name="Cell16">
            <text:p text:style-name="P68"><text:span text:style-name="T68_1">João</text:span><text:span text:style-name="T68_2"><text:s/></text:span><text:span text:style-name="T68_3">Victor</text:span></text:p>
          </table:table-cell>
        </table:table-row>
        <table:table-row table:style-name="Row5">
          <table:table-cell table:style-name="Cell17">
            <text:p text:style-name="P69"><text:span text:style-name="T69_1">05/01/13</text:span></text:p>
          </table:table-cell>
          <table:table-cell table:style-name="Cell18">
            <text:p text:style-name="P70"><text:span text:style-name="T70_1">0.1</text:span></text:p>
          </table:table-cell>
          <table:table-cell table:style-name="Cell19">
            <text:p text:style-name="P71"><text:span text:style-name="T71_1">Revisão</text:span><text:span text:style-name="T71_2"><text:s/></text:span><text:span text:style-name="T71_3">do</text:span><text:span text:style-name="T71_4"><text:s/></text:span><text:span text:style-name="T71_5">Documento</text:span></text:p>
          </table:table-cell>
          <table:table-cell table:style-name="Cell20">
            <text:p text:style-name="P72"><text:span text:style-name="T72_1">Diego</text:span><text:span text:style-name="T72_2"><text:s/></text:span><text:span text:style-name="T72_3">Corrêa</text:span></text:p>
          </table:table-cell>
        </table:table-row>
        <table:table-row table:style-name="Row6">
          <table:table-cell table:style-name="Cell21">
            <text:p text:style-name="P73"><text:span text:style-name="T73_1">06/01/13</text:span></text:p>
          </table:table-cell>
          <table:table-cell table:style-name="Cell22">
            <text:p text:style-name="P74"><text:span text:style-name="T74_1">0.2</text:span></text:p>
          </table:table-cell>
          <table:table-cell table:style-name="Cell23">
            <text:p text:style-name="P75"><text:span text:style-name="T75_1">Mudança</text:span><text:span text:style-name="T75_2"><text:s/></text:span><text:span text:style-name="T75_3">na</text:span><text:span text:style-name="T75_4"><text:s/></text:span><text:span text:style-name="T75_5">ordem</text:span><text:span text:style-name="T75_6"><text:s/></text:span><text:span text:style-name="T75_7">dos</text:span><text:span text:style-name="T75_8"><text:s/></text:span><text:span text:style-name="T75_9">requisitos</text:span><text:span text:style-name="T75_10">,<text:s/></text:span><text:span text:style-name="T75_11">troca</text:span><text:span text:style-name="T75_12"><text:s/></text:span><text:span text:style-name="T75_13">de</text:span><text:span text:style-name="T75_14"><text:s/></text:span><text:span text:style-name="T75_15">seus</text:span><text:span text:style-name="T75_16"><text:s/></text:span><text:span text:style-name="T75_17">codigos</text:span><text:span text:style-name="T75_18"><text:s/></text:span><text:span text:style-name="T75_19">e</text:span><text:span text:style-name="T75_20"><text:s/></text:span><text:span text:style-name="T75_21">adição</text:span><text:span text:style-name="T75_22"><text:s/></text:span><text:span text:style-name="T75_23">de</text:span><text:span text:style-name="T75_24"><text:s/></text:span><text:span text:style-name="T75_25">novos</text:span><text:span text:style-name="T75_26"><text:s/></text:span><text:span text:style-name="T75_27">requisitos</text:span><text:span text:style-name="T75_28"><text:s/></text:span><text:span text:style-name="T75_29">até</text:span><text:span text:style-name="T75_30"><text:s/></text:span><text:span text:style-name="T75_31">o</text:span><text:span text:style-name="T75_32"><text:s/></text:span><text:span text:style-name="T75_33">R</text:span><text:span text:style-name="T75_34">/</text:span><text:span text:style-name="T75_35">F</text:span><text:span text:style-name="T75_36">27</text:span></text:p>
          </table:table-cell>
          <table:table-cell table:style-name="Cell24">
            <text:p text:style-name="P76"><text:span text:style-name="T76_1">Diego</text:span><text:span text:style-name="T76_2"><text:s/></text:span><text:span text:style-name="T76_3">Corrêa</text:span></text:p>
          </table:table-cell>
        </table:table-row>
        <table:table-row table:style-name="Row7">
          <table:table-cell table:style-name="Cell25">
            <text:p text:style-name="P77"><text:span text:style-name="T77_1">14/01/13</text:span></text:p>
          </table:table-cell>
          <table:table-cell table:style-name="Cell26">
            <text:p text:style-name="P78"><text:span text:style-name="T78_1">0.3</text:span></text:p>
          </table:table-cell>
          <table:table-cell table:style-name="Cell27">
            <text:p text:style-name="P79"><text:span text:style-name="T79_1">Adição</text:span><text:span text:style-name="T79_2"><text:s/></text:span><text:span text:style-name="T79_3">do</text:span><text:span text:style-name="T79_4"><text:s/></text:span><text:span text:style-name="T79_5">Requisito</text:span><text:span text:style-name="T79_6"><text:s/></text:span><text:span text:style-name="T79_7">RN</text:span><text:span text:style-name="T79_8">/02<text:s/></text:span><text:span text:style-name="T79_9">e</text:span><text:span text:style-name="T79_10"><text:s/></text:span><text:span text:style-name="T79_11">R</text:span><text:span text:style-name="T79_12">/</text:span><text:span text:style-name="T79_13">F</text:span><text:span text:style-name="T79_14">28</text:span></text:p>
          </table:table-cell>
          <table:table-cell table:style-name="Cell28">
            <text:p text:style-name="P80"><text:span text:style-name="T80_1">João</text:span><text:span text:style-name="T80_2"><text:s/></text:span><text:span text:style-name="T80_3">Victor</text:span></text:p>
          </table:table-cell>
        </table:table-row>
        <table:table-row table:style-name="Row8">
          <table:table-cell table:style-name="Cell29">
            <text:p text:style-name="P81"><text:span text:style-name="T81_1">20/01/13</text:span></text:p>
          </table:table-cell>
          <table:table-cell table:style-name="Cell30">
            <text:p text:style-name="P82"><text:span text:style-name="T82_1">0.3</text:span></text:p>
          </table:table-cell>
          <table:table-cell table:style-name="Cell31">
            <text:p text:style-name="P83"><text:span text:style-name="T83_1">Adição</text:span><text:span text:style-name="T83_2"><text:s/></text:span><text:span text:style-name="T83_3">da</text:span><text:span text:style-name="T83_4"><text:s/></text:span><text:span text:style-name="T83_5">informação</text:span><text:span text:style-name="T83_6"><text:s/></text:span><text:span text:style-name="T83_7">Ator</text:span></text:p>
          </table:table-cell>
          <table:table-cell table:style-name="Cell32">
            <text:p text:style-name="P84"><text:span text:style-name="T84_1">Diego</text:span><text:span text:style-name="T84_2"><text:s/></text:span><text:span text:style-name="T84_3">Corrêa</text:span></text:p>
          </table:table-cell>
        </table:table-row>
        <table:table-row table:style-name="Row9">
          <table:table-cell table:style-name="Cell33">
            <text:p text:style-name="P85"><text:span text:style-name="T85_1">21/01/13</text:span></text:p>
          </table:table-cell>
          <table:table-cell table:style-name="Cell34">
            <text:p text:style-name="P86"><text:span text:style-name="T86_1">0.4</text:span></text:p>
          </table:table-cell>
          <table:table-cell table:style-name="Cell35">
            <text:p text:style-name="P87"><text:span text:style-name="T87_1">Troca</text:span><text:span text:style-name="T87_2"><text:s/></text:span><text:span text:style-name="T87_3">de</text:span><text:span text:style-name="T87_4"><text:s/></text:span><text:span text:style-name="T87_5">requisitos</text:span><text:span text:style-name="T87_6"><text:s/></text:span><text:span text:style-name="T87_7">e</text:span><text:span text:style-name="T87_8"><text:s/></text:span><text:span text:style-name="T87_9">adição</text:span><text:span text:style-name="T87_10"><text:s/></text:span><text:span text:style-name="T87_11">do</text:span><text:span text:style-name="T87_12"><text:s/></text:span><text:span text:style-name="T87_13">tópico</text:span><text:span text:style-name="T87_14"><text:s/>“2.1-<text:s/></text:span><text:span text:style-name="T87_15">Cuidado</text:span><text:span text:style-name="T87_16">”</text:span></text:p>
          </table:table-cell>
          <table:table-cell table:style-name="Cell36">
            <text:p text:style-name="P88"><text:span text:style-name="T88_1">Diego</text:span><text:span text:style-name="T88_2"><text:s/></text:span><text:span text:style-name="T88_3">Corrêa</text:span></text:p>
          </table:table-cell>
        </table:table-row>
        <table:table-row table:style-name="Row10">
          <table:table-cell table:style-name="Cell37">
            <text:p text:style-name="P89"/>
          </table:table-cell>
          <table:table-cell table:style-name="Cell38">
            <text:p text:style-name="P90"/>
          </table:table-cell>
          <table:table-cell table:style-name="Cell39">
            <text:p text:style-name="P91"/>
          </table:table-cell>
          <table:table-cell table:style-name="Cell40">
            <text:p text:style-name="P92"/>
          </table:table-cell>
        </table:table-row>
        <table:table-row table:style-name="Row11">
          <table:table-cell table:style-name="Cell41">
            <text:p text:style-name="P93"/>
          </table:table-cell>
          <table:table-cell table:style-name="Cell42">
            <text:p text:style-name="P94"/>
          </table:table-cell>
          <table:table-cell table:style-name="Cell43">
            <text:p text:style-name="P95"/>
          </table:table-cell>
          <table:table-cell table:style-name="Cell44">
            <text:p text:style-name="P96"/>
          </table:table-cell>
        </table:table-row>
        <table:table-row table:style-name="Row12">
          <table:table-cell table:style-name="Cell45">
            <text:p text:style-name="P97"/>
          </table:table-cell>
          <table:table-cell table:style-name="Cell46">
            <text:p text:style-name="P98"/>
          </table:table-cell>
          <table:table-cell table:style-name="Cell47">
            <text:p text:style-name="P99"/>
          </table:table-cell>
          <table:table-cell table:style-name="Cell48">
            <text:p text:style-name="P100"/>
          </table:table-cell>
        </table:table-row>
        <table:table-row table:style-name="Row13">
          <table:table-cell table:style-name="Cell49">
            <text:p text:style-name="P101"/>
          </table:table-cell>
          <table:table-cell table:style-name="Cell50">
            <text:p text:style-name="P102"/>
          </table:table-cell>
          <table:table-cell table:style-name="Cell51">
            <text:p text:style-name="P103"/>
          </table:table-cell>
          <table:table-cell table:style-name="Cell52">
            <text:p text:style-name="P104"/>
          </table:table-cell>
        </table:table-row>
      </table:table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able:table table:style-name="Table2">
        <table:table-column table:style-name="Column5"/>
        <table:table-row table:style-name="Row14">
          <table:table-cell table:style-name="Cell53">
            <text:p text:style-name="P131"><text:span text:style-name="T131_1">1.<text:s/></text:span><text:span text:style-name="T131_2">Introdução</text:span></text:p>
          </table:table-cell>
        </table:table-row>
      </table:table>
      <text:p text:style-name="P132"/>
      <text:p text:style-name="P133"><text:span text:style-name="T133_1"><text:tab/></text:span><text:span text:style-name="T133_2">Este</text:span><text:span text:style-name="T133_3"><text:s/></text:span><text:span text:style-name="T133_4">documento</text:span><text:span text:style-name="T133_5"><text:s/></text:span><text:span text:style-name="T133_6">especifica</text:span><text:span text:style-name="T133_7"><text:s/></text:span><text:span text:style-name="T133_8">os</text:span><text:span text:style-name="T133_9"><text:s/></text:span><text:span text:style-name="T133_10">requisitos</text:span><text:span text:style-name="T133_11"><text:s/></text:span><text:span text:style-name="T133_12">do</text:span><text:span text:style-name="T133_13"><text:s/></text:span><text:span text:style-name="T133_14">sistema</text:span><text:span text:style-name="T133_15"><text:s/></text:span><text:span text:style-name="T133_16">Minha</text:span><text:span text:style-name="T133_17"><text:s/></text:span><text:span text:style-name="T133_18">Casa</text:span><text:span text:style-name="T133_19">,<text:s/></text:span><text:span text:style-name="T133_20">fornecendo</text:span><text:span text:style-name="T133_21"><text:s/></text:span><text:span text:style-name="T133_22">os</text:span><text:span text:style-name="T133_23"><text:s/></text:span><text:span text:style-name="T133_24">requisitos</text:span><text:span text:style-name="T133_25"><text:s/></text:span><text:span text:style-name="T133_26">que</text:span><text:span text:style-name="T133_27"><text:s/></text:span><text:span text:style-name="T133_28">o</text:span><text:span text:style-name="T133_29"><text:s/></text:span><text:span text:style-name="T133_30">sistema</text:span><text:span text:style-name="T133_31"><text:s/></text:span><text:span text:style-name="T133_32">deverá</text:span><text:span text:style-name="T133_33"><text:s/></text:span><text:span text:style-name="T133_34">atender</text:span><text:span text:style-name="T133_35">.</text:span></text:p>
      <text:p text:style-name="P134"><text:span text:style-name="T134_1">Por</text:span><text:span text:style-name="T134_2"><text:s/></text:span><text:span text:style-name="T134_3">convenção</text:span><text:span text:style-name="T134_4">,<text:s/></text:span><text:span text:style-name="T134_5">a</text:span><text:span text:style-name="T134_6"><text:s/></text:span><text:span text:style-name="T134_7">referência</text:span><text:span text:style-name="T134_8"><text:s/></text:span><text:span text:style-name="T134_9">a</text:span><text:span text:style-name="T134_10"><text:s/></text:span><text:span text:style-name="T134_11">requisitos</text:span><text:span text:style-name="T134_12"><text:s/></text:span><text:span text:style-name="T134_13">é</text:span><text:span text:style-name="T134_14"><text:s/></text:span><text:span text:style-name="T134_15">feita</text:span><text:span text:style-name="T134_16"><text:s/></text:span><text:span text:style-name="T134_17">através</text:span><text:span text:style-name="T134_18"><text:s/></text:span><text:span text:style-name="T134_19">do</text:span><text:span text:style-name="T134_20"><text:s/></text:span><text:span text:style-name="T134_21">nome</text:span><text:span text:style-name="T134_22"><text:s/></text:span><text:span text:style-name="T134_23">do</text:span><text:span text:style-name="T134_24"><text:s/></text:span><text:span text:style-name="T134_25">requisito</text:span><text:span text:style-name="T134_26">,<text:s/></text:span><text:span text:style-name="T134_27">seguido</text:span><text:span text:style-name="T134_28"><text:s/></text:span><text:span text:style-name="T134_29">do</text:span><text:span text:style-name="T134_30"><text:s/></text:span><text:span text:style-name="T134_31">identificador</text:span><text:span text:style-name="T134_32"><text:s/></text:span><text:span text:style-name="T134_33">do</text:span><text:span text:style-name="T134_34"><text:s/></text:span><text:span text:style-name="T134_35">requisito</text:span><text:span text:style-name="T134_36">,<text:s/></text:span><text:span text:style-name="T134_37">de</text:span><text:span text:style-name="T134_38"><text:s/></text:span><text:span text:style-name="T134_39">acordo</text:span><text:span text:style-name="T134_40"><text:s/></text:span><text:span text:style-name="T134_41">com</text:span><text:span text:style-name="T134_42"><text:s/></text:span><text:span text:style-name="T134_43">a</text:span><text:span text:style-name="T134_44"><text:s/></text:span><text:span text:style-name="T134_45">especificação</text:span><text:span text:style-name="T134_46"><text:s/></text:span><text:span text:style-name="T134_47">a</text:span><text:span text:style-name="T134_48"><text:s/></text:span><text:span text:style-name="T134_49">seguir</text:span><text:span text:style-name="T134_50">:</text:span></text:p>
      <text:p text:style-name="P135"><text:span text:style-name="T135_1">[</text:span><text:span text:style-name="T135_2">Código</text:span><text:span text:style-name="T135_3"><text:s/></text:span><text:span text:style-name="T135_4">do</text:span><text:span text:style-name="T135_5"><text:s/></text:span><text:span text:style-name="T135_6">requisito</text:span><text:span text:style-name="T135_7"><text:s/>-</text:span><text:span text:style-name="T135_8"><text:s/></text:span><text:span text:style-name="T135_9">Nome</text:span><text:span text:style-name="T135_10"><text:s/></text:span><text:span text:style-name="T135_11">do</text:span><text:span text:style-name="T135_12"><text:s/></text:span><text:span text:style-name="T135_13">requisito</text:span><text:span text:style-name="T135_14">];</text:span></text:p>
      <text:p text:style-name="P136"/>
      <text:p text:style-name="P137"><text:span text:style-name="T137_1">O</text:span><text:span text:style-name="T137_2"><text:s/></text:span><text:span text:style-name="T137_3">código</text:span><text:span text:style-name="T137_4"><text:s/></text:span><text:span text:style-name="T137_5">dos</text:span><text:span text:style-name="T137_6"><text:s/></text:span><text:span text:style-name="T137_7">requisitos</text:span><text:span text:style-name="T137_8"><text:s/></text:span><text:span text:style-name="T137_9">são</text:span><text:span text:style-name="T137_10"><text:s/></text:span><text:span text:style-name="T137_11">classificados</text:span><text:span text:style-name="T137_12"><text:s/></text:span><text:span text:style-name="T137_13">da</text:span><text:span text:style-name="T137_14"><text:s/></text:span><text:span text:style-name="T137_15">seguinte</text:span><text:span text:style-name="T137_16"><text:s/></text:span><text:span text:style-name="T137_17">forma</text:span><text:span text:style-name="T137_18">:</text:span></text:p>
      <table:table table:style-name="Table3">
        <table:table-column table:style-name="Column6"/>
        <table:table-row table:style-name="Row15">
          <table:table-cell table:style-name="Cell54">
            <text:p text:style-name="P138"><text:span text:style-name="T138_1">R</text:span><text:span text:style-name="T138_2">/</text:span><text:span text:style-name="T138_3">F</text:span><text:span text:style-name="T138_4"><text:s/></text:span><text:span text:style-name="T138_5">XX</text:span><text:span text:style-name="T138_6"><text:s/>→<text:s/></text:span><text:span text:style-name="T138_7">Requisito</text:span><text:span text:style-name="T138_8"><text:s/></text:span><text:span text:style-name="T138_9">Funcional</text:span></text:p>
          </table:table-cell>
        </table:table-row>
        <table:table-row table:style-name="Row16">
          <table:table-cell table:style-name="Cell55">
            <text:p text:style-name="P139"><text:span text:style-name="T139_1">R</text:span><text:span text:style-name="T139_2">/</text:span><text:span text:style-name="T139_3">NF</text:span><text:span text:style-name="T139_4"><text:s/></text:span><text:span text:style-name="T139_5">XX</text:span><text:span text:style-name="T139_6"><text:s/>→<text:s/></text:span><text:span text:style-name="T139_7">Requisito</text:span><text:span text:style-name="T139_8"><text:s/></text:span><text:span text:style-name="T139_9">não</text:span><text:span text:style-name="T139_10"><text:s/></text:span><text:span text:style-name="T139_11">Funcional</text:span></text:p>
          </table:table-cell>
        </table:table-row>
      </table:table>
      <text:p text:style-name="P140"/>
      <text:p text:style-name="P141"/>
      <table:table table:style-name="Table4">
        <table:table-column table:style-name="Column7"/>
        <table:table-row table:style-name="Row17">
          <table:table-cell table:style-name="Cell56">
            <text:p text:style-name="P142"><text:span text:style-name="T142_1">2-<text:s/></text:span><text:span text:style-name="T142_2">Descrição</text:span><text:span text:style-name="T142_3"><text:s/></text:span><text:span text:style-name="T142_4">do</text:span><text:span text:style-name="T142_5"><text:s/></text:span><text:span text:style-name="T142_6">sistema</text:span></text:p>
          </table:table-cell>
        </table:table-row>
      </table:table>
      <text:p text:style-name="P143"/>
      <text:p text:style-name="P144"><text:span text:style-name="T144_1"><text:tab/></text:span><text:span text:style-name="T144_2">O</text:span><text:span text:style-name="T144_3"><text:s/></text:span><text:span text:style-name="T144_4">sistema</text:span><text:span text:style-name="T144_5"><text:s/></text:span><text:span text:style-name="T144_6">se</text:span><text:span text:style-name="T144_7"><text:s/></text:span><text:span text:style-name="T144_8">destina</text:span><text:span text:style-name="T144_9"><text:s/></text:span><text:span text:style-name="T144_10">a</text:span><text:span text:style-name="T144_11"><text:s/></text:span><text:span text:style-name="T144_12">dar</text:span><text:span text:style-name="T144_13"><text:s/></text:span><text:span text:style-name="T144_14">controle</text:span><text:span text:style-name="T144_15"><text:s/></text:span><text:span text:style-name="T144_16">dos</text:span><text:span text:style-name="T144_17"><text:s/></text:span><text:span text:style-name="T144_18">dispositivos</text:span><text:span text:style-name="T144_19"><text:s/></text:span><text:span text:style-name="T144_20">e</text:span><text:span text:style-name="T144_21"><text:s/></text:span><text:span text:style-name="T144_22">aparelhos</text:span><text:span text:style-name="T144_23"><text:s/></text:span><text:span text:style-name="T144_24">elétricos</text:span><text:span text:style-name="T144_25"><text:s/></text:span><text:span text:style-name="T144_26">aa</text:span><text:span text:style-name="T144_27"><text:s/></text:span><text:span text:style-name="T144_28">casa</text:span><text:span text:style-name="T144_29"><text:s/></text:span><text:span text:style-name="T144_30">aos</text:span><text:span text:style-name="T144_31"><text:s/></text:span><text:span text:style-name="T144_32">usuários</text:span><text:span text:style-name="T144_33">.<text:s/></text:span><text:span text:style-name="T144_34">Aparelhos</text:span><text:span text:style-name="T144_35"><text:s/></text:span><text:span text:style-name="T144_36">como</text:span><text:span text:style-name="T144_37">:<text:s/></text:span><text:span text:style-name="T144_38">Lampada</text:span><text:span text:style-name="T144_39"><text:s/></text:span><text:span text:style-name="T144_40">Eletrica</text:span><text:span text:style-name="T144_41">,<text:s/></text:span><text:span text:style-name="T144_42">Geladeira</text:span><text:span text:style-name="T144_43">,<text:s/></text:span><text:span text:style-name="T144_44">Fogão</text:span><text:span text:style-name="T144_45">,<text:s/></text:span><text:span text:style-name="T144_46">Maquina</text:span><text:span text:style-name="T144_47"><text:s/></text:span><text:span text:style-name="T144_48">de</text:span><text:span text:style-name="T144_49"><text:s/></text:span><text:span text:style-name="T144_50">Lavar</text:span><text:span text:style-name="T144_51">,<text:s/></text:span><text:span text:style-name="T144_52">cafeteira</text:span><text:span text:style-name="T144_53"><text:s/></text:span><text:span text:style-name="T144_54">e</text:span><text:span text:style-name="T144_55"><text:s/></text:span><text:span text:style-name="T144_56">outros</text:span><text:span text:style-name="T144_57">.<text:s/></text:span><text:span text:style-name="T144_58">Dando</text:span><text:span text:style-name="T144_59"><text:s/></text:span><text:span text:style-name="T144_60">uma</text:span><text:span text:style-name="T144_61"><text:s/></text:span><text:span text:style-name="T144_62">melhor</text:span><text:span text:style-name="T144_63"><text:s/></text:span><text:span text:style-name="T144_64">comodidade</text:span><text:span text:style-name="T144_65"><text:s/></text:span><text:span text:style-name="T144_66">ao</text:span><text:span text:style-name="T144_67"><text:s/></text:span><text:span text:style-name="T144_68">usuário</text:span><text:span text:style-name="T144_69">,<text:s/></text:span><text:span text:style-name="T144_70">pois</text:span><text:span text:style-name="T144_71"><text:s/></text:span><text:span text:style-name="T144_72">ele</text:span><text:span text:style-name="T144_73"><text:s/></text:span><text:span text:style-name="T144_74">poderá</text:span><text:span text:style-name="T144_75"><text:s/></text:span><text:span text:style-name="T144_76">saber</text:span><text:span text:style-name="T144_77"><text:s/></text:span><text:span text:style-name="T144_78">que</text:span><text:span text:style-name="T144_79"><text:s/></text:span><text:span text:style-name="T144_80">luzes</text:span><text:span text:style-name="T144_81"><text:s/></text:span><text:span text:style-name="T144_82">estão</text:span><text:span text:style-name="T144_83"><text:s/></text:span><text:span text:style-name="T144_84">acessas</text:span><text:span text:style-name="T144_85"><text:s/></text:span><text:span text:style-name="T144_86">e</text:span><text:span text:style-name="T144_87"><text:s/></text:span><text:span text:style-name="T144_88">ent</text:span><text:span text:style-name="T144_89">ão</text:span><text:span text:style-name="T144_90"><text:s/></text:span><text:span text:style-name="T144_91">poder</text:span><text:span text:style-name="T144_92"><text:s/></text:span><text:span text:style-name="T144_93">desliga</text:span><text:span text:style-name="T144_94">-</text:span><text:span text:style-name="T144_95">las</text:span><text:span text:style-name="T144_96">,<text:s/></text:span><text:span text:style-name="T144_97">quais</text:span><text:span text:style-name="T144_98"><text:s/></text:span><text:span text:style-name="T144_99">aparelhos</text:span><text:span text:style-name="T144_100"><text:s/></text:span><text:span text:style-name="T144_101">estão</text:span><text:span text:style-name="T144_102"><text:s/></text:span><text:span text:style-name="T144_103">funcionando</text:span><text:span text:style-name="T144_104"><text:s/></text:span><text:span text:style-name="T144_105">no</text:span><text:span text:style-name="T144_106"><text:s/></text:span><text:span text:style-name="T144_107">momento</text:span><text:span text:style-name="T144_108"><text:s/></text:span><text:span text:style-name="T144_109">ou</text:span><text:span text:style-name="T144_110"><text:s/></text:span><text:span text:style-name="T144_111">quais</text:span><text:span text:style-name="T144_112"><text:s/></text:span><text:span text:style-name="T144_113">ele</text:span><text:span text:style-name="T144_114"><text:s/></text:span><text:span text:style-name="T144_115">quer</text:span><text:span text:style-name="T144_116"><text:s/></text:span><text:span text:style-name="T144_117">que</text:span><text:span text:style-name="T144_118"><text:s/></text:span><text:span text:style-name="T144_119">funcione</text:span><text:span text:style-name="T144_120"><text:s/></text:span><text:span text:style-name="T144_121">agora</text:span><text:span text:style-name="T144_122"><text:s/></text:span><text:span text:style-name="T144_123">ou</text:span><text:span text:style-name="T144_124"><text:s/></text:span><text:span text:style-name="T144_125">funcione</text:span><text:span text:style-name="T144_126"><text:s/></text:span><text:span text:style-name="T144_127">em</text:span><text:span text:style-name="T144_128"><text:s/></text:span><text:span text:style-name="T144_129">um</text:span><text:span text:style-name="T144_130"><text:s/></text:span><text:span text:style-name="T144_131">tempo</text:span><text:span text:style-name="T144_132"><text:s/></text:span><text:span text:style-name="T144_133">determinado</text:span><text:span text:style-name="T144_134"><text:s/></text:span><text:span text:style-name="T144_135">por</text:span><text:span text:style-name="T144_136"><text:s/></text:span><text:span text:style-name="T144_137">ele</text:span><text:span text:style-name="T144_138">.<text:s/></text:span><text:span text:style-name="T144_139">Criando</text:span><text:span text:style-name="T144_140"><text:s/></text:span><text:span text:style-name="T144_141">assim</text:span><text:span text:style-name="T144_142"><text:s/></text:span><text:span text:style-name="T144_143">uma</text:span><text:span text:style-name="T144_144"><text:s/></text:span><text:span text:style-name="T144_145">tecnologia</text:span><text:span text:style-name="T144_146"><text:s/></text:span><text:span text:style-name="T144_147">mais</text:span><text:span text:style-name="T144_148"><text:s/></text:span><text:span text:style-name="T144_149">perto</text:span><text:span text:style-name="T144_150"><text:s/></text:span><text:span text:style-name="T144_151">do</text:span><text:span text:style-name="T144_152"><text:s/></text:span><text:span text:style-name="T144_153">dia</text:span><text:span text:style-name="T144_154"><text:s/></text:span><text:span text:style-name="T144_155">a</text:span><text:span text:style-name="T144_156"><text:s/></text:span><text:span text:style-name="T144_157">dia</text:span><text:span text:style-name="T144_158">.</text:span></text:p>
      <text:p text:style-name="P145"/>
      <text:p text:style-name="P146"/>
      <table:table table:style-name="Table5">
        <table:table-column table:style-name="Column8"/>
        <table:table-row table:style-name="Row18">
          <table:table-cell table:style-name="Cell57">
            <text:p text:style-name="P147"><text:span text:style-name="T147_1">2.1-<text:s/></text:span><text:span text:style-name="T147_2">Cuidados</text:span></text:p>
          </table:table-cell>
        </table:table-row>
      </table:table>
      <text:p text:style-name="P148"/>
      <text:p text:style-name="P149"><text:span text:style-name="T149_1"><text:tab/>1.<text:s/></text:span><text:span text:style-name="T149_2">O</text:span><text:span text:style-name="T149_3"><text:s/></text:span><text:span text:style-name="T149_4">Administrador</text:span><text:span text:style-name="T149_5"><text:s/></text:span><text:span text:style-name="T149_6">é</text:span><text:span text:style-name="T149_7"><text:s/></text:span><text:span text:style-name="T149_8">um</text:span><text:span text:style-name="T149_9"><text:s/></text:span><text:span text:style-name="T149_10">Usúario</text:span><text:span text:style-name="T149_11">,<text:s/></text:span><text:span text:style-name="T149_12">mas</text:span><text:span text:style-name="T149_13"><text:s/></text:span><text:span text:style-name="T149_14">um</text:span><text:span text:style-name="T149_15"><text:s/></text:span><text:span text:style-name="T149_16">Usúario</text:span><text:span text:style-name="T149_17"><text:s/></text:span><text:span text:style-name="T149_18">não</text:span><text:span text:style-name="T149_19"><text:s/></text:span><text:span text:style-name="T149_20">é</text:span><text:span text:style-name="T149_21"><text:s/></text:span><text:span text:style-name="T149_22">um</text:span><text:span text:style-name="T149_23"><text:s/></text:span><text:span text:style-name="T149_24">Administrador</text:span><text:span text:style-name="T149_25">.<text:s/></text:span><text:span text:style-name="T149_26">Então</text:span><text:span text:style-name="T149_27"><text:s/></text:span><text:span text:style-name="T149_28">quando</text:span><text:span text:style-name="T149_29"><text:s/></text:span><text:span text:style-name="T149_30">diz</text:span><text:span text:style-name="T149_31">-</text:span><text:span text:style-name="T149_32">se</text:span><text:span text:style-name="T149_33"><text:s/></text:span><text:span text:style-name="T149_34">Usúario</text:span><text:span text:style-name="T149_35">,<text:s/></text:span><text:span text:style-name="T149_36">estamos</text:span><text:span text:style-name="T149_37"><text:s/></text:span><text:span text:style-name="T149_38">citando</text:span><text:span text:style-name="T149_39"><text:s/></text:span><text:span text:style-name="T149_40">o</text:span><text:span text:style-name="T149_41"><text:s/></text:span><text:span text:style-name="T149_42">Administrador</text:span><text:span text:style-name="T149_43"><text:s/></text:span><text:span text:style-name="T149_44">também</text:span><text:span text:style-name="T149_45">.<text:s/></text:span><text:span text:style-name="T149_46">Mas</text:span><text:span text:style-name="T149_47"><text:s/></text:span><text:span text:style-name="T149_48">quando</text:span><text:span text:style-name="T149_49"><text:s/></text:span><text:span text:style-name="T149_50">citamos</text:span><text:span text:style-name="T149_51"><text:s/></text:span><text:span text:style-name="T149_52">Administrador</text:span><text:span text:style-name="T149_53"><text:s/></text:span><text:span text:style-name="T149_54">não</text:span><text:span text:style-name="T149_55"><text:s/></text:span><text:span text:style-name="T149_56">citamos</text:span><text:span text:style-name="T149_57"><text:s/></text:span><text:span text:style-name="T149_58">usúario</text:span><text:span text:style-name="T149_59">.<text:s/></text:span><text:span text:style-name="T149_60">Isto</text:span><text:span text:style-name="T149_61"><text:s/></text:span><text:span text:style-name="T149_62">é</text:span><text:span text:style-name="T149_63"><text:s/></text:span><text:span text:style-name="T149_64">valido</text:span><text:span text:style-name="T149_65"><text:s/></text:span><text:span text:style-name="T149_66">para</text:span><text:span text:style-name="T149_67"><text:s/></text:span><text:span text:style-name="T149_68">todos</text:span><text:span text:style-name="T149_69"><text:s/></text:span><text:span text:style-name="T149_70">os</text:span><text:span text:style-name="T149_71"><text:s/></text:span><text:span text:style-name="T149_72">documentos</text:span><text:span text:style-name="T149_73">.</text:span></text:p>
      <text:p text:style-name="P150"/>
      <text:p text:style-name="P151"/>
      <text:p text:style-name="P152"/>
      <text:p text:style-name="P153"/>
      <text:p text:style-name="P154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able:table table:style-name="Table6">
        <table:table-column table:style-name="Column9"/>
        <table:table-row table:style-name="Row19">
          <table:table-cell table:style-name="Cell58">
            <text:p text:style-name="P170"><text:span text:style-name="T170_1">3-</text:span><text:span text:style-name="T170_2">Requisitos</text:span><text:span text:style-name="T170_3"><text:s/></text:span><text:span text:style-name="T170_4">Funcionais</text:span></text:p>
          </table:table-cell>
        </table:table-row>
      </table:table>
      <text:p text:style-name="P171"/>
      <text:p text:style-name="P172"><text:span text:style-name="T172_1">Esta</text:span><text:span text:style-name="T172_2"><text:s/></text:span><text:span text:style-name="T172_3">seção</text:span><text:span text:style-name="T172_4"><text:s/></text:span><text:span text:style-name="T172_5">do</text:span><text:span text:style-name="T172_6"><text:s/></text:span><text:span text:style-name="T172_7">documento</text:span><text:span text:style-name="T172_8"><text:s/></text:span><text:span text:style-name="T172_9">apresenta</text:span><text:span text:style-name="T172_10"><text:s/></text:span><text:span text:style-name="T172_11">os</text:span><text:span text:style-name="T172_12"><text:s/></text:span><text:span text:style-name="T172_13">requisitos</text:span><text:span text:style-name="T172_14"><text:s/></text:span><text:span text:style-name="T172_15">funcionais</text:span><text:span text:style-name="T172_16"><text:s/></text:span><text:span text:style-name="T172_17">da</text:span><text:span text:style-name="T172_18"><text:s/></text:span><text:span text:style-name="T172_19">aplicação</text:span><text:span text:style-name="T172_20"><text:s/></text:span><text:span text:style-name="T172_21">e</text:span><text:span text:style-name="T172_22"><text:s/></text:span><text:span text:style-name="T172_23">as</text:span><text:span text:style-name="T172_24"><text:s/></text:span><text:span text:style-name="T172_25">suas</text:span><text:span text:style-name="T172_26"><text:s/></text:span><text:span text:style-name="T172_27">prioridades</text:span><text:span text:style-name="T172_28">.<text:s/></text:span><text:span text:style-name="T172_29">As</text:span><text:span text:style-name="T172_30"><text:s/></text:span><text:span text:style-name="T172_31">prioridades</text:span><text:span text:style-name="T172_32"><text:s/></text:span><text:span text:style-name="T172_33">são</text:span><text:span text:style-name="T172_34"><text:s/></text:span><text:span text:style-name="T172_35">três</text:span><text:span text:style-name="T172_36">:</text:span><text:span text:style-name="T172_37"><text:s/></text:span><text:span text:style-name="T172_38">Alta</text:span><text:span text:style-name="T172_39"><text:s/>(</text:span><text:span text:style-name="T172_40">essencial</text:span><text:span text:style-name="T172_41">),</text:span><text:span text:style-name="T172_42"><text:s/></text:span><text:span text:style-name="T172_43">Media</text:span><text:span text:style-name="T172_44"><text:s/>(</text:span><text:span text:style-name="T172_45">relevante</text:span><text:span text:style-name="T172_46">),</text:span><text:span text:style-name="T172_47"><text:s/></text:span><text:span text:style-name="T172_48">Baixa</text:span><text:span text:style-name="T172_49"><text:s/>(</text:span><text:span text:style-name="T172_50">desejável</text:span><text:span text:style-name="T172_51">).</text:span></text:p>
      <text:p text:style-name="P173"/>
      <text:p text:style-name="P174"><text:span text:style-name="T174_1">R</text:span><text:span text:style-name="T174_2">/</text:span><text:span text:style-name="T174_3">F</text:span><text:span text:style-name="T174_4">01<text:s/>–<text:s/></text:span><text:span text:style-name="T174_5">Manter</text:span><text:span text:style-name="T174_6"><text:s/></text:span><text:span text:style-name="T174_7">Uma</text:span><text:span text:style-name="T174_8"><text:s/></text:span><text:span text:style-name="T174_9">Casa</text:span></text:p>
      <table:table table:style-name="Table7">
        <table:table-column table:style-name="Column10"/>
        <table:table-column table:style-name="Column11"/>
        <table:table-row table:style-name="Row20">
          <table:table-cell table:style-name="Cell59">
            <text:p text:style-name="P175"><text:span text:style-name="T175_1">Ator</text:span><text:span text:style-name="T175_2">:<text:s/></text:span><text:span text:style-name="T175_3">Administrador</text:span></text:p>
          </table:table-cell>
          <table:table-cell table:style-name="Cell60">
            <text:p text:style-name="P176"><text:span text:style-name="T176_1">Prioridade</text:span><text:span text:style-name="T176_2">:</text:span><text:span text:style-name="T176_3"><text:s/></text:span><text:span text:style-name="T176_4">Alta</text:span><text:span text:style-name="T176_5">.</text:span></text:p>
          </table:table-cell>
        </table:table-row>
      </table:table>
      <text:p text:style-name="P177"><text:span text:style-name="T177_1"><text:tab/></text:span><text:span text:style-name="T177_2">O</text:span><text:span text:style-name="T177_3"><text:s/></text:span><text:span text:style-name="T177_4">sistema</text:span><text:span text:style-name="T177_5"><text:s/></text:span><text:span text:style-name="T177_6">deve</text:span><text:span text:style-name="T177_7"><text:s/></text:span><text:span text:style-name="T177_8">permitir</text:span><text:span text:style-name="T177_9"><text:s/></text:span><text:span text:style-name="T177_10">a</text:span><text:span text:style-name="T177_11"><text:s/></text:span><text:span text:style-name="T177_12">inserção</text:span><text:span text:style-name="T177_13">,<text:s/></text:span><text:span text:style-name="T177_14">a</text:span><text:span text:style-name="T177_15"><text:s/></text:span><text:span text:style-name="T177_16">edição</text:span><text:span text:style-name="T177_17">,<text:s/></text:span><text:span text:style-name="T177_18">a</text:span><text:span text:style-name="T177_19"><text:s/></text:span><text:span text:style-name="T177_20">visualização</text:span><text:span text:style-name="T177_21"><text:s/></text:span><text:span text:style-name="T177_22">e</text:span><text:span text:style-name="T177_23"><text:s/></text:span><text:span text:style-name="T177_24">a</text:span><text:span text:style-name="T177_25"><text:s/></text:span><text:span text:style-name="T177_26">remoção</text:span><text:span text:style-name="T177_27"><text:s/></text:span><text:span text:style-name="T177_28">de</text:span><text:span text:style-name="T177_29"><text:s/></text:span><text:span text:style-name="T177_30">apenas</text:span><text:span text:style-name="T177_31"><text:s/></text:span><text:span text:style-name="T177_32">Uma</text:span><text:span text:style-name="T177_33"><text:s/></text:span><text:span text:style-name="T177_34">Casa</text:span><text:span text:style-name="T177_35"><text:s/></text:span><text:span text:style-name="T177_36">no</text:span><text:span text:style-name="T177_37"><text:s/></text:span><text:span text:style-name="T177_38">sistema</text:span><text:span text:style-name="T177_39">.</text:span></text:p>
      <text:p text:style-name="P178"/>
      <text:p text:style-name="P179"><text:span text:style-name="T179_1">R</text:span><text:span text:style-name="T179_2">/</text:span><text:span text:style-name="T179_3">F</text:span><text:span text:style-name="T179_4">02<text:s/>–<text:s text:c="2"/></text:span><text:span text:style-name="T179_5">Manter</text:span><text:span text:style-name="T179_6"><text:s/></text:span><text:span text:style-name="T179_7">Cômodo</text:span></text:p>
      <table:table table:style-name="Table8">
        <table:table-column table:style-name="Column12"/>
        <table:table-column table:style-name="Column13"/>
        <table:table-row table:style-name="Row21">
          <table:table-cell table:style-name="Cell61">
            <text:p text:style-name="P180"><text:span text:style-name="T180_1">Ator</text:span><text:span text:style-name="T180_2">:<text:s/></text:span><text:span text:style-name="T180_3">Administrador</text:span></text:p>
          </table:table-cell>
          <table:table-cell table:style-name="Cell62">
            <text:p text:style-name="P181"><text:span text:style-name="T181_1">Prioridade</text:span><text:span text:style-name="T181_2">:</text:span><text:span text:style-name="T181_3"><text:s/></text:span><text:span text:style-name="T181_4">Alta</text:span><text:span text:style-name="T181_5">.</text:span></text:p>
          </table:table-cell>
        </table:table-row>
      </table:table>
      <text:p text:style-name="P182"><text:span text:style-name="T182_1"><text:tab/></text:span><text:span text:style-name="T182_2">O</text:span><text:span text:style-name="T182_3"><text:s/></text:span><text:span text:style-name="T182_4">sistema</text:span><text:span text:style-name="T182_5"><text:s/></text:span><text:span text:style-name="T182_6">deve</text:span><text:span text:style-name="T182_7"><text:s/></text:span><text:span text:style-name="T182_8">permitir</text:span><text:span text:style-name="T182_9"><text:s/></text:span><text:span text:style-name="T182_10">a</text:span><text:span text:style-name="T182_11"><text:s/></text:span><text:span text:style-name="T182_12">inserção</text:span><text:span text:style-name="T182_13">,<text:s/></text:span><text:span text:style-name="T182_14">a</text:span><text:span text:style-name="T182_15"><text:s/></text:span><text:span text:style-name="T182_16">edição</text:span><text:span text:style-name="T182_17">,<text:s/></text:span><text:span text:style-name="T182_18">a</text:span><text:span text:style-name="T182_19"><text:s/></text:span><text:span text:style-name="T182_20">visualização</text:span><text:span text:style-name="T182_21"><text:s/></text:span><text:span text:style-name="T182_22">e</text:span><text:span text:style-name="T182_23"><text:s/></text:span><text:span text:style-name="T182_24">a</text:span><text:span text:style-name="T182_25"><text:s/></text:span><text:span text:style-name="T182_26">remoção</text:span><text:span text:style-name="T182_27"><text:s/></text:span><text:span text:style-name="T182_28">de</text:span><text:span text:style-name="T182_29"><text:s/></text:span><text:span text:style-name="T182_30">um</text:span><text:span text:style-name="T182_31"><text:s/></text:span><text:span text:style-name="T182_32">cômodo</text:span><text:span text:style-name="T182_33"><text:s/></text:span><text:span text:style-name="T182_34">da</text:span><text:span text:style-name="T182_35"><text:s/></text:span><text:span text:style-name="T182_36">casa</text:span><text:span text:style-name="T182_37">.</text:span></text:p>
      <text:p text:style-name="P183"/>
      <text:p text:style-name="P184"><text:span text:style-name="T184_1">R</text:span><text:span text:style-name="T184_2">/</text:span><text:span text:style-name="T184_3">F</text:span><text:span text:style-name="T184_4">03<text:s/>–<text:s/></text:span><text:span text:style-name="T184_5">Associar</text:span><text:span text:style-name="T184_6"><text:s/></text:span><text:span text:style-name="T184_7">Cômodo</text:span><text:span text:style-name="T184_8"><text:s/></text:span><text:span text:style-name="T184_9">a</text:span><text:span text:style-name="T184_10"><text:s/></text:span><text:span text:style-name="T184_11">Casa</text:span></text:p>
      <table:table table:style-name="Table9">
        <table:table-column table:style-name="Column14"/>
        <table:table-column table:style-name="Column15"/>
        <table:table-row table:style-name="Row22">
          <table:table-cell table:style-name="Cell63">
            <text:p text:style-name="P185"><text:span text:style-name="T185_1">Ator</text:span><text:span text:style-name="T185_2">:<text:s/></text:span><text:span text:style-name="T185_3">Administrador</text:span></text:p>
          </table:table-cell>
          <table:table-cell table:style-name="Cell64">
            <text:p text:style-name="P186"><text:span text:style-name="T186_1">Prioridade</text:span><text:span text:style-name="T186_2">:</text:span><text:span text:style-name="T186_3"><text:s/></text:span><text:span text:style-name="T186_4">Alta</text:span><text:span text:style-name="T186_5">.</text:span></text:p>
          </table:table-cell>
        </table:table-row>
      </table:table>
      <text:p text:style-name="P187"><text:span text:style-name="T187_1"><text:tab/></text:span><text:span text:style-name="T187_2">O</text:span><text:span text:style-name="T187_3"><text:s/></text:span><text:span text:style-name="T187_4">sistema</text:span><text:span text:style-name="T187_5"><text:s/></text:span><text:span text:style-name="T187_6">deve</text:span><text:span text:style-name="T187_7"><text:s/></text:span><text:span text:style-name="T187_8">permitir</text:span><text:span text:style-name="T187_9"><text:s/></text:span><text:span text:style-name="T187_10">a</text:span><text:span text:style-name="T187_11"><text:s/></text:span><text:span text:style-name="T187_12">associação</text:span><text:span text:style-name="T187_13"><text:s/></text:span><text:span text:style-name="T187_14">de</text:span><text:span text:style-name="T187_15"><text:s/></text:span><text:span text:style-name="T187_16">um</text:span><text:span text:style-name="T187_17"><text:s/></text:span><text:span text:style-name="T187_18">ou</text:span><text:span text:style-name="T187_19"><text:s/></text:span><text:span text:style-name="T187_20">mais</text:span><text:span text:style-name="T187_21"><text:s/></text:span><text:span text:style-name="T187_22">Cômodos</text:span><text:span text:style-name="T187_23"><text:s/></text:span><text:span text:style-name="T187_24">a</text:span><text:span text:style-name="T187_25"><text:s/></text:span><text:span text:style-name="T187_26">Casa</text:span><text:span text:style-name="T187_27">.</text:span></text:p>
      <text:p text:style-name="P188"/>
      <text:p text:style-name="P189"/>
      <text:p text:style-name="P190"><text:span text:style-name="T190_1">R</text:span><text:span text:style-name="T190_2">/</text:span><text:span text:style-name="T190_3">F</text:span><text:span text:style-name="T190_4">0</text:span><text:span text:style-name="T190_5">4</text:span><text:span text:style-name="T190_6"><text:s/>–<text:s/></text:span><text:span text:style-name="T190_7">Manter</text:span><text:span text:style-name="T190_8"><text:s/></text:span><text:span text:style-name="T190_9">Aparelho</text:span><text:span text:style-name="T190_10"><text:s/></text:span><text:span text:style-name="T190_11">Doméstico</text:span></text:p>
      <table:table table:style-name="Table10">
        <table:table-column table:style-name="Column16"/>
        <table:table-column table:style-name="Column17"/>
        <table:table-row table:style-name="Row23">
          <table:table-cell table:style-name="Cell65">
            <text:p text:style-name="P191"><text:span text:style-name="T191_1">Ator</text:span><text:span text:style-name="T191_2">:<text:s/></text:span><text:span text:style-name="T191_3">Administrador</text:span></text:p>
          </table:table-cell>
          <table:table-cell table:style-name="Cell66">
            <text:p text:style-name="P192"><text:span text:style-name="T192_1">Prioridade</text:span><text:span text:style-name="T192_2">:</text:span><text:span text:style-name="T192_3"><text:s/></text:span><text:span text:style-name="T192_4">Alta</text:span><text:span text:style-name="T192_5">.</text:span></text:p>
          </table:table-cell>
        </table:table-row>
      </table:table>
      <text:p text:style-name="P193"><text:span text:style-name="T193_1"><text:tab/></text:span><text:span text:style-name="T193_2">O</text:span><text:span text:style-name="T193_3"><text:s/></text:span><text:span text:style-name="T193_4">sistema</text:span><text:span text:style-name="T193_5"><text:s/></text:span><text:span text:style-name="T193_6">deve</text:span><text:span text:style-name="T193_7"><text:s/></text:span><text:span text:style-name="T193_8">permitir</text:span><text:span text:style-name="T193_9"><text:s/></text:span><text:span text:style-name="T193_10">a</text:span><text:span text:style-name="T193_11"><text:s/></text:span><text:span text:style-name="T193_12">inserção</text:span><text:span text:style-name="T193_13">,<text:s/></text:span><text:span text:style-name="T193_14">a</text:span><text:span text:style-name="T193_15"><text:s/></text:span><text:span text:style-name="T193_16">edição</text:span><text:span text:style-name="T193_17">,<text:s/></text:span><text:span text:style-name="T193_18">a</text:span><text:span text:style-name="T193_19"><text:s/></text:span><text:span text:style-name="T193_20">visualização</text:span><text:span text:style-name="T193_21"><text:s/></text:span><text:span text:style-name="T193_22">e</text:span><text:span text:style-name="T193_23"><text:s/></text:span><text:span text:style-name="T193_24">a</text:span><text:span text:style-name="T193_25"><text:s/></text:span><text:span text:style-name="T193_26">remoção</text:span><text:span text:style-name="T193_27"><text:s/></text:span><text:span text:style-name="T193_28">de</text:span><text:span text:style-name="T193_29"><text:s/></text:span><text:span text:style-name="T193_30">umou</text:span><text:span text:style-name="T193_31"><text:s/></text:span><text:span text:style-name="T193_32">mais</text:span><text:span text:style-name="T193_33"><text:s/></text:span><text:span text:style-name="T193_34">Aparelhos</text:span><text:span text:style-name="T193_35"><text:s/></text:span><text:span text:style-name="T193_36">Domésticos</text:span></text:p>
      <text:p text:style-name="P194"/>
      <text:p text:style-name="P195"><text:span text:style-name="T195_1">R</text:span><text:span text:style-name="T195_2">/</text:span><text:span text:style-name="T195_3">F</text:span><text:span text:style-name="T195_4">05<text:s/>–<text:s/></text:span><text:span text:style-name="T195_5">Associar</text:span><text:span text:style-name="T195_6"><text:s/></text:span><text:span text:style-name="T195_7">Aparelho</text:span><text:span text:style-name="T195_8"><text:s/></text:span><text:span text:style-name="T195_9">a</text:span><text:span text:style-name="T195_10"><text:s/></text:span><text:span text:style-name="T195_11">Cômodo</text:span></text:p>
      <table:table table:style-name="Table11">
        <table:table-column table:style-name="Column18"/>
        <table:table-column table:style-name="Column19"/>
        <table:table-row table:style-name="Row24">
          <table:table-cell table:style-name="Cell67">
            <text:p text:style-name="P196"><text:span text:style-name="T196_1">Ator</text:span><text:span text:style-name="T196_2">:<text:s/></text:span><text:span text:style-name="T196_3">Administrador</text:span></text:p>
          </table:table-cell>
          <table:table-cell table:style-name="Cell68">
            <text:p text:style-name="P197"><text:span text:style-name="T197_1">Prioridade</text:span><text:span text:style-name="T197_2">:</text:span><text:span text:style-name="T197_3"><text:s/></text:span><text:span text:style-name="T197_4">Alta</text:span><text:span text:style-name="T197_5">.</text:span></text:p>
          </table:table-cell>
        </table:table-row>
      </table:table>
      <text:p text:style-name="P198"><text:span text:style-name="T198_1"><text:tab/></text:span><text:span text:style-name="T198_2">O</text:span><text:span text:style-name="T198_3"><text:s/></text:span><text:span text:style-name="T198_4">sistema</text:span><text:span text:style-name="T198_5"><text:s/></text:span><text:span text:style-name="T198_6">deve</text:span><text:span text:style-name="T198_7"><text:s/></text:span><text:span text:style-name="T198_8">permitir</text:span><text:span text:style-name="T198_9"><text:s/></text:span><text:span text:style-name="T198_10">a</text:span><text:span text:style-name="T198_11"><text:s/></text:span><text:span text:style-name="T198_12">associação</text:span><text:span text:style-name="T198_13"><text:s/></text:span><text:span text:style-name="T198_14">de</text:span><text:span text:style-name="T198_15"><text:s/></text:span><text:span text:style-name="T198_16">qualquer</text:span><text:span text:style-name="T198_17"><text:s/></text:span><text:span text:style-name="T198_18">Aparelho</text:span><text:span text:style-name="T198_19"><text:s/></text:span><text:span text:style-name="T198_20">a</text:span><text:span text:style-name="T198_21"><text:s/></text:span><text:span text:style-name="T198_22">um</text:span><text:span text:style-name="T198_23"><text:s/></text:span><text:span text:style-name="T198_24">Cômodo</text:span><text:span text:style-name="T198_25">.</text:span></text:p>
      <text:p text:style-name="P199"/>
      <text:p text:style-name="P200"><text:span text:style-name="T200_1">R</text:span><text:span text:style-name="T200_2">/</text:span><text:span text:style-name="T200_3">F</text:span><text:span text:style-name="T200_4">06<text:s/>–<text:s/></text:span><text:span text:style-name="T200_5">Ligar</text:span><text:span text:style-name="T200_6"><text:s/></text:span><text:span text:style-name="T200_7">e</text:span><text:span text:style-name="T200_8"><text:s/></text:span><text:span text:style-name="T200_9">Desligar</text:span><text:span text:style-name="T200_10"><text:s/></text:span><text:span text:style-name="T200_11">Aparelho</text:span><text:span text:style-name="T200_12"><text:s/></text:span><text:span text:style-name="T200_13">Doméstico</text:span></text:p>
      <table:table table:style-name="Table12">
        <table:table-column table:style-name="Column20"/>
        <table:table-column table:style-name="Column21"/>
        <table:table-row table:style-name="Row25">
          <table:table-cell table:style-name="Cell69">
            <text:p text:style-name="P201"><text:span text:style-name="T201_1">Ator</text:span><text:span text:style-name="T201_2">:<text:s/></text:span><text:span text:style-name="T201_3">Usúario</text:span></text:p>
          </table:table-cell>
          <table:table-cell table:style-name="Cell70">
            <text:p text:style-name="P202"><text:span text:style-name="T202_1">Prioridade</text:span><text:span text:style-name="T202_2">:</text:span><text:span text:style-name="T202_3"><text:s/></text:span><text:span text:style-name="T202_4">Alta</text:span><text:span text:style-name="T202_5">.</text:span></text:p>
          </table:table-cell>
        </table:table-row>
      </table:table>
      <text:p text:style-name="P203"><text:span text:style-name="T203_1"><text:tab/></text:span><text:span text:style-name="T203_2">O</text:span><text:span text:style-name="T203_3"><text:s/></text:span><text:span text:style-name="T203_4">sistema</text:span><text:span text:style-name="T203_5"><text:s/></text:span><text:span text:style-name="T203_6">deve</text:span><text:span text:style-name="T203_7"><text:s/></text:span><text:span text:style-name="T203_8">permitir</text:span><text:span text:style-name="T203_9"><text:s/></text:span><text:span text:style-name="T203_10">que</text:span><text:span text:style-name="T203_11"><text:s/></text:span><text:span text:style-name="T203_12">qualquer</text:span><text:span text:style-name="T203_13"><text:s/></text:span><text:span text:style-name="T203_14">Aparelho</text:span><text:span text:style-name="T203_15"><text:s/></text:span><text:span text:style-name="T203_16">Doméstico</text:span><text:span text:style-name="T203_17"><text:s/></text:span><text:span text:style-name="T203_18">possa</text:span><text:span text:style-name="T203_19"><text:s/></text:span><text:span text:style-name="T203_20">ser</text:span><text:span text:style-name="T203_21"><text:s/></text:span><text:span text:style-name="T203_22">ligado</text:span><text:span text:style-name="T203_23"><text:s/></text:span><text:span text:style-name="T203_24">e</text:span><text:span text:style-name="T203_25"><text:s/></text:span><text:span text:style-name="T203_26">desligado</text:span><text:span text:style-name="T203_27">.</text:span></text:p>
      <text:p text:style-name="P204"/>
      <text:p text:style-name="P205"><text:span text:style-name="T205_1">R</text:span><text:span text:style-name="T205_2">/</text:span><text:span text:style-name="T205_3">F</text:span><text:span text:style-name="T205_4">07<text:s/>–<text:s/></text:span><text:span text:style-name="T205_5">Agendamento</text:span><text:span text:style-name="T205_6"><text:s/></text:span><text:span text:style-name="T205_7">de</text:span><text:span text:style-name="T205_8"><text:s/></text:span><text:span text:style-name="T205_9">Aparelho</text:span><text:span text:style-name="T205_10"><text:s/></text:span><text:span text:style-name="T205_11">Doméstico</text:span></text:p>
      <table:table table:style-name="Table13">
        <table:table-column table:style-name="Column22"/>
        <table:table-column table:style-name="Column23"/>
        <table:table-row table:style-name="Row26">
          <table:table-cell table:style-name="Cell71">
            <text:p text:style-name="P206"><text:span text:style-name="T206_1">Ator</text:span><text:span text:style-name="T206_2">:<text:s/></text:span><text:span text:style-name="T206_3">Usúario</text:span></text:p>
          </table:table-cell>
          <table:table-cell table:style-name="Cell72">
            <text:p text:style-name="P207"><text:span text:style-name="T207_1">Prioridade</text:span><text:span text:style-name="T207_2">:</text:span><text:span text:style-name="T207_3"><text:s/></text:span><text:span text:style-name="T207_4">Media</text:span><text:span text:style-name="T207_5">.</text:span></text:p>
          </table:table-cell>
        </table:table-row>
      </table:table>
      <text:p text:style-name="P208"><text:span text:style-name="T208_1"><text:tab/></text:span><text:span text:style-name="T208_2">O</text:span><text:span text:style-name="T208_3"><text:s/></text:span><text:span text:style-name="T208_4">sistema</text:span><text:span text:style-name="T208_5"><text:s/></text:span><text:span text:style-name="T208_6">deve</text:span><text:span text:style-name="T208_7"><text:s/></text:span><text:span text:style-name="T208_8">permitir</text:span><text:span text:style-name="T208_9"><text:s/></text:span><text:span text:style-name="T208_10">o</text:span><text:span text:style-name="T208_11"><text:s/></text:span><text:span text:style-name="T208_12">agendamento</text:span><text:span text:style-name="T208_13"><text:s/></text:span><text:span text:style-name="T208_14">tanto</text:span><text:span text:style-name="T208_15"><text:s/></text:span><text:span text:style-name="T208_16">do</text:span><text:span text:style-name="T208_17"><text:s/></text:span><text:span text:style-name="T208_18">ligar</text:span><text:span text:style-name="T208_19"><text:s/></text:span><text:span text:style-name="T208_20">quanto</text:span><text:span text:style-name="T208_21"><text:s/></text:span><text:span text:style-name="T208_22">do</text:span><text:span text:style-name="T208_23"><text:s/></text:span><text:span text:style-name="T208_24">desligar</text:span><text:span text:style-name="T208_25"><text:s/></text:span><text:span text:style-name="T208_26">de</text:span><text:span text:style-name="T208_27"><text:s/></text:span><text:span text:style-name="T208_28">qualquer</text:span><text:span text:style-name="T208_29"><text:s/></text:span><text:span text:style-name="T208_30">Aparelho</text:span><text:span text:style-name="T208_31"><text:s/></text:span><text:span text:style-name="T208_32">Doméstico</text:span><text:span text:style-name="T208_33">.</text:span></text:p>
      <text:p text:style-name="P209"/>
      <text:p text:style-name="P210"><text:span text:style-name="T210_1">R</text:span><text:span text:style-name="T210_2">/</text:span><text:span text:style-name="T210_3">F</text:span><text:span text:style-name="T210_4">08<text:s/>–<text:s/></text:span><text:span text:style-name="T210_5">Relatório</text:span><text:span text:style-name="T210_6"><text:s/></text:span><text:span text:style-name="T210_7">Aparelhos</text:span><text:span text:style-name="T210_8"><text:s/></text:span><text:span text:style-name="T210_9">Domésticos</text:span><text:span text:style-name="T210_10"><text:s/></text:span><text:span text:style-name="T210_11">Ligados</text:span><text:span text:style-name="T210_12"><text:s/></text:span><text:span text:style-name="T210_13">e</text:span><text:span text:style-name="T210_14">/</text:span><text:span text:style-name="T210_15">ou</text:span><text:span text:style-name="T210_16"><text:s/></text:span><text:span text:style-name="T210_17">Desligados</text:span></text:p>
      <table:table table:style-name="Table14">
        <table:table-column table:style-name="Column24"/>
        <table:table-column table:style-name="Column25"/>
        <table:table-row table:style-name="Row27">
          <table:table-cell table:style-name="Cell73">
            <text:p text:style-name="P211"><text:span text:style-name="T211_1">Ator</text:span><text:span text:style-name="T211_2">:<text:s/></text:span><text:span text:style-name="T211_3">Usúario</text:span></text:p>
          </table:table-cell>
          <table:table-cell table:style-name="Cell74">
            <text:p text:style-name="P212"><text:span text:style-name="T212_1">Prioridade</text:span><text:span text:style-name="T212_2">:</text:span><text:span text:style-name="T212_3"><text:s/></text:span><text:span text:style-name="T212_4">Media</text:span><text:span text:style-name="T212_5">.</text:span></text:p>
          </table:table-cell>
        </table:table-row>
      </table:table>
      <text:p text:style-name="P213"><text:span text:style-name="T213_1"><text:tab/></text:span><text:span text:style-name="T213_2">O</text:span><text:span text:style-name="T213_3"><text:s/></text:span><text:span text:style-name="T213_4">sistema</text:span><text:span text:style-name="T213_5"><text:s/></text:span><text:span text:style-name="T213_6">deve</text:span><text:span text:style-name="T213_7"><text:s/></text:span><text:span text:style-name="T213_8">permitir</text:span><text:span text:style-name="T213_9"><text:s/></text:span><text:span text:style-name="T213_10">a</text:span><text:span text:style-name="T213_11"><text:s/></text:span><text:span text:style-name="T213_12">visualização</text:span><text:span text:style-name="T213_13"><text:s/></text:span><text:span text:style-name="T213_14">de</text:span><text:span text:style-name="T213_15"><text:s/></text:span><text:span text:style-name="T213_16">um</text:span><text:span text:style-name="T213_17"><text:s/></text:span><text:span text:style-name="T213_18">ou</text:span><text:span text:style-name="T213_19"><text:s/></text:span><text:span text:style-name="T213_20">todos</text:span><text:span text:style-name="T213_21"><text:s/></text:span><text:span text:style-name="T213_22">os</text:span><text:span text:style-name="T213_23"><text:s/></text:span><text:span text:style-name="T213_24">Aparelhos</text:span><text:span text:style-name="T213_25"><text:s/></text:span><text:span text:style-name="T213_26">Domésticos</text:span><text:span text:style-name="T213_27"><text:s/></text:span><text:span text:style-name="T213_28">que</text:span><text:span text:style-name="T213_29"><text:s/></text:span><text:span text:style-name="T213_30">estão</text:span><text:span text:style-name="T213_31"><text:s/></text:span><text:span text:style-name="T213_32">ligados</text:span><text:span text:style-name="T213_33"><text:s/></text:span><text:span text:style-name="T213_34">e</text:span><text:span text:style-name="T213_35">/</text:span><text:span text:style-name="T213_36">ou</text:span><text:span text:style-name="T213_37"><text:s/></text:span><text:span text:style-name="T213_38">desligados</text:span><text:span text:style-name="T213_39">.</text:span></text:p>
      <text:p text:style-name="P214"/>
      <text:p text:style-name="P215"><text:span text:style-name="T215_1">R</text:span><text:span text:style-name="T215_2">/</text:span><text:span text:style-name="T215_3">F</text:span><text:span text:style-name="T215_4">09<text:s/>–<text:s/></text:span><text:span text:style-name="T215_5">Manter</text:span><text:span text:style-name="T215_6"><text:s/></text:span><text:span text:style-name="T215_7">Lampada</text:span><text:span text:style-name="T215_8"><text:s/></text:span><text:span text:style-name="T215_9">Eletrica</text:span></text:p>
      <table:table table:style-name="Table15">
        <table:table-column table:style-name="Column26"/>
        <table:table-column table:style-name="Column27"/>
        <table:table-row table:style-name="Row28">
          <table:table-cell table:style-name="Cell75">
            <text:p text:style-name="P216"><text:span text:style-name="T216_1">Ator</text:span><text:span text:style-name="T216_2">:<text:s/></text:span><text:span text:style-name="T216_3">Administrador</text:span></text:p>
          </table:table-cell>
          <table:table-cell table:style-name="Cell76">
            <text:p text:style-name="P217"><text:span text:style-name="T217_1">Prioridade</text:span><text:span text:style-name="T217_2">:</text:span><text:span text:style-name="T217_3"><text:s/></text:span><text:span text:style-name="T217_4">Alta</text:span><text:span text:style-name="T217_5">.</text:span></text:p>
          </table:table-cell>
        </table:table-row>
      </table:table>
      <text:p text:style-name="P218"><text:span text:style-name="T218_1"><text:tab/></text:span><text:span text:style-name="T218_2">O</text:span><text:span text:style-name="T218_3"><text:s/></text:span><text:span text:style-name="T218_4">sistema</text:span><text:span text:style-name="T218_5"><text:s/></text:span><text:span text:style-name="T218_6">deve</text:span><text:span text:style-name="T218_7"><text:s/></text:span><text:span text:style-name="T218_8">permitir</text:span><text:span text:style-name="T218_9"><text:s/></text:span><text:span text:style-name="T218_10">a</text:span><text:span text:style-name="T218_11"><text:s/></text:span><text:span text:style-name="T218_12">inserção</text:span><text:span text:style-name="T218_13">,<text:s/></text:span><text:span text:style-name="T218_14">a</text:span><text:span text:style-name="T218_15"><text:s/></text:span><text:span text:style-name="T218_16">edição</text:span><text:span text:style-name="T218_17">,<text:s/></text:span><text:span text:style-name="T218_18">a</text:span><text:span text:style-name="T218_19"><text:s/></text:span><text:span text:style-name="T218_20">visualização</text:span><text:span text:style-name="T218_21"><text:s/></text:span><text:span text:style-name="T218_22">e</text:span><text:span text:style-name="T218_23"><text:s/></text:span><text:span text:style-name="T218_24">a</text:span><text:span text:style-name="T218_25"><text:s/></text:span><text:span text:style-name="T218_26">remoção</text:span><text:span text:style-name="T218_27"><text:s/></text:span><text:span text:style-name="T218_28">de</text:span><text:span text:style-name="T218_29"><text:s/></text:span><text:span text:style-name="T218_30">uma</text:span><text:span text:style-name="T218_31"><text:s/></text:span><text:span text:style-name="T218_32">Lampada</text:span><text:span text:style-name="T218_33"><text:s/></text:span><text:span text:style-name="T218_34">Eletrica</text:span><text:span text:style-name="T218_35">.</text:span></text:p>
      <text:p text:style-name="P219"/>
      <text:p text:style-name="P220"><text:span text:style-name="T220_1">R</text:span><text:span text:style-name="T220_2">/</text:span><text:span text:style-name="T220_3">F</text:span><text:span text:style-name="T220_4">10<text:s/>–<text:s/></text:span><text:span text:style-name="T220_5">Associar</text:span><text:span text:style-name="T220_6"><text:s/></text:span><text:span text:style-name="T220_7">Lampada</text:span><text:span text:style-name="T220_8"><text:s/></text:span><text:span text:style-name="T220_9">Eletrica</text:span><text:span text:style-name="T220_10"><text:s/></text:span><text:span text:style-name="T220_11">a</text:span><text:span text:style-name="T220_12"><text:s/></text:span><text:span text:style-name="T220_13">Cômodo</text:span></text:p>
      <table:table table:style-name="Table16">
        <table:table-column table:style-name="Column28"/>
        <table:table-column table:style-name="Column29"/>
        <table:table-row table:style-name="Row29">
          <table:table-cell table:style-name="Cell77">
            <text:p text:style-name="P221"><text:span text:style-name="T221_1">Ator</text:span><text:span text:style-name="T221_2">:<text:s/></text:span><text:span text:style-name="T221_3">Administrador</text:span></text:p>
          </table:table-cell>
          <table:table-cell table:style-name="Cell78">
            <text:p text:style-name="P222"><text:span text:style-name="T222_1">Prioridade</text:span><text:span text:style-name="T222_2">:</text:span><text:span text:style-name="T222_3"><text:s/></text:span><text:span text:style-name="T222_4">Alta</text:span><text:span text:style-name="T222_5">.</text:span></text:p>
          </table:table-cell>
        </table:table-row>
      </table:table>
      <text:p text:style-name="P223"><text:span text:style-name="T223_1"><text:tab/></text:span><text:span text:style-name="T223_2">O</text:span><text:span text:style-name="T223_3"><text:s/></text:span><text:span text:style-name="T223_4">sistema</text:span><text:span text:style-name="T223_5"><text:s/></text:span><text:span text:style-name="T223_6">deve</text:span><text:span text:style-name="T223_7"><text:s/></text:span><text:span text:style-name="T223_8">permitir</text:span><text:span text:style-name="T223_9"><text:s/></text:span><text:span text:style-name="T223_10">a</text:span><text:span text:style-name="T223_11"><text:s/></text:span><text:span text:style-name="T223_12">associação</text:span><text:span text:style-name="T223_13"><text:s/></text:span><text:span text:style-name="T223_14">de</text:span><text:span text:style-name="T223_15"><text:s/></text:span><text:span text:style-name="T223_16">qualquer</text:span><text:span text:style-name="T223_17"><text:s/></text:span><text:span text:style-name="T223_18">Lampada</text:span><text:span text:style-name="T223_19"><text:s/></text:span><text:span text:style-name="T223_20">Eletrica</text:span><text:span text:style-name="T223_21"><text:s/></text:span><text:span text:style-name="T223_22">a</text:span><text:span text:style-name="T223_23"><text:s/></text:span><text:span text:style-name="T223_24">um</text:span><text:span text:style-name="T223_25"><text:s/></text:span><text:span text:style-name="T223_26">Cômodo</text:span><text:span text:style-name="T223_27">.</text:span></text:p>
      <text:p text:style-name="P224"/>
      <text:p text:style-name="P225"><text:span text:style-name="T225_1">R</text:span><text:span text:style-name="T225_2">/</text:span><text:span text:style-name="T225_3">F</text:span><text:span text:style-name="T225_4">11<text:s/>–<text:s/></text:span><text:span text:style-name="T225_5">Controle</text:span><text:span text:style-name="T225_6"><text:s/></text:span><text:span text:style-name="T225_7">da</text:span><text:span text:style-name="T225_8"><text:s/></text:span><text:span text:style-name="T225_9">Lampada</text:span><text:span text:style-name="T225_10"><text:s/></text:span><text:span text:style-name="T225_11">Eletrica</text:span></text:p>
      <table:table table:style-name="Table17">
        <table:table-column table:style-name="Column30"/>
        <table:table-column table:style-name="Column31"/>
        <table:table-row table:style-name="Row30">
          <table:table-cell table:style-name="Cell79">
            <text:p text:style-name="P226"><text:span text:style-name="T226_1">Ator</text:span><text:span text:style-name="T226_2">:<text:s/></text:span><text:span text:style-name="T226_3">Usúario</text:span></text:p>
          </table:table-cell>
          <table:table-cell table:style-name="Cell80">
            <text:p text:style-name="P227"><text:span text:style-name="T227_1">Prioridade</text:span><text:span text:style-name="T227_2">:</text:span><text:span text:style-name="T227_3"><text:s/></text:span><text:span text:style-name="T227_4">Alta</text:span><text:span text:style-name="T227_5">.</text:span></text:p>
          </table:table-cell>
        </table:table-row>
      </table:table>
      <text:p text:style-name="P228"><text:span text:style-name="T228_1"><text:tab/></text:span><text:span text:style-name="T228_2">O</text:span><text:span text:style-name="T228_3"><text:s/></text:span><text:span text:style-name="T228_4">sistema</text:span><text:span text:style-name="T228_5"><text:s/></text:span><text:span text:style-name="T228_6">deve</text:span><text:span text:style-name="T228_7"><text:s/></text:span><text:span text:style-name="T228_8">permitir</text:span><text:span text:style-name="T228_9"><text:s/></text:span><text:span text:style-name="T228_10">que</text:span><text:span text:style-name="T228_11"><text:s/></text:span><text:span text:style-name="T228_12">qualquer</text:span><text:span text:style-name="T228_13"><text:s/></text:span><text:span text:style-name="T228_14">Lampada</text:span><text:span text:style-name="T228_15"><text:s/></text:span><text:span text:style-name="T228_16">Eletrica</text:span><text:span text:style-name="T228_17"><text:s/></text:span><text:span text:style-name="T228_18">possa</text:span><text:span text:style-name="T228_19">:<text:s/></text:span><text:span text:style-name="T228_20">ser</text:span><text:span text:style-name="T228_21"><text:s/></text:span><text:span text:style-name="T228_22">ligada</text:span><text:span text:style-name="T228_23"><text:s/></text:span><text:span text:style-name="T228_24">ou</text:span><text:span text:style-name="T228_25"><text:s/></text:span><text:span text:style-name="T228_26">desligada</text:span><text:span text:style-name="T228_27"><text:s/></text:span><text:span text:style-name="T228_28">e</text:span><text:span text:style-name="T228_29"><text:s/></text:span><text:span text:style-name="T228_30">sua</text:span><text:span text:style-name="T228_31"><text:s/></text:span><text:span text:style-name="T228_32">intensidade</text:span><text:span text:style-name="T228_33"><text:s/></text:span><text:span text:style-name="T228_34">pode</text:span><text:span text:style-name="T228_35"><text:s/></text:span><text:span text:style-name="T228_36">ser</text:span><text:span text:style-name="T228_37"><text:s/></text:span><text:span text:style-name="T228_38">controlada</text:span><text:span text:style-name="T228_39"><text:s/></text:span><text:span text:style-name="T228_40">em</text:span><text:span text:style-name="T228_41"><text:s/></text:span><text:span text:style-name="T228_42">níveis</text:span><text:span text:style-name="T228_43"><text:s/></text:span><text:span text:style-name="T228_44">de</text:span><text:span text:style-name="T228_45"><text:s/></text:span><text:span text:style-name="T228_46">acordo</text:span><text:span text:style-name="T228_47"><text:s/></text:span><text:span text:style-name="T228_48">com</text:span><text:span text:style-name="T228_49"><text:s/></text:span><text:span text:style-name="T228_50">a</text:span><text:span text:style-name="T228_51"><text:s/></text:span><text:span text:style-name="T228_52">lâmpada</text:span><text:span text:style-name="T228_53">.</text:span></text:p>
      <text:p text:style-name="P229"/>
      <text:p text:style-name="P230"><text:span text:style-name="T230_1">R</text:span><text:span text:style-name="T230_2">/</text:span><text:span text:style-name="T230_3">F</text:span><text:span text:style-name="T230_4">12<text:s/>–<text:s/></text:span><text:span text:style-name="T230_5">Agendamento</text:span><text:span text:style-name="T230_6"><text:s/></text:span><text:span text:style-name="T230_7">da</text:span><text:span text:style-name="T230_8"><text:s/></text:span><text:span text:style-name="T230_9">Lampada</text:span><text:span text:style-name="T230_10"><text:s/></text:span><text:span text:style-name="T230_11">Eletrica</text:span></text:p>
      <table:table table:style-name="Table18">
        <table:table-column table:style-name="Column32"/>
        <table:table-column table:style-name="Column33"/>
        <table:table-row table:style-name="Row31">
          <table:table-cell table:style-name="Cell81">
            <text:p text:style-name="P231"><text:span text:style-name="T231_1">Ator</text:span><text:span text:style-name="T231_2">:<text:s/></text:span><text:span text:style-name="T231_3">Usúario</text:span></text:p>
          </table:table-cell>
          <table:table-cell table:style-name="Cell82">
            <text:p text:style-name="P232"><text:span text:style-name="T232_1">Prioridade</text:span><text:span text:style-name="T232_2">:</text:span><text:span text:style-name="T232_3"><text:s/></text:span><text:span text:style-name="T232_4">Media</text:span><text:span text:style-name="T232_5">.</text:span></text:p>
          </table:table-cell>
        </table:table-row>
      </table:table>
      <text:p text:style-name="P233"><text:span text:style-name="T233_1"><text:tab/></text:span><text:span text:style-name="T233_2">O</text:span><text:span text:style-name="T233_3"><text:s/></text:span><text:span text:style-name="T233_4">sistema</text:span><text:span text:style-name="T233_5"><text:s/></text:span><text:span text:style-name="T233_6">deve</text:span><text:span text:style-name="T233_7"><text:s/></text:span><text:span text:style-name="T233_8">permitir</text:span><text:span text:style-name="T233_9"><text:s/></text:span><text:span text:style-name="T233_10">o</text:span><text:span text:style-name="T233_11"><text:s/></text:span><text:span text:style-name="T233_12">agendamento</text:span><text:span text:style-name="T233_13"><text:s/></text:span><text:span text:style-name="T233_14">para</text:span><text:span text:style-name="T233_15"><text:s/></text:span><text:span text:style-name="T233_16">ligar</text:span><text:span text:style-name="T233_17"><text:s/></text:span><text:span text:style-name="T233_18">ou</text:span><text:span text:style-name="T233_19"><text:s/></text:span><text:span text:style-name="T233_20">desligar</text:span><text:span text:style-name="T233_21"><text:s/></text:span><text:span text:style-name="T233_22">a</text:span><text:span text:style-name="T233_23"><text:s/></text:span><text:span text:style-name="T233_24">luz</text:span><text:span text:style-name="T233_25"><text:s/></text:span><text:span text:style-name="T233_26">e</text:span><text:span text:style-name="T233_27"><text:s/></text:span><text:span text:style-name="T233_28">também</text:span><text:span text:style-name="T233_29"><text:s/></text:span><text:span text:style-name="T233_30">o</text:span><text:span text:style-name="T233_31"><text:s/></text:span><text:span text:style-name="T233_32">agendamento</text:span><text:span text:style-name="T233_33"><text:s/></text:span><text:span text:style-name="T233_34">do</text:span><text:span text:style-name="T233_35"><text:s/></text:span><text:span text:style-name="T233_36">aumento</text:span><text:span text:style-name="T233_37"><text:s/></text:span><text:span text:style-name="T233_38">ou</text:span><text:span text:style-name="T233_39"><text:s/></text:span><text:span text:style-name="T233_40">da</text:span><text:span text:style-name="T233_41"><text:s/></text:span><text:span text:style-name="T233_42">diminuição</text:span><text:span text:style-name="T233_43"><text:s/></text:span><text:span text:style-name="T233_44">da</text:span><text:span text:style-name="T233_45"><text:s/></text:span><text:span text:style-name="T233_46">intensidade</text:span><text:span text:style-name="T233_47"><text:s/></text:span><text:span text:style-name="T233_48">da</text:span><text:span text:style-name="T233_49"><text:s/></text:span><text:span text:style-name="T233_50">luz</text:span><text:span text:style-name="T233_51">.</text:span></text:p>
      <text:p text:style-name="P234"/>
      <text:p text:style-name="P235"><text:span text:style-name="T235_1">R</text:span><text:span text:style-name="T235_2">/</text:span><text:span text:style-name="T235_3">F</text:span><text:span text:style-name="T235_4">13<text:s/>–<text:s/></text:span><text:span text:style-name="T235_5">Manter</text:span><text:span text:style-name="T235_6"><text:s/></text:span><text:span text:style-name="T235_7">Portas</text:span><text:span text:style-name="T235_8"><text:s/></text:span><text:span text:style-name="T235_9">e</text:span><text:span text:style-name="T235_10"><text:s/></text:span><text:span text:style-name="T235_11">Janelas</text:span></text:p>
      <table:table table:style-name="Table19">
        <table:table-column table:style-name="Column34"/>
        <table:table-column table:style-name="Column35"/>
        <table:table-row table:style-name="Row32">
          <table:table-cell table:style-name="Cell83">
            <text:p text:style-name="P236"><text:span text:style-name="T236_1">Ator</text:span><text:span text:style-name="T236_2">:<text:s/></text:span><text:span text:style-name="T236_3">Administrador</text:span></text:p>
          </table:table-cell>
          <table:table-cell table:style-name="Cell84">
            <text:p text:style-name="P237"><text:span text:style-name="T237_1">Prioridade</text:span><text:span text:style-name="T237_2">:</text:span><text:span text:style-name="T237_3"><text:s/></text:span><text:span text:style-name="T237_4">Alta</text:span><text:span text:style-name="T237_5">.</text:span></text:p>
          </table:table-cell>
        </table:table-row>
      </table:table>
      <text:p text:style-name="P238"><text:span text:style-name="T238_1"><text:tab/></text:span><text:span text:style-name="T238_2">O</text:span><text:span text:style-name="T238_3"><text:s/></text:span><text:span text:style-name="T238_4">sistema</text:span><text:span text:style-name="T238_5"><text:s/></text:span><text:span text:style-name="T238_6">deve</text:span><text:span text:style-name="T238_7"><text:s/></text:span><text:span text:style-name="T238_8">permitir</text:span><text:span text:style-name="T238_9"><text:s/></text:span><text:span text:style-name="T238_10">à</text:span><text:span text:style-name="T238_11"><text:s/></text:span><text:span text:style-name="T238_12">inserção</text:span><text:span text:style-name="T238_13">,<text:s/></text:span><text:span text:style-name="T238_14">a</text:span><text:span text:style-name="T238_15"><text:s/></text:span><text:span text:style-name="T238_16">edição</text:span><text:span text:style-name="T238_17">,<text:s/></text:span><text:span text:style-name="T238_18">a</text:span><text:span text:style-name="T238_19"><text:s/></text:span><text:span text:style-name="T238_20">visualização</text:span><text:span text:style-name="T238_21"><text:s/></text:span><text:span text:style-name="T238_22">e</text:span><text:span text:style-name="T238_23"><text:s/></text:span><text:span text:style-name="T238_24">a</text:span><text:span text:style-name="T238_25"><text:s/></text:span><text:span text:style-name="T238_26">remoção</text:span><text:span text:style-name="T238_27"><text:s/></text:span><text:span text:style-name="T238_28">de</text:span><text:span text:style-name="T238_29"><text:s/></text:span><text:span text:style-name="T238_30">uma</text:span><text:span text:style-name="T238_31"><text:s/></text:span><text:span text:style-name="T238_32">Porta</text:span><text:span text:style-name="T238_33"><text:s/></text:span><text:span text:style-name="T238_34">e</text:span><text:span text:style-name="T238_35">/</text:span><text:span text:style-name="T238_36">ou</text:span><text:span text:style-name="T238_37"><text:s/></text:span><text:span text:style-name="T238_38">Janela</text:span><text:span text:style-name="T238_39">.</text:span></text:p>
      <text:p text:style-name="P239"><text:span text:style-name="T239_1">R</text:span><text:span text:style-name="T239_2">/</text:span><text:span text:style-name="T239_3">F</text:span><text:span text:style-name="T239_4">14<text:s/>–<text:s/></text:span><text:span text:style-name="T239_5">Associar</text:span><text:span text:style-name="T239_6"><text:s/></text:span><text:span text:style-name="T239_7">Janela</text:span><text:span text:style-name="T239_8"><text:s/></text:span><text:span text:style-name="T239_9">e</text:span><text:span text:style-name="T239_10"><text:s/></text:span><text:span text:style-name="T239_11">Porta</text:span><text:span text:style-name="T239_12"><text:s/></text:span><text:span text:style-name="T239_13">a</text:span><text:span text:style-name="T239_14"><text:s/></text:span><text:span text:style-name="T239_15">um</text:span><text:span text:style-name="T239_16"><text:s/></text:span><text:span text:style-name="T239_17">Cômodo</text:span></text:p>
      <table:table table:style-name="Table20">
        <table:table-column table:style-name="Column36"/>
        <table:table-column table:style-name="Column37"/>
        <table:table-row table:style-name="Row33">
          <table:table-cell table:style-name="Cell85">
            <text:p text:style-name="P240"><text:span text:style-name="T240_1">Ator</text:span><text:span text:style-name="T240_2">:<text:s/></text:span><text:span text:style-name="T240_3">Administrador</text:span></text:p>
          </table:table-cell>
          <table:table-cell table:style-name="Cell86">
            <text:p text:style-name="P241"><text:span text:style-name="T241_1">Prioridade</text:span><text:span text:style-name="T241_2">:</text:span><text:span text:style-name="T241_3"><text:s/></text:span><text:span text:style-name="T241_4">Alta</text:span><text:span text:style-name="T241_5">.</text:span></text:p>
          </table:table-cell>
        </table:table-row>
      </table:table>
      <text:p text:style-name="P242"><text:span text:style-name="T242_1"><text:tab/></text:span><text:span text:style-name="T242_2">O</text:span><text:span text:style-name="T242_3"><text:s/></text:span><text:span text:style-name="T242_4">sistema</text:span><text:span text:style-name="T242_5"><text:s/></text:span><text:span text:style-name="T242_6">deve</text:span><text:span text:style-name="T242_7"><text:s/></text:span><text:span text:style-name="T242_8">permitir</text:span><text:span text:style-name="T242_9"><text:s/></text:span><text:span text:style-name="T242_10">a</text:span><text:span text:style-name="T242_11"><text:s/></text:span><text:span text:style-name="T242_12">associação</text:span><text:span text:style-name="T242_13"><text:s/></text:span><text:span text:style-name="T242_14">de</text:span><text:span text:style-name="T242_15"><text:s/></text:span><text:span text:style-name="T242_16">qualquer</text:span><text:span text:style-name="T242_17"><text:s/></text:span><text:span text:style-name="T242_18">Porta</text:span><text:span text:style-name="T242_19"><text:s/></text:span><text:span text:style-name="T242_20">e</text:span><text:span text:style-name="T242_21">/</text:span><text:span text:style-name="T242_22">ou</text:span><text:span text:style-name="T242_23"><text:s/></text:span><text:span text:style-name="T242_24">Janela</text:span><text:span text:style-name="T242_25"><text:s/></text:span><text:span text:style-name="T242_26">a</text:span><text:span text:style-name="T242_27"><text:s/></text:span><text:span text:style-name="T242_28">um</text:span><text:span text:style-name="T242_29"><text:s/></text:span><text:span text:style-name="T242_30">Cômodo</text:span><text:span text:style-name="T242_31">.</text:span></text:p>
      <text:p text:style-name="P243"/>
      <text:p text:style-name="P244"><text:span text:style-name="T244_1">R</text:span><text:span text:style-name="T244_2">/</text:span><text:span text:style-name="T244_3">F</text:span><text:span text:style-name="T244_4">15<text:s/>–<text:s/></text:span><text:span text:style-name="T244_5">Travar</text:span><text:span text:style-name="T244_6"><text:s/></text:span><text:span text:style-name="T244_7">e</text:span><text:span text:style-name="T244_8"><text:s/></text:span><text:span text:style-name="T244_9">Destravar</text:span><text:span text:style-name="T244_10"><text:s/></text:span><text:span text:style-name="T244_11">Janela</text:span><text:span text:style-name="T244_12"><text:s/></text:span><text:span text:style-name="T244_13">e</text:span><text:span text:style-name="T244_14">/</text:span><text:span text:style-name="T244_15">ou</text:span><text:span text:style-name="T244_16"><text:s/></text:span><text:span text:style-name="T244_17">Porta</text:span></text:p>
      <table:table table:style-name="Table21">
        <table:table-column table:style-name="Column38"/>
        <table:table-column table:style-name="Column39"/>
        <table:table-row table:style-name="Row34">
          <table:table-cell table:style-name="Cell87">
            <text:p text:style-name="P245"><text:span text:style-name="T245_1">Ator</text:span><text:span text:style-name="T245_2">:<text:s/></text:span><text:span text:style-name="T245_3">Usúario</text:span></text:p>
          </table:table-cell>
          <table:table-cell table:style-name="Cell88">
            <text:p text:style-name="P246"><text:span text:style-name="T246_1">Prioridade</text:span><text:span text:style-name="T246_2">:</text:span><text:span text:style-name="T246_3"><text:s/></text:span><text:span text:style-name="T246_4">Alta</text:span><text:span text:style-name="T246_5">.</text:span></text:p>
          </table:table-cell>
        </table:table-row>
      </table:table>
      <text:p text:style-name="P247"><text:span text:style-name="T247_1"><text:tab/></text:span><text:span text:style-name="T247_2">O</text:span><text:span text:style-name="T247_3"><text:s/></text:span><text:span text:style-name="T247_4">sistema</text:span><text:span text:style-name="T247_5"><text:s/></text:span><text:span text:style-name="T247_6">deve</text:span><text:span text:style-name="T247_7"><text:s/></text:span><text:span text:style-name="T247_8">permitir</text:span><text:span text:style-name="T247_9"><text:s/></text:span><text:span text:style-name="T247_10">que</text:span><text:span text:style-name="T247_11"><text:s/></text:span><text:span text:style-name="T247_12">qualquer</text:span><text:span text:style-name="T247_13"><text:s/></text:span><text:span text:style-name="T247_14">janela</text:span><text:span text:style-name="T247_15"><text:s/></text:span><text:span text:style-name="T247_16">e</text:span><text:span text:style-name="T247_17">/</text:span><text:span text:style-name="T247_18">ou</text:span><text:span text:style-name="T247_19"><text:s/></text:span><text:span text:style-name="T247_20">Porta</text:span><text:span text:style-name="T247_21"><text:s/></text:span><text:span text:style-name="T247_22">possa</text:span><text:span text:style-name="T247_23"><text:s/></text:span><text:span text:style-name="T247_24">ser</text:span><text:span text:style-name="T247_25"><text:s/></text:span><text:span text:style-name="T247_26">travada</text:span><text:span text:style-name="T247_27"><text:s/></text:span><text:span text:style-name="T247_28">e</text:span><text:span text:style-name="T247_29"><text:s/></text:span><text:span text:style-name="T247_30">destravada</text:span><text:span text:style-name="T247_31">.</text:span></text:p>
      <text:p text:style-name="P248"/>
      <text:p text:style-name="P249"><text:span text:style-name="T249_1">R</text:span><text:span text:style-name="T249_2">/</text:span><text:span text:style-name="T249_3">F</text:span><text:span text:style-name="T249_4">16<text:s/>–<text:s/></text:span><text:span text:style-name="T249_5">Agendamento</text:span><text:span text:style-name="T249_6"><text:s/></text:span><text:span text:style-name="T249_7">da</text:span><text:span text:style-name="T249_8"><text:s/></text:span><text:span text:style-name="T249_9">Tranca</text:span><text:span text:style-name="T249_10"><text:s/></text:span><text:span text:style-name="T249_11">de</text:span><text:span text:style-name="T249_12"><text:s/></text:span><text:span text:style-name="T249_13">Janela</text:span><text:span text:style-name="T249_14"><text:s/></text:span><text:span text:style-name="T249_15">e</text:span><text:span text:style-name="T249_16">/</text:span><text:span text:style-name="T249_17">ou</text:span><text:span text:style-name="T249_18"><text:s/></text:span><text:span text:style-name="T249_19">Porta</text:span></text:p>
      <table:table table:style-name="Table22">
        <table:table-column table:style-name="Column40"/>
        <table:table-column table:style-name="Column41"/>
        <table:table-row table:style-name="Row35">
          <table:table-cell table:style-name="Cell89">
            <text:p text:style-name="P250"><text:span text:style-name="T250_1">Ator</text:span><text:span text:style-name="T250_2">:<text:s/></text:span><text:span text:style-name="T250_3">Usúario</text:span></text:p>
          </table:table-cell>
          <table:table-cell table:style-name="Cell90">
            <text:p text:style-name="P251"><text:span text:style-name="T251_1">Prioridade</text:span><text:span text:style-name="T251_2">:</text:span><text:span text:style-name="T251_3"><text:s/></text:span><text:span text:style-name="T251_4">Media</text:span><text:span text:style-name="T251_5">.</text:span></text:p>
          </table:table-cell>
        </table:table-row>
      </table:table>
      <text:p text:style-name="P252"><text:span text:style-name="T252_1"><text:tab/></text:span><text:span text:style-name="T252_2">O</text:span><text:span text:style-name="T252_3"><text:s/></text:span><text:span text:style-name="T252_4">sistema</text:span><text:span text:style-name="T252_5"><text:s/></text:span><text:span text:style-name="T252_6">deve</text:span><text:span text:style-name="T252_7"><text:s/></text:span><text:span text:style-name="T252_8">permitir</text:span><text:span text:style-name="T252_9"><text:s/></text:span><text:span text:style-name="T252_10">o</text:span><text:span text:style-name="T252_11"><text:s/></text:span><text:span text:style-name="T252_12">agendamento</text:span><text:span text:style-name="T252_13"><text:s/></text:span><text:span text:style-name="T252_14">para</text:span><text:span text:style-name="T252_15"><text:s/></text:span><text:span text:style-name="T252_16">que</text:span><text:span text:style-name="T252_17"><text:s/></text:span><text:span text:style-name="T252_18">qualquer</text:span><text:span text:style-name="T252_19"><text:s/></text:span><text:span text:style-name="T252_20">Janela</text:span><text:span text:style-name="T252_21"><text:s/></text:span><text:span text:style-name="T252_22">e</text:span><text:span text:style-name="T252_23">/</text:span><text:span text:style-name="T252_24">ou</text:span><text:span text:style-name="T252_25"><text:s/></text:span><text:span text:style-name="T252_26">Porta</text:span><text:span text:style-name="T252_27"><text:s/></text:span><text:span text:style-name="T252_28">possa</text:span><text:span text:style-name="T252_29"><text:s/></text:span><text:span text:style-name="T252_30">ser</text:span><text:span text:style-name="T252_31"><text:s/></text:span><text:span text:style-name="T252_32">ou</text:span><text:span text:style-name="T252_33"><text:s/></text:span><text:span text:style-name="T252_34">trancada</text:span><text:span text:style-name="T252_35"><text:s/></text:span><text:span text:style-name="T252_36">ou</text:span><text:span text:style-name="T252_37"><text:s/></text:span><text:span text:style-name="T252_38">destrancada</text:span><text:span text:style-name="T252_39">.</text:span></text:p>
      <text:p text:style-name="P253"/>
      <text:p text:style-name="P254"><text:span text:style-name="T254_1">R</text:span><text:span text:style-name="T254_2">/</text:span><text:span text:style-name="T254_3">F</text:span><text:span text:style-name="T254_4">17<text:s/>–<text:s/></text:span><text:span text:style-name="T254_5">Relatório</text:span><text:span text:style-name="T254_6"><text:s/></text:span><text:span text:style-name="T254_7">Portas</text:span><text:span text:style-name="T254_8"><text:s/></text:span><text:span text:style-name="T254_9">e</text:span><text:span text:style-name="T254_10">/</text:span><text:span text:style-name="T254_11">ou</text:span><text:span text:style-name="T254_12"><text:s/></text:span><text:span text:style-name="T254_13">Janelas</text:span><text:span text:style-name="T254_14"><text:s/></text:span><text:span text:style-name="T254_15">Travadas</text:span><text:span text:style-name="T254_16"><text:s/></text:span><text:span text:style-name="T254_17">e</text:span><text:span text:style-name="T254_18">/</text:span><text:span text:style-name="T254_19">ou</text:span><text:span text:style-name="T254_20"><text:s/></text:span><text:span text:style-name="T254_21">Destravadas</text:span></text:p>
      <table:table table:style-name="Table23">
        <table:table-column table:style-name="Column42"/>
        <table:table-column table:style-name="Column43"/>
        <table:table-row table:style-name="Row36">
          <table:table-cell table:style-name="Cell91">
            <text:p text:style-name="P255"><text:span text:style-name="T255_1">Ator</text:span><text:span text:style-name="T255_2">:<text:s/></text:span><text:span text:style-name="T255_3">Usúario</text:span></text:p>
          </table:table-cell>
          <table:table-cell table:style-name="Cell92">
            <text:p text:style-name="P256"><text:span text:style-name="T256_1">Prioridade</text:span><text:span text:style-name="T256_2">:</text:span><text:span text:style-name="T256_3"><text:s/></text:span><text:span text:style-name="T256_4">Alta</text:span><text:span text:style-name="T256_5">.</text:span></text:p>
          </table:table-cell>
        </table:table-row>
      </table:table>
      <text:p text:style-name="P257"><text:span text:style-name="T257_1"><text:tab/></text:span><text:span text:style-name="T257_2">O</text:span><text:span text:style-name="T257_3"><text:s/></text:span><text:span text:style-name="T257_4">sistema</text:span><text:span text:style-name="T257_5"><text:s/></text:span><text:span text:style-name="T257_6">deve</text:span><text:span text:style-name="T257_7"><text:s/></text:span><text:span text:style-name="T257_8">permitir</text:span><text:span text:style-name="T257_9"><text:s/></text:span><text:span text:style-name="T257_10">a</text:span><text:span text:style-name="T257_11"><text:s/></text:span><text:span text:style-name="T257_12">visualização</text:span><text:span text:style-name="T257_13"><text:s/></text:span><text:span text:style-name="T257_14">de</text:span><text:span text:style-name="T257_15"><text:s/></text:span><text:span text:style-name="T257_16">uma</text:span><text:span text:style-name="T257_17"><text:s/></text:span><text:span text:style-name="T257_18">ou</text:span><text:span text:style-name="T257_19"><text:s/></text:span><text:span text:style-name="T257_20">todas</text:span><text:span text:style-name="T257_21"><text:s/></text:span><text:span text:style-name="T257_22">as</text:span><text:span text:style-name="T257_23"><text:s/></text:span><text:span text:style-name="T257_24">Portas</text:span><text:span text:style-name="T257_25"><text:s/></text:span><text:span text:style-name="T257_26">e</text:span><text:span text:style-name="T257_27">/</text:span><text:span text:style-name="T257_28">ou</text:span><text:span text:style-name="T257_29"><text:s/></text:span><text:span text:style-name="T257_30">Janelas</text:span><text:span text:style-name="T257_31"><text:s/></text:span><text:span text:style-name="T257_32">que</text:span><text:span text:style-name="T257_33"><text:s/></text:span><text:span text:style-name="T257_34">estão</text:span><text:span text:style-name="T257_35"><text:s/></text:span><text:span text:style-name="T257_36">Travadas</text:span><text:span text:style-name="T257_37"><text:s/></text:span><text:span text:style-name="T257_38">e</text:span><text:span text:style-name="T257_39">/</text:span><text:span text:style-name="T257_40">ou</text:span><text:span text:style-name="T257_41"><text:s/></text:span><text:span text:style-name="T257_42">Destravas</text:span><text:span text:style-name="T257_43">.</text:span></text:p>
      <text:p text:style-name="P258"/>
      <text:p text:style-name="P259"><text:span text:style-name="T259_1">R</text:span><text:span text:style-name="T259_2">/</text:span><text:span text:style-name="T259_3">F</text:span><text:span text:style-name="T259_4">18<text:s/>–<text:s/></text:span><text:span text:style-name="T259_5">Abrir</text:span><text:span text:style-name="T259_6"><text:s/></text:span><text:span text:style-name="T259_7">e</text:span><text:span text:style-name="T259_8"><text:s/></text:span><text:span text:style-name="T259_9">Fechar</text:span><text:span text:style-name="T259_10"><text:s/></text:span><text:span text:style-name="T259_11">Janela</text:span><text:span text:style-name="T259_12"><text:s/></text:span><text:span text:style-name="T259_13">e</text:span><text:span text:style-name="T259_14">/</text:span><text:span text:style-name="T259_15">ou</text:span><text:span text:style-name="T259_16"><text:s/></text:span><text:span text:style-name="T259_17">Porta</text:span></text:p>
      <table:table table:style-name="Table24">
        <table:table-column table:style-name="Column44"/>
        <table:table-column table:style-name="Column45"/>
        <table:table-row table:style-name="Row37">
          <table:table-cell table:style-name="Cell93">
            <text:p text:style-name="P260"><text:span text:style-name="T260_1">Ator</text:span><text:span text:style-name="T260_2">:<text:s/></text:span><text:span text:style-name="T260_3">Usúario</text:span></text:p>
          </table:table-cell>
          <table:table-cell table:style-name="Cell94">
            <text:p text:style-name="P261"><text:span text:style-name="T261_1">Prioridade</text:span><text:span text:style-name="T261_2">:</text:span><text:span text:style-name="T261_3"><text:s/></text:span><text:span text:style-name="T261_4">Alta</text:span><text:span text:style-name="T261_5">.</text:span></text:p>
          </table:table-cell>
        </table:table-row>
      </table:table>
      <text:p text:style-name="P262"><text:span text:style-name="T262_1"><text:tab/></text:span><text:span text:style-name="T262_2">O</text:span><text:span text:style-name="T262_3"><text:s/></text:span><text:span text:style-name="T262_4">sistema</text:span><text:span text:style-name="T262_5"><text:s/></text:span><text:span text:style-name="T262_6">deve</text:span><text:span text:style-name="T262_7"><text:s/></text:span><text:span text:style-name="T262_8">permitir</text:span><text:span text:style-name="T262_9"><text:s/></text:span><text:span text:style-name="T262_10">que</text:span><text:span text:style-name="T262_11"><text:s/></text:span><text:span text:style-name="T262_12">qualquer</text:span><text:span text:style-name="T262_13"><text:s/></text:span><text:span text:style-name="T262_14">janela</text:span><text:span text:style-name="T262_15"><text:s/></text:span><text:span text:style-name="T262_16">e</text:span><text:span text:style-name="T262_17">/</text:span><text:span text:style-name="T262_18">ou</text:span><text:span text:style-name="T262_19"><text:s/></text:span><text:span text:style-name="T262_20">Porta</text:span><text:span text:style-name="T262_21"><text:s/></text:span><text:span text:style-name="T262_22">possa</text:span><text:span text:style-name="T262_23"><text:s/></text:span><text:span text:style-name="T262_24">ser</text:span><text:span text:style-name="T262_25"><text:s/></text:span><text:span text:style-name="T262_26">ou</text:span><text:span text:style-name="T262_27"><text:s/></text:span><text:span text:style-name="T262_28">aberta</text:span><text:span text:style-name="T262_29"><text:s/></text:span><text:span text:style-name="T262_30">ou</text:span><text:span text:style-name="T262_31"><text:s/></text:span><text:span text:style-name="T262_32">Fechada</text:span><text:span text:style-name="T262_33">.</text:span></text:p>
      <text:p text:style-name="P263"/>
      <text:p text:style-name="P264"><text:span text:style-name="T264_1">R</text:span><text:span text:style-name="T264_2">/</text:span><text:span text:style-name="T264_3">F</text:span><text:span text:style-name="T264_4">19<text:s/>–<text:s/></text:span><text:span text:style-name="T264_5">Agendamento</text:span><text:span text:style-name="T264_6"><text:s/></text:span><text:span text:style-name="T264_7">de</text:span><text:span text:style-name="T264_8"><text:s/></text:span><text:span text:style-name="T264_9">Janela</text:span><text:span text:style-name="T264_10"><text:s/></text:span><text:span text:style-name="T264_11">e</text:span><text:span text:style-name="T264_12">/</text:span><text:span text:style-name="T264_13">ou</text:span><text:span text:style-name="T264_14"><text:s/></text:span><text:span text:style-name="T264_15">Porta</text:span></text:p>
      <table:table table:style-name="Table25">
        <table:table-column table:style-name="Column46"/>
        <table:table-column table:style-name="Column47"/>
        <table:table-row table:style-name="Row38">
          <table:table-cell table:style-name="Cell95">
            <text:p text:style-name="P265"><text:span text:style-name="T265_1">Ator</text:span><text:span text:style-name="T265_2">:<text:s/></text:span><text:span text:style-name="T265_3">Usúario</text:span></text:p>
          </table:table-cell>
          <table:table-cell table:style-name="Cell96">
            <text:p text:style-name="P266"><text:span text:style-name="T266_1">Prioridade</text:span><text:span text:style-name="T266_2">:</text:span><text:span text:style-name="T266_3"><text:s/></text:span><text:span text:style-name="T266_4">Media</text:span><text:span text:style-name="T266_5">.</text:span></text:p>
          </table:table-cell>
        </table:table-row>
      </table:table>
      <text:p text:style-name="P267"><text:span text:style-name="T267_1"><text:tab/></text:span><text:span text:style-name="T267_2">O</text:span><text:span text:style-name="T267_3"><text:s/></text:span><text:span text:style-name="T267_4">sistema</text:span><text:span text:style-name="T267_5"><text:s/></text:span><text:span text:style-name="T267_6">deve</text:span><text:span text:style-name="T267_7"><text:s/></text:span><text:span text:style-name="T267_8">permitir</text:span><text:span text:style-name="T267_9"><text:s/></text:span><text:span text:style-name="T267_10">o</text:span><text:span text:style-name="T267_11"><text:s/></text:span><text:span text:style-name="T267_12">agendamento</text:span><text:span text:style-name="T267_13"><text:s/></text:span><text:span text:style-name="T267_14">para</text:span><text:span text:style-name="T267_15"><text:s/></text:span><text:span text:style-name="T267_16">que</text:span><text:span text:style-name="T267_17"><text:s/></text:span><text:span text:style-name="T267_18">qualquer</text:span><text:span text:style-name="T267_19"><text:s/></text:span><text:span text:style-name="T267_20">Janela</text:span><text:span text:style-name="T267_21"><text:s/></text:span><text:span text:style-name="T267_22">e</text:span><text:span text:style-name="T267_23">/</text:span><text:span text:style-name="T267_24">ou</text:span><text:span text:style-name="T267_25"><text:s/></text:span><text:span text:style-name="T267_26">Porta</text:span><text:span text:style-name="T267_27"><text:s/></text:span><text:span text:style-name="T267_28">possa</text:span><text:span text:style-name="T267_29"><text:s/></text:span><text:span text:style-name="T267_30">ser</text:span><text:span text:style-name="T267_31"><text:s/></text:span><text:span text:style-name="T267_32">ou</text:span><text:span text:style-name="T267_33"><text:s/></text:span><text:span text:style-name="T267_34">aberta</text:span><text:span text:style-name="T267_35"><text:s/></text:span><text:span text:style-name="T267_36">ou</text:span><text:span text:style-name="T267_37"><text:s/></text:span><text:span text:style-name="T267_38">fechada</text:span><text:span text:style-name="T267_39">.</text:span></text:p>
      <text:p text:style-name="P268"/>
      <text:p text:style-name="P269"><text:span text:style-name="T269_1">R</text:span><text:span text:style-name="T269_2">/</text:span><text:span text:style-name="T269_3">F</text:span><text:span text:style-name="T269_4">20<text:s/>–<text:s/></text:span><text:span text:style-name="T269_5">Relatório</text:span><text:span text:style-name="T269_6"><text:s/></text:span><text:span text:style-name="T269_7">Portas</text:span><text:span text:style-name="T269_8"><text:s/></text:span><text:span text:style-name="T269_9">e</text:span><text:span text:style-name="T269_10">/</text:span><text:span text:style-name="T269_11">ou</text:span><text:span text:style-name="T269_12"><text:s/></text:span><text:span text:style-name="T269_13">Janelas</text:span><text:span text:style-name="T269_14"><text:s/></text:span><text:span text:style-name="T269_15">Abertas</text:span><text:span text:style-name="T269_16"><text:s/></text:span><text:span text:style-name="T269_17">e</text:span><text:span text:style-name="T269_18">/</text:span><text:span text:style-name="T269_19">ou</text:span><text:span text:style-name="T269_20"><text:s/></text:span><text:span text:style-name="T269_21">Fechadas</text:span></text:p>
      <table:table table:style-name="Table26">
        <table:table-column table:style-name="Column48"/>
        <table:table-column table:style-name="Column49"/>
        <table:table-row table:style-name="Row39">
          <table:table-cell table:style-name="Cell97">
            <text:p text:style-name="P270"><text:span text:style-name="T270_1">Ator</text:span><text:span text:style-name="T270_2">:<text:s/></text:span><text:span text:style-name="T270_3">Usúario</text:span></text:p>
          </table:table-cell>
          <table:table-cell table:style-name="Cell98">
            <text:p text:style-name="P271"><text:span text:style-name="T271_1">Prioridade</text:span><text:span text:style-name="T271_2">:</text:span><text:span text:style-name="T271_3"><text:s/></text:span><text:span text:style-name="T271_4">Media</text:span><text:span text:style-name="T271_5">.</text:span></text:p>
          </table:table-cell>
        </table:table-row>
      </table:table>
      <text:p text:style-name="P272"><text:span text:style-name="T272_1"><text:tab/></text:span><text:span text:style-name="T272_2">O</text:span><text:span text:style-name="T272_3"><text:s/></text:span><text:span text:style-name="T272_4">sistema</text:span><text:span text:style-name="T272_5"><text:s/></text:span><text:span text:style-name="T272_6">deve</text:span><text:span text:style-name="T272_7"><text:s/></text:span><text:span text:style-name="T272_8">permitir</text:span><text:span text:style-name="T272_9"><text:s/></text:span><text:span text:style-name="T272_10">a</text:span><text:span text:style-name="T272_11"><text:s/></text:span><text:span text:style-name="T272_12">visualização</text:span><text:span text:style-name="T272_13"><text:s/></text:span><text:span text:style-name="T272_14">de</text:span><text:span text:style-name="T272_15"><text:s/></text:span><text:span text:style-name="T272_16">uma</text:span><text:span text:style-name="T272_17"><text:s/></text:span><text:span text:style-name="T272_18">ou</text:span><text:span text:style-name="T272_19"><text:s/></text:span><text:span text:style-name="T272_20">todas</text:span><text:span text:style-name="T272_21"><text:s/></text:span><text:span text:style-name="T272_22">as</text:span><text:span text:style-name="T272_23"><text:s/></text:span><text:span text:style-name="T272_24">Portas</text:span><text:span text:style-name="T272_25"><text:s/></text:span><text:span text:style-name="T272_26">e</text:span><text:span text:style-name="T272_27">/</text:span><text:span text:style-name="T272_28">ou</text:span><text:span text:style-name="T272_29"><text:s/></text:span><text:span text:style-name="T272_30">Janelas</text:span><text:span text:style-name="T272_31"><text:s/></text:span><text:span text:style-name="T272_32">que</text:span><text:span text:style-name="T272_33"><text:s/></text:span><text:span text:style-name="T272_34">estão</text:span><text:span text:style-name="T272_35"><text:s/></text:span><text:span text:style-name="T272_36">Abertas</text:span><text:span text:style-name="T272_37"><text:s/></text:span><text:span text:style-name="T272_38">e</text:span><text:span text:style-name="T272_39">/</text:span><text:span text:style-name="T272_40">ou</text:span><text:span text:style-name="T272_41"><text:s/></text:span><text:span text:style-name="T272_42">Fechadas</text:span><text:span text:style-name="T272_43">.</text:span></text:p>
      <text:p text:style-name="P273"/>
      <text:p text:style-name="P274"><text:span text:style-name="T274_1">R</text:span><text:span text:style-name="T274_2">/</text:span><text:span text:style-name="T274_3">F</text:span><text:span text:style-name="T274_4">21<text:s/>–<text:s/></text:span><text:span text:style-name="T274_5">Relatório</text:span><text:span text:style-name="T274_6"><text:s/></text:span><text:span text:style-name="T274_7">de</text:span><text:span text:style-name="T274_8"><text:s/></text:span><text:span text:style-name="T274_9">Consumo</text:span><text:span text:style-name="T274_10"><text:s/></text:span><text:span text:style-name="T274_11">de</text:span><text:span text:style-name="T274_12"><text:s/></text:span><text:span text:style-name="T274_13">Energia</text:span></text:p>
      <table:table table:style-name="Table27">
        <table:table-column table:style-name="Column50"/>
        <table:table-column table:style-name="Column51"/>
        <table:table-row table:style-name="Row40">
          <table:table-cell table:style-name="Cell99">
            <text:p text:style-name="P275"><text:span text:style-name="T275_1">Ator</text:span><text:span text:style-name="T275_2">:<text:s/></text:span><text:span text:style-name="T275_3">Administrador</text:span></text:p>
          </table:table-cell>
          <table:table-cell table:style-name="Cell100">
            <text:p text:style-name="P276"><text:span text:style-name="T276_1">Prioridade</text:span><text:span text:style-name="T276_2">:</text:span><text:span text:style-name="T276_3"><text:s/></text:span><text:span text:style-name="T276_4">Baixa</text:span><text:span text:style-name="T276_5">.</text:span></text:p>
          </table:table-cell>
        </table:table-row>
      </table:table>
      <text:p text:style-name="P277"><text:span text:style-name="T277_1"><text:tab/></text:span><text:span text:style-name="T277_2">O</text:span><text:span text:style-name="T277_3"><text:s/></text:span><text:span text:style-name="T277_4">sistema</text:span><text:span text:style-name="T277_5"><text:s/></text:span><text:span text:style-name="T277_6">deve</text:span><text:span text:style-name="T277_7"><text:s/></text:span><text:span text:style-name="T277_8">permitir</text:span><text:span text:style-name="T277_9"><text:s/></text:span><text:span text:style-name="T277_10">a</text:span><text:span text:style-name="T277_11"><text:s/></text:span><text:span text:style-name="T277_12">visualização</text:span><text:span text:style-name="T277_13"><text:s/></text:span><text:span text:style-name="T277_14">de</text:span><text:span text:style-name="T277_15"><text:s/></text:span><text:span text:style-name="T277_16">um</text:span><text:span text:style-name="T277_17"><text:s/></text:span><text:span text:style-name="T277_18">relatório</text:span><text:span text:style-name="T277_19"><text:s/></text:span><text:span text:style-name="T277_20">do</text:span><text:span text:style-name="T277_21"><text:s/></text:span><text:span text:style-name="T277_22">Consumo</text:span><text:span text:style-name="T277_23"><text:s/></text:span><text:span text:style-name="T277_24">de</text:span><text:span text:style-name="T277_25"><text:s/></text:span><text:span text:style-name="T277_26">Energia</text:span><text:span text:style-name="T277_27"><text:s/></text:span><text:span text:style-name="T277_28">de</text:span><text:span text:style-name="T277_29"><text:s/></text:span><text:span text:style-name="T277_30">todos</text:span><text:span text:style-name="T277_31"><text:s/></text:span><text:span text:style-name="T277_32">os</text:span><text:span text:style-name="T277_33"><text:s/></text:span><text:span text:style-name="T277_34">Objetos</text:span><text:span text:style-name="T277_35"><text:s/></text:span><text:span text:style-name="T277_36">do</text:span><text:span text:style-name="T277_37"><text:s/></text:span><text:span text:style-name="T277_38">Sistema</text:span><text:span text:style-name="T277_39">.</text:span></text:p>
      <text:p text:style-name="P278"/>
      <text:p text:style-name="P279"><text:span text:style-name="T279_1">R</text:span><text:span text:style-name="T279_2">/</text:span><text:span text:style-name="T279_3">F</text:span><text:span text:style-name="T279_4">22<text:s/>–<text:s/></text:span><text:span text:style-name="T279_5">Relatório</text:span><text:span text:style-name="T279_6"><text:s/></text:span><text:span text:style-name="T279_7">de</text:span><text:span text:style-name="T279_8"><text:s/></text:span><text:span text:style-name="T279_9">Durabilidade</text:span></text:p>
      <table:table table:style-name="Table28">
        <table:table-column table:style-name="Column52"/>
        <table:table-column table:style-name="Column53"/>
        <table:table-row table:style-name="Row41">
          <table:table-cell table:style-name="Cell101">
            <text:p text:style-name="P280"><text:span text:style-name="T280_1">Ator</text:span><text:span text:style-name="T280_2">:<text:s/></text:span><text:span text:style-name="T280_3">Administrador</text:span></text:p>
          </table:table-cell>
          <table:table-cell table:style-name="Cell102">
            <text:p text:style-name="P281"><text:span text:style-name="T281_1">Prioridade</text:span><text:span text:style-name="T281_2">:</text:span><text:span text:style-name="T281_3"><text:s/></text:span><text:span text:style-name="T281_4">Baixa</text:span><text:span text:style-name="T281_5">.</text:span></text:p>
          </table:table-cell>
        </table:table-row>
      </table:table>
      <text:p text:style-name="P282"><text:span text:style-name="T282_1"><text:tab/></text:span><text:span text:style-name="T282_2">O</text:span><text:span text:style-name="T282_3"><text:s/></text:span><text:span text:style-name="T282_4">sistema</text:span><text:span text:style-name="T282_5"><text:s/></text:span><text:span text:style-name="T282_6">deve</text:span><text:span text:style-name="T282_7"><text:s/></text:span><text:span text:style-name="T282_8">permitir</text:span><text:span text:style-name="T282_9"><text:s/></text:span><text:span text:style-name="T282_10">a</text:span><text:span text:style-name="T282_11"><text:s/></text:span><text:span text:style-name="T282_12">visualização</text:span><text:span text:style-name="T282_13"><text:s/></text:span><text:span text:style-name="T282_14">de</text:span><text:span text:style-name="T282_15"><text:s/></text:span><text:span text:style-name="T282_16">um</text:span><text:span text:style-name="T282_17"><text:s/></text:span><text:span text:style-name="T282_18">relatório</text:span><text:span text:style-name="T282_19"><text:s/></text:span><text:span text:style-name="T282_20">da</text:span><text:span text:style-name="T282_21"><text:s/></text:span><text:span text:style-name="T282_22">Durabilidade</text:span><text:span text:style-name="T282_23"><text:s/></text:span><text:span text:style-name="T282_24">de</text:span><text:span text:style-name="T282_25"><text:s/></text:span><text:span text:style-name="T282_26">todos</text:span><text:span text:style-name="T282_27"><text:s/></text:span><text:span text:style-name="T282_28">os</text:span><text:span text:style-name="T282_29"><text:s/></text:span><text:span text:style-name="T282_30">Objetos</text:span><text:span text:style-name="T282_31"><text:s/></text:span><text:span text:style-name="T282_32">do</text:span><text:span text:style-name="T282_33"><text:s/></text:span><text:span text:style-name="T282_34">Sistema</text:span><text:span text:style-name="T282_35">.</text:span></text:p>
      <text:p text:style-name="P283"/>
      <text:p text:style-name="P284"><text:span text:style-name="T284_1">R</text:span><text:span text:style-name="T284_2">/</text:span><text:span text:style-name="T284_3">F</text:span><text:span text:style-name="T284_4">23<text:s/>–<text:s/></text:span><text:span text:style-name="T284_5">Modo</text:span><text:span text:style-name="T284_6"><text:s/></text:span><text:span text:style-name="T284_7">ecônomico</text:span><text:span text:style-name="T284_8"><text:s/></text:span><text:span text:style-name="T284_9">de</text:span><text:span text:style-name="T284_10"><text:s/></text:span><text:span text:style-name="T284_11">energia</text:span></text:p>
      <table:table table:style-name="Table29">
        <table:table-column table:style-name="Column54"/>
        <table:table-column table:style-name="Column55"/>
        <table:table-row table:style-name="Row42">
          <table:table-cell table:style-name="Cell103">
            <text:p text:style-name="P285"><text:span text:style-name="T285_1">Ator</text:span><text:span text:style-name="T285_2">:<text:s/></text:span><text:span text:style-name="T285_3">Usúario</text:span></text:p>
          </table:table-cell>
          <table:table-cell table:style-name="Cell104">
            <text:p text:style-name="P286"><text:span text:style-name="T286_1">Prioridade</text:span><text:span text:style-name="T286_2">:</text:span><text:span text:style-name="T286_3"><text:s/></text:span><text:span text:style-name="T286_4">Baixa</text:span><text:span text:style-name="T286_5">.</text:span></text:p>
          </table:table-cell>
        </table:table-row>
      </table:table>
      <text:p text:style-name="P287"><text:span text:style-name="T287_1"><text:tab/></text:span><text:span text:style-name="T287_2">O</text:span><text:span text:style-name="T287_3"><text:s/></text:span><text:span text:style-name="T287_4">sistema</text:span><text:span text:style-name="T287_5"><text:s/></text:span><text:span text:style-name="T287_6">deve</text:span><text:span text:style-name="T287_7"><text:s/></text:span><text:span text:style-name="T287_8">ter</text:span><text:span text:style-name="T287_9"><text:s/></text:span><text:span text:style-name="T287_10">um</text:span><text:span text:style-name="T287_11"><text:s/></text:span><text:span text:style-name="T287_12">modo</text:span><text:span text:style-name="T287_13"><text:s/></text:span><text:span text:style-name="T287_14">econômico</text:span><text:span text:style-name="T287_15"><text:s/></text:span><text:span text:style-name="T287_16">de</text:span><text:span text:style-name="T287_17"><text:s/></text:span><text:span text:style-name="T287_18">energia</text:span><text:span text:style-name="T287_19"><text:s/></text:span><text:span text:style-name="T287_20">que</text:span><text:span text:style-name="T287_21"><text:s/></text:span><text:span text:style-name="T287_22">opina</text:span><text:span text:style-name="T287_23"><text:s/></text:span><text:span text:style-name="T287_24">ou</text:span><text:span text:style-name="T287_25"><text:s/></text:span><text:span text:style-name="T287_26">desliga</text:span><text:span text:style-name="T287_27"><text:s/></text:span><text:span text:style-name="T287_28">Obejetos</text:span><text:span text:style-name="T287_29"><text:s/></text:span><text:span text:style-name="T287_30">de</text:span><text:span text:style-name="T287_31"><text:s/></text:span><text:span text:style-name="T287_32">Sistema</text:span><text:span text:style-name="T287_33"><text:s/></text:span><text:span text:style-name="T287_34">que</text:span><text:span text:style-name="T287_35"><text:s/></text:span><text:span text:style-name="T287_36">não</text:span><text:span text:style-name="T287_37"><text:s/></text:span><text:span text:style-name="T287_38">estão</text:span><text:span text:style-name="T287_39"><text:s/></text:span><text:span text:style-name="T287_40">em</text:span><text:span text:style-name="T287_41"><text:s/></text:span><text:span text:style-name="T287_42">uso</text:span><text:span text:style-name="T287_43"><text:s/></text:span><text:span text:style-name="T287_44">ou</text:span><text:span text:style-name="T287_45"><text:s/></text:span><text:span text:style-name="T287_46">são</text:span><text:span text:style-name="T287_47"><text:s/></text:span><text:span text:style-name="T287_48">desnecessários</text:span><text:span text:style-name="T287_49">.<text:s/></text:span><text:span text:style-name="T287_50">Uma</text:span><text:span text:style-name="T287_51"><text:s/></text:span><text:span text:style-name="T287_52">indicação</text:span><text:span text:style-name="T287_53"><text:s/></text:span><text:span text:style-name="T287_54">de</text:span><text:span text:style-name="T287_55"><text:s/></text:span><text:span text:style-name="T287_56">que</text:span><text:span text:style-name="T287_57"><text:s/></text:span><text:span text:style-name="T287_58">o</text:span><text:span text:style-name="T287_59"><text:s/></text:span><text:span text:style-name="T287_60">Objeto</text:span><text:span text:style-name="T287_61"><text:s/></text:span><text:span text:style-name="T287_62">de</text:span><text:span text:style-name="T287_63"><text:s/></text:span><text:span text:style-name="T287_64">Sistema</text:span><text:span text:style-name="T287_65"><text:s/></text:span><text:span text:style-name="T287_66">pode</text:span><text:span text:style-name="T287_67"><text:s/></text:span><text:span text:style-name="T287_68">entrar</text:span><text:span text:style-name="T287_69"><text:s/></text:span><text:span text:style-name="T287_70">nesse</text:span><text:span text:style-name="T287_71"><text:s/></text:span><text:span text:style-name="T287_72">modo</text:span><text:span text:style-name="T287_73"><text:s/></text:span><text:span text:style-name="T287_74">é</text:span><text:span text:style-name="T287_75"><text:s/></text:span><text:span text:style-name="T287_76">necessario</text:span><text:span text:style-name="T287_77"><text:s/></text:span><text:span text:style-name="T287_78">durante</text:span><text:span text:style-name="T287_79"><text:s/></text:span><text:span text:style-name="T287_80">sua</text:span><text:span text:style-name="T287_81"><text:s/></text:span><text:span text:style-name="T287_82">inserção</text:span><text:span text:style-name="T287_83">.</text:span></text:p>
      <text:p text:style-name="P288"/>
      <text:p text:style-name="P289"><text:span text:style-name="T289_1">R</text:span><text:span text:style-name="T289_2">/</text:span><text:span text:style-name="T289_3">F</text:span><text:span text:style-name="T289_4">24<text:s/>–<text:s/></text:span><text:span text:style-name="T289_5">Alerta</text:span><text:span text:style-name="T289_6"><text:s/></text:span><text:span text:style-name="T289_7">de</text:span><text:span text:style-name="T289_8"><text:s/></text:span><text:span text:style-name="T289_9">Mal</text:span><text:span text:style-name="T289_10"><text:s/></text:span><text:span text:style-name="T289_11">Funcionamento</text:span></text:p>
      <table:table table:style-name="Table30">
        <table:table-column table:style-name="Column56"/>
        <table:table-column table:style-name="Column57"/>
        <table:table-row table:style-name="Row43">
          <table:table-cell table:style-name="Cell105">
            <text:p text:style-name="P290"><text:span text:style-name="T290_1">Ator</text:span><text:span text:style-name="T290_2">:<text:s/></text:span><text:span text:style-name="T290_3">Usúario</text:span></text:p>
          </table:table-cell>
          <table:table-cell table:style-name="Cell106">
            <text:p text:style-name="P291"><text:span text:style-name="T291_1">Prioridade</text:span><text:span text:style-name="T291_2">:</text:span><text:span text:style-name="T291_3"><text:s/></text:span><text:span text:style-name="T291_4">Alta</text:span><text:span text:style-name="T291_5">.</text:span></text:p>
          </table:table-cell>
        </table:table-row>
      </table:table>
      <text:p text:style-name="P292"><text:span text:style-name="T292_1"><text:tab/></text:span><text:span text:style-name="T292_2">Todos</text:span><text:span text:style-name="T292_3"><text:s/></text:span><text:span text:style-name="T292_4">os</text:span><text:span text:style-name="T292_5"><text:s/></text:span><text:span text:style-name="T292_6">Objetos</text:span><text:span text:style-name="T292_7"><text:s/></text:span><text:span text:style-name="T292_8">do</text:span><text:span text:style-name="T292_9"><text:s/></text:span><text:span text:style-name="T292_10">Sistema</text:span><text:span text:style-name="T292_11"><text:s/></text:span><text:span text:style-name="T292_12">devem</text:span><text:span text:style-name="T292_13"><text:s/></text:span><text:span text:style-name="T292_14">conter</text:span><text:span text:style-name="T292_15"><text:s/></text:span><text:span text:style-name="T292_16">mensagem</text:span><text:span text:style-name="T292_17"><text:s/></text:span><text:span text:style-name="T292_18">de</text:span><text:span text:style-name="T292_19"><text:s/></text:span><text:span text:style-name="T292_20">Mal</text:span><text:span text:style-name="T292_21"><text:s/></text:span><text:span text:style-name="T292_22">Funcionamento</text:span><text:span text:style-name="T292_23"><text:s/></text:span><text:span text:style-name="T292_24">de</text:span><text:span text:style-name="T292_25"><text:s/></text:span><text:span text:style-name="T292_26">acordo</text:span><text:span text:style-name="T292_27"><text:s/></text:span><text:span text:style-name="T292_28">com</text:span><text:span text:style-name="T292_29"><text:s/></text:span><text:span text:style-name="T292_30">seus</text:span><text:span text:style-name="T292_31"><text:s/></text:span><text:span text:style-name="T292_32">domínios</text:span><text:span text:style-name="T292_33"><text:s/></text:span><text:span text:style-name="T292_34">específicos</text:span><text:span text:style-name="T292_35">.</text:span></text:p>
      <text:p text:style-name="P293"/>
      <text:p text:style-name="P294"><text:span text:style-name="T294_1">R</text:span><text:span text:style-name="T294_2">/</text:span><text:span text:style-name="T294_3">F</text:span><text:span text:style-name="T294_4">25<text:s/>–<text:s/></text:span><text:span text:style-name="T294_5">Modo</text:span><text:span text:style-name="T294_6"><text:s/></text:span><text:span text:style-name="T294_7">de</text:span><text:span text:style-name="T294_8"><text:s/></text:span><text:span text:style-name="T294_9">segurança</text:span></text:p>
      <table:table table:style-name="Table31">
        <table:table-column table:style-name="Column58"/>
        <table:table-column table:style-name="Column59"/>
        <table:table-row table:style-name="Row44">
          <table:table-cell table:style-name="Cell107">
            <text:p text:style-name="P295"><text:span text:style-name="T295_1">Ator</text:span><text:span text:style-name="T295_2">:<text:s/></text:span><text:span text:style-name="T295_3">Administrador</text:span></text:p>
          </table:table-cell>
          <table:table-cell table:style-name="Cell108">
            <text:p text:style-name="P296"><text:span text:style-name="T296_1">Prioridade</text:span><text:span text:style-name="T296_2">:</text:span><text:span text:style-name="T296_3"><text:s/></text:span><text:span text:style-name="T296_4">Media</text:span><text:span text:style-name="T296_5">.</text:span></text:p>
          </table:table-cell>
        </table:table-row>
      </table:table>
      <text:p text:style-name="P297"><text:span text:style-name="T297_1">O</text:span><text:span text:style-name="T297_2"><text:s/></text:span><text:span text:style-name="T297_3">sistema</text:span><text:span text:style-name="T297_4"><text:s/></text:span><text:span text:style-name="T297_5">deve</text:span><text:span text:style-name="T297_6"><text:s/></text:span><text:span text:style-name="T297_7">ter</text:span><text:span text:style-name="T297_8"><text:s/></text:span><text:span text:style-name="T297_9">um</text:span><text:span text:style-name="T297_10"><text:s/></text:span><text:span text:style-name="T297_11">modo</text:span><text:span text:style-name="T297_12"><text:s/></text:span><text:span text:style-name="T297_13">de</text:span><text:span text:style-name="T297_14"><text:s/></text:span><text:span text:style-name="T297_15">segurança</text:span><text:span text:style-name="T297_16"><text:s/></text:span><text:span text:style-name="T297_17">que</text:span><text:span text:style-name="T297_18"><text:s/></text:span><text:span text:style-name="T297_19">trava</text:span><text:span text:style-name="T297_20"><text:s/></text:span><text:span text:style-name="T297_21">todas</text:span><text:span text:style-name="T297_22"><text:s/></text:span><text:span text:style-name="T297_23">as</text:span><text:span text:style-name="T297_24"><text:s/></text:span><text:span text:style-name="T297_25">portas</text:span><text:span text:style-name="T297_26">,<text:s/></text:span><text:span text:style-name="T297_27">janelas</text:span><text:span text:style-name="T297_28"><text:s/></text:span><text:span text:style-name="T297_29">e</text:span><text:span text:style-name="T297_30"><text:s/></text:span><text:span text:style-name="T297_31">desliga</text:span><text:span text:style-name="T297_32"><text:s/></text:span><text:span text:style-name="T297_33">todos</text:span><text:span text:style-name="T297_34"><text:s/></text:span><text:span text:style-name="T297_35">os</text:span><text:span text:style-name="T297_36"><text:s/></text:span><text:span text:style-name="T297_37">Objetos</text:span><text:span text:style-name="T297_38"><text:s/></text:span><text:span text:style-name="T297_39">do</text:span><text:span text:style-name="T297_40"><text:s/></text:span><text:span text:style-name="T297_41">Sistema</text:span><text:span text:style-name="T297_42">.</text:span></text:p>
      <text:p text:style-name="P298"/>
      <text:p text:style-name="P299"><text:span text:style-name="T299_1">R</text:span><text:span text:style-name="T299_2">/</text:span><text:span text:style-name="T299_3">F</text:span><text:span text:style-name="T299_4">26<text:s/>–<text:s/></text:span><text:span text:style-name="T299_5">Usuários</text:span></text:p>
      <table:table table:style-name="Table32">
        <table:table-column table:style-name="Column60"/>
        <table:table-column table:style-name="Column61"/>
        <table:table-row table:style-name="Row45">
          <table:table-cell table:style-name="Cell109">
            <text:p text:style-name="P300"><text:span text:style-name="T300_1">Ator</text:span><text:span text:style-name="T300_2">:<text:s/></text:span><text:span text:style-name="T300_3">Administrador</text:span></text:p>
          </table:table-cell>
          <table:table-cell table:style-name="Cell110">
            <text:p text:style-name="P301"><text:span text:style-name="T301_1">Prioridade</text:span><text:span text:style-name="T301_2">:</text:span><text:span text:style-name="T301_3"><text:s/></text:span><text:span text:style-name="T301_4">Alta</text:span><text:span text:style-name="T301_5">.</text:span></text:p>
          </table:table-cell>
        </table:table-row>
      </table:table>
      <text:p text:style-name="P302"><text:span text:style-name="T302_1"><text:tab/></text:span><text:span text:style-name="T302_2">O</text:span><text:span text:style-name="T302_3"><text:s/></text:span><text:span text:style-name="T302_4">sistema</text:span><text:span text:style-name="T302_5"><text:s/></text:span><text:span text:style-name="T302_6">deve</text:span><text:span text:style-name="T302_7"><text:s/></text:span><text:span text:style-name="T302_8">conter</text:span><text:span text:style-name="T302_9"><text:s/></text:span><text:span text:style-name="T302_10">apenas</text:span><text:span text:style-name="T302_11"><text:s/></text:span><text:span text:style-name="T302_12">dois</text:span><text:span text:style-name="T302_13"><text:s/></text:span><text:span text:style-name="T302_14">tipos</text:span><text:span text:style-name="T302_15"><text:s/></text:span><text:span text:style-name="T302_16">de</text:span><text:span text:style-name="T302_17"><text:s/></text:span><text:span text:style-name="T302_18">usuários</text:span><text:span text:style-name="T302_19">,<text:s/></text:span><text:span text:style-name="T302_20">o</text:span><text:span text:style-name="T302_21"><text:s/></text:span><text:span text:style-name="T302_22">Administrador</text:span><text:span text:style-name="T302_23"><text:s/></text:span><text:span text:style-name="T302_24">Principal</text:span><text:span text:style-name="T302_25"><text:s/></text:span><text:span text:style-name="T302_26">e</text:span><text:span text:style-name="T302_27"><text:s text:c="2"/></text:span><text:span text:style-name="T302_28">Usuários</text:span><text:span text:style-name="T302_29"><text:s/></text:span><text:span text:style-name="T302_30">Limitado</text:span><text:span text:style-name="T302_31">s</text:span><text:span text:style-name="T302_32">.</text:span></text:p>
      <text:p text:style-name="P303"/>
      <text:p text:style-name="P304"><text:span text:style-name="T304_1">R</text:span><text:span text:style-name="T304_2">/</text:span><text:span text:style-name="T304_3">F</text:span><text:span text:style-name="T304_4">27<text:s/>–<text:s/></text:span><text:span text:style-name="T304_5">Log</text:span><text:span text:style-name="T304_6"><text:s/></text:span><text:span text:style-name="T304_7">de</text:span><text:span text:style-name="T304_8"><text:s/></text:span><text:span text:style-name="T304_9">uso</text:span><text:span text:style-name="T304_10"><text:s/></text:span><text:span text:style-name="T304_11">do</text:span><text:span text:style-name="T304_12"><text:s/></text:span><text:span text:style-name="T304_13">sistema</text:span></text:p>
      <table:table table:style-name="Table33">
        <table:table-column table:style-name="Column62"/>
        <table:table-column table:style-name="Column63"/>
        <table:table-row table:style-name="Row46">
          <table:table-cell table:style-name="Cell111">
            <text:p text:style-name="P305"><text:span text:style-name="T305_1">Ator</text:span><text:span text:style-name="T305_2">:<text:s/></text:span><text:span text:style-name="T305_3">Administrador</text:span></text:p>
          </table:table-cell>
          <table:table-cell table:style-name="Cell112">
            <text:p text:style-name="P306"><text:span text:style-name="T306_1">Prioridade</text:span><text:span text:style-name="T306_2">:</text:span><text:span text:style-name="T306_3"><text:s/></text:span><text:span text:style-name="T306_4">Baixa</text:span><text:span text:style-name="T306_5">.</text:span></text:p>
          </table:table-cell>
        </table:table-row>
      </table:table>
      <text:p text:style-name="P307"><text:span text:style-name="T307_1">O</text:span><text:span text:style-name="T307_2"><text:s/></text:span><text:span text:style-name="T307_3">sistema</text:span><text:span text:style-name="T307_4"><text:s/></text:span><text:span text:style-name="T307_5">deve</text:span><text:span text:style-name="T307_6"><text:s/></text:span><text:span text:style-name="T307_7">guardar</text:span><text:span text:style-name="T307_8"><text:s/></text:span><text:span text:style-name="T307_9">todos</text:span><text:span text:style-name="T307_10"><text:s/></text:span><text:span text:style-name="T307_11">os</text:span><text:span text:style-name="T307_12"><text:s/></text:span><text:span text:style-name="T307_13">comandos</text:span><text:span text:style-name="T307_14"><text:s/></text:span><text:span text:style-name="T307_15">dos</text:span><text:span text:style-name="T307_16"><text:s/></text:span><text:span text:style-name="T307_17">usuários</text:span><text:span text:style-name="T307_18"><text:s/></text:span><text:span text:style-name="T307_19">durante</text:span><text:span text:style-name="T307_20"><text:s/></text:span><text:span text:style-name="T307_21">o</text:span><text:span text:style-name="T307_22"><text:s/></text:span><text:span text:style-name="T307_23">uso</text:span><text:span text:style-name="T307_24">.</text:span></text:p>
      <text:p text:style-name="P308"/>
      <text:p text:style-name="P309"><text:span text:style-name="T309_1">R</text:span><text:span text:style-name="T309_2">/</text:span><text:span text:style-name="T309_3">F</text:span><text:span text:style-name="T309_4">28<text:s/>–<text:s/></text:span><text:span text:style-name="T309_5">Persistencia</text:span><text:span text:style-name="T309_6"><text:s/></text:span><text:span text:style-name="T309_7">de</text:span><text:span text:style-name="T309_8"><text:s/></text:span><text:span text:style-name="T309_9">dados</text:span></text:p>
      <table:table table:style-name="Table34">
        <table:table-column table:style-name="Column64"/>
        <table:table-column table:style-name="Column65"/>
        <table:table-row table:style-name="Row47">
          <table:table-cell table:style-name="Cell113">
            <text:p text:style-name="P310"/>
          </table:table-cell>
          <table:table-cell table:style-name="Cell114">
            <text:p text:style-name="P311"><text:span text:style-name="T311_1">Prioridade</text:span><text:span text:style-name="T311_2">:</text:span><text:span text:style-name="T311_3"><text:s/></text:span><text:span text:style-name="T311_4">Alta</text:span><text:span text:style-name="T311_5">.</text:span></text:p>
          </table:table-cell>
        </table:table-row>
      </table:table>
      <text:p text:style-name="P312"><text:span text:style-name="T312_1">O</text:span><text:span text:style-name="T312_2"><text:s/></text:span><text:span text:style-name="T312_3">sistema</text:span><text:span text:style-name="T312_4"><text:s/></text:span><text:span text:style-name="T312_5">deve</text:span><text:span text:style-name="T312_6"><text:s/></text:span><text:span text:style-name="T312_7">possibilitar</text:span><text:span text:style-name="T312_8"><text:s/></text:span><text:span text:style-name="T312_9">que</text:span><text:span text:style-name="T312_10"><text:s/></text:span><text:span text:style-name="T312_11">os</text:span><text:span text:style-name="T312_12"><text:s/></text:span><text:span text:style-name="T312_13">dados</text:span><text:span text:style-name="T312_14"><text:s/></text:span><text:span text:style-name="T312_15">sejam</text:span><text:span text:style-name="T312_16"><text:s/></text:span><text:span text:style-name="T312_17">salvos</text:span><text:span text:style-name="T312_18"><text:s/></text:span><text:span text:style-name="T312_19">de</text:span><text:span text:style-name="T312_20"><text:s/></text:span><text:span text:style-name="T312_21">forma</text:span><text:span text:style-name="T312_22"><text:s/></text:span><text:span text:style-name="T312_23">que</text:span><text:span text:style-name="T312_24"><text:s/></text:span><text:span text:style-name="T312_25">possam</text:span><text:span text:style-name="T312_26"><text:s/></text:span><text:span text:style-name="T312_27">ser</text:span><text:span text:style-name="T312_28"><text:s/></text:span><text:span text:style-name="T312_29">carregados</text:span><text:span text:style-name="T312_30"><text:s/></text:span><text:span text:style-name="T312_31">pelo</text:span><text:span text:style-name="T312_32"><text:s/></text:span><text:span text:style-name="T312_33">sistema</text:span><text:span text:style-name="T312_34"><text:s/></text:span><text:span text:style-name="T312_35">novamente</text:span><text:span text:style-name="T312_36">.</text:span></text:p>
      <text:p text:style-name="P313"/>
      <table:table table:style-name="Table35">
        <table:table-column table:style-name="Column66"/>
        <table:table-row table:style-name="Row48">
          <table:table-cell table:style-name="Cell115">
            <text:p text:style-name="P314"><text:span text:style-name="T314_1">4-</text:span><text:span text:style-name="T314_2">Requisitos</text:span><text:span text:style-name="T314_3"><text:s/></text:span><text:span text:style-name="T314_4">não</text:span><text:span text:style-name="T314_5"><text:s/></text:span><text:span text:style-name="T314_6">funcionais</text:span></text:p>
          </table:table-cell>
        </table:table-row>
      </table:table>
      <text:p text:style-name="P315"/>
      <text:p text:style-name="P316"><text:span text:style-name="T316_1">Esta</text:span><text:span text:style-name="T316_2"><text:s/></text:span><text:span text:style-name="T316_3">seção</text:span><text:span text:style-name="T316_4"><text:s/></text:span><text:span text:style-name="T316_5">do</text:span><text:span text:style-name="T316_6"><text:s/></text:span><text:span text:style-name="T316_7">documento</text:span><text:span text:style-name="T316_8"><text:s/></text:span><text:span text:style-name="T316_9">apresenta</text:span><text:span text:style-name="T316_10"><text:s/></text:span><text:span text:style-name="T316_11">os</text:span><text:span text:style-name="T316_12"><text:s/></text:span><text:span text:style-name="T316_13">requisitos</text:span><text:span text:style-name="T316_14"><text:s/></text:span><text:span text:style-name="T316_15">não</text:span><text:span text:style-name="T316_16"><text:s/></text:span><text:span text:style-name="T316_17">funcionais</text:span><text:span text:style-name="T316_18"><text:s/></text:span><text:span text:style-name="T316_19">da</text:span><text:span text:style-name="T316_20"><text:s/></text:span><text:span text:style-name="T316_21">aplicação</text:span><text:span text:style-name="T316_22"><text:s/></text:span><text:span text:style-name="T316_23">e</text:span><text:span text:style-name="T316_24"><text:s/></text:span><text:span text:style-name="T316_25">suas</text:span><text:span text:style-name="T316_26"><text:s/></text:span><text:span text:style-name="T316_27">prioridades</text:span><text:span text:style-name="T316_28">.<text:s/></text:span><text:span text:style-name="T316_29">As</text:span><text:span text:style-name="T316_30"><text:s/></text:span><text:span text:style-name="T316_31">prioridades</text:span><text:span text:style-name="T316_32"><text:s/></text:span><text:span text:style-name="T316_33">são</text:span><text:span text:style-name="T316_34"><text:s/></text:span><text:span text:style-name="T316_35">três</text:span><text:span text:style-name="T316_36">:<text:s/></text:span><text:span text:style-name="T316_37">Alta</text:span><text:span text:style-name="T316_38"><text:s/>(</text:span><text:span text:style-name="T316_39">essencial</text:span><text:span text:style-name="T316_40">),</text:span><text:span text:style-name="T316_41"><text:s/></text:span><text:span text:style-name="T316_42">Media</text:span><text:span text:style-name="T316_43"><text:s/>(</text:span><text:span text:style-name="T316_44">relevante</text:span><text:span text:style-name="T316_45">),</text:span><text:span text:style-name="T316_46"><text:s/></text:span><text:span text:style-name="T316_47">Baixa</text:span><text:span text:style-name="T316_48"><text:s/>(</text:span><text:span text:style-name="T316_49">desejável</text:span><text:span text:style-name="T316_50">).</text:span></text:p>
      <text:p text:style-name="P317"/>
      <text:p text:style-name="P318"><text:span text:style-name="T318_1">R</text:span><text:span text:style-name="T318_2">/</text:span><text:span text:style-name="T318_3">NF</text:span><text:span text:style-name="T318_4">01<text:s/>-</text:span><text:span text:style-name="T318_5"><text:s/></text:span><text:span text:style-name="T318_6">Usuarios</text:span><text:span text:style-name="T318_7"><text:s/></text:span><text:span text:style-name="T318_8">Limitados</text:span></text:p>
      <text:p text:style-name="P319"><text:span text:style-name="T319_1">Prioridade</text:span><text:span text:style-name="T319_2">:</text:span><text:span text:style-name="T319_3"><text:s/></text:span><text:span text:style-name="T319_4">Alta</text:span><text:span text:style-name="T319_5">.</text:span></text:p>
      <text:p text:style-name="P320"><text:span text:style-name="T320_1">Os</text:span><text:span text:style-name="T320_2"><text:s/></text:span><text:span text:style-name="T320_3">Usuarios</text:span><text:span text:style-name="T320_4"><text:s/></text:span><text:span text:style-name="T320_5">devem</text:span><text:span text:style-name="T320_6"><text:s/></text:span><text:span text:style-name="T320_7">ter</text:span><text:span text:style-name="T320_8"><text:s/></text:span><text:span text:style-name="T320_9">um</text:span><text:span text:style-name="T320_10"><text:s/></text:span><text:span text:style-name="T320_11">acesso</text:span><text:span text:style-name="T320_12"><text:s/></text:span><text:span text:style-name="T320_13">limitado</text:span><text:span text:style-name="T320_14"><text:s/></text:span><text:span text:style-name="T320_15">ao</text:span><text:span text:style-name="T320_16"><text:s/></text:span><text:span text:style-name="T320_17">sistema</text:span><text:span text:style-name="T320_18">,<text:s/></text:span><text:span text:style-name="T320_19">definido</text:span><text:span text:style-name="T320_20"><text:s/></text:span><text:span text:style-name="T320_21">por</text:span><text:span text:style-name="T320_22"><text:s/></text:span><text:span text:style-name="T320_23">niveis</text:span><text:span text:style-name="T320_24"><text:s/></text:span><text:span text:style-name="T320_25">de</text:span><text:span text:style-name="T320_26"><text:s/></text:span><text:span text:style-name="T320_27">acesso</text:span><text:span text:style-name="T320_28">.</text:span></text:p>
      <text:p text:style-name="P321"/>
      <text:p text:style-name="P322"><text:span text:style-name="T322_1">R</text:span><text:span text:style-name="T322_2">/</text:span><text:span text:style-name="T322_3">NF</text:span><text:span text:style-name="T322_4">02<text:s/>-<text:s/></text:span><text:span text:style-name="T322_5">Envio</text:span><text:span text:style-name="T322_6"><text:s/></text:span><text:span text:style-name="T322_7">de</text:span><text:span text:style-name="T322_8"><text:s/></text:span><text:span text:style-name="T322_9">Mensagens</text:span><text:span text:style-name="T322_10"><text:s/>-<text:s/></text:span><text:span text:style-name="T322_11">Modo</text:span><text:span text:style-name="T322_12"><text:s/></text:span><text:span text:style-name="T322_13">de</text:span><text:span text:style-name="T322_14"><text:s/></text:span><text:span text:style-name="T322_15">Segurança</text:span></text:p>
      <text:p text:style-name="P323"><text:span text:style-name="T323_1">Prioridade</text:span><text:span text:style-name="T323_2">:</text:span><text:span text:style-name="T323_3"><text:s/></text:span><text:span text:style-name="T323_4">Alta</text:span><text:span text:style-name="T323_5">.</text:span></text:p>
      <text:p text:style-name="P324"><text:span text:style-name="T324_1">Quando</text:span><text:span text:style-name="T324_2"><text:s/></text:span><text:span text:style-name="T324_3">o</text:span><text:span text:style-name="T324_4"><text:s/></text:span><text:span text:style-name="T324_5">Modo</text:span><text:span text:style-name="T324_6"><text:s/></text:span><text:span text:style-name="T324_7">de</text:span><text:span text:style-name="T324_8"><text:s/></text:span><text:span text:style-name="T324_9">Segurança</text:span><text:span text:style-name="T324_10"><text:s/></text:span><text:span text:style-name="T324_11">for</text:span><text:span text:style-name="T324_12"><text:s/></text:span><text:span text:style-name="T324_13">ativado</text:span><text:span text:style-name="T324_14">,<text:s/></text:span><text:span text:style-name="T324_15">o</text:span><text:span text:style-name="T324_16"><text:s/></text:span><text:span text:style-name="T324_17">administrador</text:span><text:span text:style-name="T324_18"><text:s/></text:span><text:span text:style-name="T324_19">deve</text:span><text:span text:style-name="T324_20"><text:s/></text:span><text:span text:style-name="T324_21">receber</text:span><text:span text:style-name="T324_22"><text:s/></text:span><text:span text:style-name="T324_23">um</text:span><text:span text:style-name="T324_24"><text:s/></text:span><text:span text:style-name="T324_25">e</text:span><text:span text:style-name="T324_26">-</text:span><text:span text:style-name="T324_27">mail</text:span><text:span text:style-name="T324_28">,<text:s/></text:span><text:span text:style-name="T324_29">alertando</text:span><text:span text:style-name="T324_30"><text:s/></text:span><text:span text:style-name="T324_31">o</text:span><text:span text:style-name="T324_32"><text:s/></text:span><text:span text:style-name="T324_33">ativamento</text:span><text:span text:style-name="T324_34"><text:s/></text:span><text:span text:style-name="T324_35">do</text:span><text:span text:style-name="T324_36"><text:s/></text:span><text:span text:style-name="T324_37">Modo</text:span><text:span text:style-name="T324_38">.</text:span></text:p>
      <text:p text:style-name="P325"/>
      <text:p text:style-name="P326"/>
      <text:p text:style-name="P327"/>
      <text:p text:style-name="P328"/>
      <text:p text:style-name="P329"/>
      <text:p text:style-name="P330"/>
      <table:table table:style-name="Table36">
        <table:table-column table:style-name="Column67"/>
        <table:table-row table:style-name="Row49">
          <table:table-cell table:style-name="Cell116">
            <text:p text:style-name="P331"><text:span text:style-name="T331_1">5-</text:span><text:span text:style-name="T331_2">Glossário</text:span></text:p>
          </table:table-cell>
        </table:table-row>
      </table:table>
      <text:list text:style-name="LS1" xml:id="list0">
        <text:list-item>
          <text:p text:style-name="P332"><text:span text:style-name="T332_1">Objetos</text:span><text:span text:style-name="T332_2"><text:s/></text:span><text:span text:style-name="T332_3">do</text:span><text:span text:style-name="T332_4"><text:s/></text:span><text:span text:style-name="T332_5">Sistema</text:span><text:span text:style-name="T332_6"><text:s/>→<text:s/></text:span><text:span text:style-name="T332_7">Lampada</text:span><text:span text:style-name="T332_8"><text:s/></text:span><text:span text:style-name="T332_9">Eletrica</text:span><text:span text:style-name="T332_10">,<text:s/></text:span><text:span text:style-name="T332_11">Aparelhos</text:span><text:span text:style-name="T332_12"><text:s/></text:span><text:span text:style-name="T332_13">Domésticos</text:span><text:span text:style-name="T332_14">,<text:s/></text:span><text:span text:style-name="T332_15">Portas</text:span><text:span text:style-name="T332_16"><text:s/></text:span><text:span text:style-name="T332_17">e</text:span><text:span text:style-name="T332_18"><text:s/></text:span><text:span text:style-name="T332_19">Janelas</text:span><text:span text:style-name="T332_20">.</text:span></text:p>
        </text:list-item>
        <text:list-item>
          <text:p text:style-name="P333"><text:span text:style-name="T333_1">Administrador</text:span><text:span text:style-name="T333_2"><text:s/></text:span><text:span text:style-name="T333_3">Principal</text:span><text:span text:style-name="T333_4"><text:s/>→<text:s/></text:span><text:span text:style-name="T333_5">é</text:span><text:span text:style-name="T333_6"><text:s/></text:span><text:span text:style-name="T333_7">a</text:span><text:span text:style-name="T333_8"><text:s/></text:span><text:span text:style-name="T333_9">conta</text:span><text:span text:style-name="T333_10"><text:s/></text:span><text:span text:style-name="T333_11">que</text:span><text:span text:style-name="T333_12"><text:s/></text:span><text:span text:style-name="T333_13">terá</text:span><text:span text:style-name="T333_14"><text:s/></text:span><text:span text:style-name="T333_15">todo</text:span><text:span text:style-name="T333_16"><text:s/></text:span><text:span text:style-name="T333_17">o</text:span><text:span text:style-name="T333_18"><text:s/></text:span><text:span text:style-name="T333_19">controle</text:span><text:span text:style-name="T333_20"><text:s/></text:span><text:span text:style-name="T333_21">do</text:span><text:span text:style-name="T333_22"><text:s/></text:span><text:span text:style-name="T333_23">sistema</text:span><text:span text:style-name="T333_24">.</text:span></text:p>
        </text:list-item>
        <text:list-item>
          <text:p text:style-name="P334"><text:span text:style-name="T334_1">Usuário</text:span><text:span text:style-name="T334_2"><text:s/></text:span><text:span text:style-name="T334_3">Limitado</text:span><text:span text:style-name="T334_4"><text:s/>→<text:s/></text:span><text:span text:style-name="T334_5">é</text:span><text:span text:style-name="T334_6"><text:s/></text:span><text:span text:style-name="T334_7">a</text:span><text:span text:style-name="T334_8"><text:s/></text:span><text:span text:style-name="T334_9">conta</text:span><text:span text:style-name="T334_10"><text:s/></text:span><text:span text:style-name="T334_11">de</text:span><text:span text:style-name="T334_12"><text:s/></text:span><text:span text:style-name="T334_13">usuário</text:span><text:span text:style-name="T334_14"><text:s/></text:span><text:span text:style-name="T334_15">que</text:span><text:span text:style-name="T334_16"><text:s/></text:span><text:span text:style-name="T334_17">só</text:span><text:span text:style-name="T334_18"><text:s/></text:span><text:span text:style-name="T334_19">pode</text:span><text:span text:style-name="T334_20"><text:s/></text:span><text:span text:style-name="T334_21">Visualizar</text:span><text:span text:style-name="T334_22">,<text:s/></text:span><text:span text:style-name="T334_23">Ligar</text:span><text:span text:style-name="T334_24"><text:s/></text:span><text:span text:style-name="T334_25">e</text:span><text:span text:style-name="T334_26"><text:s/></text:span><text:span text:style-name="T334_27">Desligar</text:span><text:span text:style-name="T334_28">,<text:s/></text:span><text:span text:style-name="T334_29">Abrir</text:span><text:span text:style-name="T334_30"><text:s/></text:span><text:span text:style-name="T334_31">e</text:span><text:span text:style-name="T334_32"><text:s/></text:span><text:span text:style-name="T334_33">Fechar</text:span><text:span text:style-name="T334_34">,<text:s/></text:span><text:span text:style-name="T334_35">Trancar</text:span><text:span text:style-name="T334_36"><text:s/></text:span><text:span text:style-name="T334_37">e</text:span><text:span text:style-name="T334_38"><text:s/></text:span><text:span text:style-name="T334_39">Destrancar</text:span><text:span text:style-name="T334_40">,<text:s/></text:span><text:span text:style-name="T334_41">os</text:span><text:span text:style-name="T334_42"><text:s/></text:span><text:span text:style-name="T334_43">Objetos</text:span><text:span text:style-name="T334_44"><text:s/></text:span><text:span text:style-name="T334_45">do</text:span><text:span text:style-name="T334_46"><text:s/></text:span><text:span text:style-name="T334_47">Sistema</text:span><text:span text:style-name="T334_48">.</text:span></text:p>
        </text:list-item>
        <text:list-item>
          <text:p text:style-name="P335"><text:span text:style-name="T335_1">Nivel</text:span><text:span text:style-name="T335_2"><text:s/></text:span><text:span text:style-name="T335_3">Baixo</text:span><text:span text:style-name="T335_4"><text:s/></text:span><text:span text:style-name="T335_5">de</text:span><text:span text:style-name="T335_6"><text:s/></text:span><text:span text:style-name="T335_7">Acesso</text:span><text:span text:style-name="T335_8"><text:s/>-&gt;<text:s/></text:span><text:span text:style-name="T335_9">Poder</text:span><text:span text:style-name="T335_10">:<text:s/></text:span><text:span text:style-name="T335_11">abrir</text:span><text:span text:style-name="T335_12"><text:s/></text:span><text:span text:style-name="T335_13">e</text:span><text:span text:style-name="T335_14"><text:s/></text:span><text:span text:style-name="T335_15">fechar</text:span><text:span text:style-name="T335_16"><text:s/></text:span><text:span text:style-name="T335_17">porta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423cm" fo:margin-bottom="0.212cm" style:writing-mode="lr-tb"/>
      <style:text-properties style:font-name="Arial" fo:font-size="14pt" style:font-name-asian="Arial" style:font-size-asian="14pt" style:font-name-complex="Arial" style:font-size-complex="14pt"/>
    </style:style>
    <style:style style:name="Subtitle" style:family="paragraph" style:parent-style-name="Standard">
      <style:paragraph-properties fo:text-align="center" fo:break-before="auto" fo:line-height="100%" fo:margin-top="0.423cm" fo:margin-bottom="0.212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1" style:num-suffix="." text:level="2">
        <style:list-level-properties text:space-before="1.905cm" text:min-label-width="0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2" style:num-suffix="." text:level="3">
        <style:list-level-properties text:space-before="3.492cm" text:min-label-width="-0.95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-1.27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4" style:num-suffix="." text:level="5">
        <style:list-level-properties text:space-before="5.715cm" text:min-label-width="-1.90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5" style:num-suffix="." text:level="6">
        <style:list-level-properties text:space-before="7.302cm" text:min-label-width="-2.85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-3.17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7" style:num-suffix="." text:level="8">
        <style:list-level-properties text:space-before="9.525cm" text:min-label-width="-3.81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ist1Level8" style:num-suffix="." text:level="9">
        <style:list-level-properties text:space-before="11.112cm" text:min-label-width="-4.762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2cm" fo:padding-right="0cm" fo:margin-right="2cm"/>
      <style:header-style>
        <style:header-footer-properties fo:min-height="0.751cm" fo:margin-bottom="0.751cm" style:dynamic-spacing="true"/>
      </style:header-style>
      <style:footer-style>
        <style:header-footer-properties fo:min-height="0.751cm" fo:margin-top="0.75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00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00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P3" style:family="paragraph" style:parent-style-name="Standard">
      <style:paragraph-properties fo:text-align="right" fo:break-before="auto" fo:line-height="100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P4" style:family="paragraph" style:parent-style-name="Standard">
      <style:paragraph-properties fo:text-align="right" fo:break-before="auto" fo:line-height="100%" style:writing-mode="lr-tb"/>
    </style:style>
    <style:style style:name="T4_1" style:family="text"/>
    <style:style style:name="T4_2" style:family="text"/>
    <style:style style:name="T4_3" style:family="text"/>
  </office:automatic-styles>
  <office:master-styles>
    <style:master-page style:name="Standard" style:page-layout-name="pm1">
      <style:header>
        <text:p text:style-name="P1"><text:span text:style-name="T1_1">Documento</text:span><text:span text:style-name="T1_2"><text:s/></text:span><text:span text:style-name="T1_3">de</text:span><text:span text:style-name="T1_4"><text:s/></text:span><text:span text:style-name="T1_5">Requisitos</text:span></text:p>
        <text:p text:style-name="P2"><text:span text:style-name="T2_1">Projeto</text:span><text:span text:style-name="T2_2">:<text:s/></text:span><text:span text:style-name="T2_3">Minha</text:span><text:span text:style-name="T2_4"><text:s/></text:span><text:span text:style-name="T2_5">Casa</text:span></text:p>
      </style:header>
      <style:footer>
        <text:p text:style-name="P3"><text:span text:style-name="T3_1">21</text:span><text:span text:style-name="T3_2">/</text:span><text:span text:style-name="T3_3">01</text:span><text:span text:style-name="T3_4">/2013</text:span></text:p>
        <text:p text:style-name="P4"><text:span text:style-name="T4_1">DocumentosdeRequisitos</text:span><text:span text:style-name="T4_2">.</text:span><text:span text:style-name="T4_3">odt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